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8.19pt"/>
    </style:style>
    <style:style style:name="co3" style:family="table-column">
      <style:table-column-properties fo:break-before="auto" style:column-width="91.25pt"/>
    </style:style>
    <style:style style:name="co4" style:family="table-column">
      <style:table-column-properties fo:break-before="auto" style:column-width="51.59pt"/>
    </style:style>
    <style:style style:name="co5" style:family="table-column">
      <style:table-column-properties fo:break-before="auto" style:column-width="56.35pt"/>
    </style:style>
    <style:style style:name="co6" style:family="table-column">
      <style:table-column-properties fo:break-before="auto" style:column-width="50.8pt"/>
    </style:style>
    <style:style style:name="co7" style:family="table-column">
      <style:table-column-properties fo:break-before="auto" style:column-width="81.41pt"/>
    </style:style>
    <style:style style:name="co8" style:family="table-column">
      <style:table-column-properties fo:break-before="auto" style:column-width="15.85pt"/>
    </style:style>
    <style:style style:name="co9" style:family="table-column">
      <style:table-column-properties fo:break-before="auto" style:column-width="133.34pt"/>
    </style:style>
    <style:style style:name="co10" style:family="table-column">
      <style:table-column-properties fo:break-before="auto" style:column-width="66.64pt"/>
    </style:style>
    <style:style style:name="co11" style:family="table-column">
      <style:table-column-properties fo:break-before="auto" style:column-width="70.61pt"/>
    </style:style>
    <style:style style:name="co12" style:family="table-column">
      <style:table-column-properties fo:break-before="auto" style:column-width="52.36pt"/>
    </style:style>
    <style:style style:name="co20" style:family="table-column">
      <style:table-column-properties fo:break-before="auto" style:column-width="84.9pt"/>
    </style:style>
    <style:style style:name="co14" style:family="table-column">
      <style:table-column-properties fo:break-before="auto" style:column-width="363.49pt"/>
    </style:style>
    <style:style style:name="co15" style:family="table-column">
      <style:table-column-properties fo:break-before="auto" style:column-width="65.91pt"/>
    </style:style>
    <style:style style:name="co19" style:family="table-column">
      <style:table-column-properties fo:break-before="auto" style:column-width="103.95pt"/>
    </style:style>
    <style:style style:name="co17" style:family="table-column">
      <style:table-column-properties fo:break-before="auto" style:column-width="107.35pt"/>
    </style:style>
    <style:style style:name="co18" style:family="table-column">
      <style:table-column-properties fo:break-before="auto" style:column-width="130.5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5.76pt" fo:break-before="auto" style:use-optimal-row-height="true"/>
    </style:style>
    <style:style style:name="ro4" style:family="table-row">
      <style:table-row-properties style:row-height="18pt" fo:break-before="auto" style:use-optimal-row-height="true"/>
    </style:style>
    <style:style style:name="ro5" style:family="table-row">
      <style:table-row-properties style:row-height="79.51pt" fo:break-before="auto" style:use-optimal-row-height="false"/>
    </style:style>
    <style:style style:name="ro6" style:family="table-row">
      <style:table-row-properties style:row-height="19.5pt" fo:break-before="auto" style:use-optimal-row-height="false"/>
    </style:style>
    <style:style style:name="ro7" style:family="table-row">
      <style:table-row-properties style:row-height="20.1pt" fo:break-before="auto" style:use-optimal-row-height="false"/>
    </style:style>
    <style:style style:name="ro8" style:family="table-row">
      <style:table-row-properties style:row-height="9.95pt" fo:break-before="auto" style:use-optimal-row-height="false"/>
    </style:style>
    <style:style style:name="ro9" style:family="table-row">
      <style:table-row-properties style:row-height="24.94pt" fo:break-before="auto" style:use-optimal-row-height="false"/>
    </style:style>
    <style:style style:name="ro10" style:family="table-row">
      <style:table-row-properties style:row-height="25.51pt" fo:break-before="auto" style:use-optimal-row-height="false"/>
    </style:style>
    <style:style style:name="ro11" style:family="table-row">
      <style:table-row-properties style:row-height="45.01pt" fo:break-before="auto" style:use-optimal-row-height="false"/>
    </style:style>
    <style:style style:name="ro12" style:family="table-row">
      <style:table-row-properties style:row-height="15pt" fo:break-before="auto" style:use-optimal-row-height="false"/>
    </style:style>
    <style:style style:name="ro13" style:family="table-row">
      <style:table-row-properties style:row-height="18pt" fo:break-before="auto" style:use-optimal-row-height="false"/>
    </style:style>
    <style:style style:name="ro14" style:family="table-row">
      <style:table-row-properties style:row-height="46.49pt" fo:break-before="auto" style:use-optimal-row-height="false"/>
    </style:style>
    <style:style style:name="ro15" style:family="table-row">
      <style:table-row-properties style:row-height="12.76pt" fo:break-before="auto" style:use-optimal-row-height="true"/>
    </style:style>
    <style:style style:name="ro16" style:family="table-row">
      <style:table-row-properties style:row-height="12.76pt" fo:break-before="auto" style:use-optimal-row-height="false"/>
    </style:style>
    <style:style style:name="ro17" style:family="table-row">
      <style:table-row-properties style:row-height="42.75pt" fo:break-before="auto" style:use-optimal-row-height="false"/>
    </style:style>
    <style:style style:name="ro18" style:family="table-row">
      <style:table-row-properties style:row-height="39pt" fo:break-before="auto" style:use-optimal-row-height="false"/>
    </style:style>
    <style:style style:name="ro19" style:family="table-row">
      <style:table-row-properties style:row-height="11.25pt" fo:break-before="auto" style:use-optimal-row-height="false"/>
    </style:style>
    <style:style style:name="ro20" style:family="table-row">
      <style:table-row-properties style:row-height="21.94pt" fo:break-before="auto" style:use-optimal-row-height="false"/>
    </style:style>
    <style:style style:name="ro21" style:family="table-row">
      <style:table-row-properties style:row-height="20.86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number:boolean-style style:name="N99">
      <number:boolean/>
    </number:boolean-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3">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1" style:family="table-cell" style:parent-style-name="Default" style:data-style-name="N3">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2" style:family="table-cell" style:parent-style-name="Default" style:data-style-name="N3">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3" style:family="table-cell" style:parent-style-name="Default" style:data-style-name="N122"/>
    <style:style style:name="ce14"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5"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1.76pt solid #000000" style:direction="ltr" style:rotation-angle="0" style:rotation-align="none" style:shrink-to-fit="false" style:vertical-align="middle" loext:vertical-justify="auto"/>
      <style:paragraph-properties css3t:text-justify="auto" fo:margin-left="0pt" style:writing-mode="page"/>
    </style:style>
    <style:style style:name="ce16"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7" style:family="table-cell" style:parent-style-name="Default">
      <style:table-cell-properties fo:border-bottom="1.76pt solid #000000" fo:background-color="#4c4c4d"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8" style:family="table-cell" style:parent-style-name="Excel_20_Built-in_20_Hyperlink" style:data-style-name="N0">
      <style:table-cell-properties fo:border-bottom="1.7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pt" style:writing-mode="page"/>
    </style:style>
    <style:style style:name="ce19" style:family="table-cell" style:parent-style-name="Default">
      <style:table-cell-properties fo:border-bottom="none" fo:background-color="#4c4c4d"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0" style:family="table-cell" style:parent-style-name="Default">
      <style:table-cell-properties fo:border-bottom="1.76pt solid #000000" fo:background-color="#4c4c4d"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1" style:family="table-cell" style:parent-style-name="Default" style:data-style-name="N3">
      <style:table-cell-properties fo:border-bottom="none"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2" style:family="table-cell" style:parent-style-name="Default" style:data-style-name="N3">
      <style:table-cell-properties fo:border-bottom="1.76pt solid #000000"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3" style:family="table-cell" style:parent-style-name="Default">
      <style:table-cell-properties fo:border-bottom="none" fo:background-color="#4c4c4d"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4"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5"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6" style:family="table-cell" style:parent-style-name="Excel_20_Built-in_20_Hyperlink" style:data-style-name="N0">
      <style:table-cell-properties fo:border-bottom="1.76pt solid #000000"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style>
    <style:style style:name="ce27" style:family="table-cell" style:parent-style-name="Default">
      <style:table-cell-properties fo:border-bottom="none"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8" style:family="table-cell" style:parent-style-name="Default">
      <style:table-cell-properties fo:border-bottom="1.76pt solid #000000"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9" style:family="table-cell" style:parent-style-name="Default" style:data-style-name="N3">
      <style:table-cell-properties style:rotation-align="none"/>
    </style:style>
    <style:style style:name="ce3"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0" style:family="table-cell" style:parent-style-name="Default">
      <style:table-cell-properties style:rotation-align="none"/>
    </style:style>
    <style:style style:name="ce33" style:family="table-cell" style:parent-style-name="Default">
      <style:table-cell-properties fo:background-color="#ffffff" style:diagonal-bl-tr="none" style:diagonal-tl-br="none" style:text-align-source="value-type" style:repeat-content="false" fo:wrap-option="no-wrap" fo:border="1.7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5"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6"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style:style style:name="ce8" style:family="table-cell" style:parent-style-name="Default" style:data-style-name="N10">
      <style:table-cell-properties style:rotation-align="none"/>
    </style:style>
    <style:style style:name="ce9"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1" style:family="table-cell" style:parent-style-name="Default" style:data-style-name="N99"/>
    <style:style style:name="ce32" style:family="table-cell" style:parent-style-name="Default" style:data-style-name="N1"/>
    <style:style style:name="ce62" style:family="table-cell" style:parent-style-name="Default" style:data-style-name="N3"/>
    <style:style style:name="ce100" style:family="table-cell" style:parent-style-name="Normal_20_10" style:data-style-name="N14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Normal_20_10" style:data-style-name="N142">
      <style:table-cell-properties fo:border-bottom="1.76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Excel_20_Built-in_20_Comma" style:data-style-name="N12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Normal_20_10">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Normal_20_1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Normal_20_10">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Normal_20_10" style:data-style-name="N142">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Normal_20_10" style:data-style-name="N142">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Normal_20_10" style:data-style-name="N3">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Normal_20_10">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Normal_20_10">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Excel_20_Built-in_20_Comma" style:data-style-name="N3">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Normal_20_10">
      <style:table-cell-properties fo:border-bottom="0.74pt solid #000000"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Normal_20_10">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Normal_20_10">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Normal_20_10" style:data-style-name="N14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Normal_20_10">
      <style:table-cell-properties fo:border-bottom="non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Normal_20_10">
      <style:table-cell-properties fo:border-bottom="0.74pt solid #000000"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Normal_20_10">
      <style:table-cell-properties fo:border-bottom="0.74pt solid #000000" style:diagonal-bl-tr="none" style:diagonal-tl-br="none" style:text-align-source="fix" style:repeat-content="false" fo:background-color="transparent" fo:wrap-option="wrap" fo:border-left="0.74pt solid #000000" style:direction="ltr" fo:border-right="1.76pt solid #000000" style:rotation-angle="0" style:rotation-align="none" style:shrink-to-fit="false" fo:border-top="0.74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Normal_20_10">
      <style:table-cell-properties fo:border-bottom="none" style:diagonal-bl-tr="none" style:diagonal-tl-br="none" fo:background-color="transparent"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Normal_20_10" style:data-style-name="N142">
      <style:table-cell-properties fo:border-bottom="0.74pt solid #000000"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Normal_20_10" style:data-style-name="N142">
      <style:table-cell-properties fo:border-bottom="1.76pt solid #000000"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Normal_20_10" style:data-style-name="N3">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Normal_20_10" style:data-style-name="N3">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0" style:family="table-cell" style:parent-style-name="Normal_20_10" style:data-style-name="N11">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Normal_20_10" style:data-style-name="N148">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Normal_20_10" style:data-style-name="N148">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Normal_20_10" style:data-style-name="N148">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Normal_20_10">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Normal_20_10">
      <style:table-cell-properties fo:border-bottom="0.74pt solid #000000"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65" style:family="table-cell" style:parent-style-name="Normal_20_10">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Normal_20_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Normal_20_10">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Normal_20_1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Normal_20_1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Normal_20_10">
      <style:table-cell-properties fo:border-bottom="none" style:diagonal-bl-tr="none" style:diagonal-tl-br="none" fo:background-color="transparent" fo:border-left="1.76pt solid #000000" fo:border-right="1.76pt solid #000000" style:rotation-align="none" fo:border-top="1.76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Normal_20_10">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Normal_20_10">
      <style:table-cell-properties fo:border-bottom="1.76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Normal_20_10">
      <style:table-cell-properties fo:border-bottom="none"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Normal_20_10">
      <style:table-cell-properties fo:border-bottom="0.74pt solid #000000"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Normal_20_10">
      <style:table-cell-properties fo:border-bottom="none"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Normal_20_10" style:data-style-name="N122">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Normal_20_10" style:data-style-name="N142">
      <style:table-cell-properties fo:border-bottom="0.74pt solid #000000"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Normal_20_10" style:data-style-name="N142">
      <style:table-cell-properties fo:border-bottom="1.76pt solid #000000"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Normal_20_10">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Normal_20_10">
      <style:table-cell-properties fo:background-color="transparent" style:rotation-align="non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Normal_20_10">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Normal_20_1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Normal_20_10">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6" style:family="table-cell" style:parent-style-name="Default" style:data-style-name="N142"/>
    <style:style style:name="ce442" style:family="table-cell" style:parent-style-name="Default" style:data-style-name="N99"/>
    <style:style style:name="ce452"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3"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Normal_20_10"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Normal_20_10" style:data-style-name="N0">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Normal_20_10">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Normal_20_10">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1"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Normal_20_10">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5"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6" style:family="table-cell" style:parent-style-name="Normal_20_10">
      <style:table-cell-properties fo:border-bottom="1.76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7" style:family="table-cell" style:parent-style-name="Normal_20_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pt" style:writing-mode="page"/>
    </style:style>
    <style:style style:name="ce156" style:family="table-cell" style:parent-style-name="Normal_20_10">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Normal_20_10" style:data-style-name="N138">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Normal_20_10" style:data-style-name="N138">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Normal_20_10" style:data-style-name="N138">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Normal_20_10" style:data-style-name="N138">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 style:family="table-cell" style:parent-style-name="Normal_20_10" style:data-style-name="N136">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Normal_20_10" style:data-style-name="N138">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Normal_20_10" style:data-style-name="N138">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style>
    <style:style style:name="ce168" style:family="table-cell" style:parent-style-name="Normal_20_10">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9" style:family="table-cell" style:parent-style-name="Normal_20_10" style:data-style-name="N138">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Normal_20_10" style:data-style-name="N138">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Normal_20_10" style:data-style-name="N138">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Normal_20_10" style:data-style-name="N136">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3" style:family="table-cell" style:parent-style-name="Normal_20_10" style:data-style-name="N138">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4" style:family="table-cell" style:parent-style-name="Normal_20_10" style:data-style-name="N138">
      <style:table-cell-properties fo:border-bottom="1.76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5" style:family="table-cell" style:parent-style-name="Normal_20_10" style:data-style-name="N0">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6"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style>
    <style:style style:name="ce177" style:family="table-cell" style:parent-style-name="Normal_20_10">
      <style:table-cell-properties fo:border-bottom="0.74pt solid #000000"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8" style:family="table-cell" style:parent-style-name="Normal_20_10" style:data-style-name="N138">
      <style:table-cell-properties fo:border-bottom="non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Normal_20_10" style:data-style-name="N138">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Normal_20_10" style:data-style-name="N138">
      <style:table-cell-properties fo:border-bottom="0.74pt solid #000000"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1" style:family="table-cell" style:parent-style-name="Normal_20_10" style:data-style-name="N13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Normal_20_10" style:data-style-name="N13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Normal_20_10" style:data-style-name="N138">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4" style:family="table-cell" style:parent-style-name="Normal_20_10" style:data-style-name="N138">
      <style:table-cell-properties fo:border-bottom="1.76pt solid #000000"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5" style:family="table-cell" style:parent-style-name="Normal_20_10" style:data-style-name="N137">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6" style:family="table-cell" style:parent-style-name="Normal_20_10" style:data-style-name="N0">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7" style:family="table-cell" style:parent-style-name="Normal_20_10" style:data-style-name="N136">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8" style:family="table-cell" style:parent-style-name="Normal_20_10" style:data-style-name="N138">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9" style:family="table-cell" style:parent-style-name="Normal_20_10" style:data-style-name="N122">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Normal_20_10" style:data-style-name="N137">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1" style:family="table-cell" style:parent-style-name="Normal_20_10" style:data-style-name="N139">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Defaul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Normal_20_10">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3" style:family="table-cell" style:parent-style-name="Normal_20_10">
      <style:table-cell-properties fo:border-bottom="0.74pt solid #000000"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4"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5"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6"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7"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8" style:family="table-cell" style:parent-style-name="Default">
      <style:table-cell-properties fo:border-bottom="1.76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9" style:family="table-cell" style:parent-style-name="Normal_20_1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0" style:family="table-cell" style:parent-style-name="Normal_20_10"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1"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2"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4" style:family="table-cell" style:parent-style-name="Normal_20_10">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5" style:family="table-cell" style:parent-style-name="Default" style:data-style-name="N142">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6" style:family="table-cell" style:parent-style-name="Normal_20_10" style:data-style-name="N142">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7" style:family="table-cell" style:parent-style-name="Normal_20_10" style:data-style-name="N143">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Normal_20_10" style:data-style-name="N12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9" style:family="table-cell" style:parent-style-name="Normal_20_10" style:data-style-name="N142">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0" style:family="table-cell" style:parent-style-name="Normal_20_10" style:data-style-name="N142">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1" style:family="table-cell" style:parent-style-name="Normal_20_10" style:data-style-name="N143">
      <style:table-cell-properties fo:border-bottom="1.76pt solid #000000"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2" style:family="table-cell" style:parent-style-name="Normal_20_10"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3"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4" style:family="table-cell" style:parent-style-name="Normal_20_10">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5" style:family="table-cell" style:parent-style-name="Normal_20_10">
      <style:table-cell-properties fo:border-bottom="none"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6" style:family="table-cell" style:parent-style-name="Default" style:data-style-name="N142">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7" style:family="table-cell" style:parent-style-name="Normal_20_10" style:data-style-name="N142">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8" style:family="table-cell" style:parent-style-name="Normal_20_10" style:data-style-name="N143">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9" style:family="table-cell" style:parent-style-name="Normal_20_10" style:data-style-name="N142">
      <style:table-cell-properties fo:border-bottom="none"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Normal_20_10" style:data-style-name="N143">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1"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77933c"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Normal_20_10">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3" style:family="table-cell" style:parent-style-name="Normal_20_10">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Default" style:data-style-name="N142">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Normal_20_10" style:data-style-name="N143">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6" style:family="table-cell" style:parent-style-name="Normal_20_10" style:data-style-name="N142">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7" style:family="table-cell" style:parent-style-name="Normal_20_10">
      <style:table-cell-properties fo:background-color="transparent" style:rotation-align="none"/>
      <style:text-properties fo:color="#ff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8" style:family="table-cell" style:parent-style-name="Normal_20_10">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9" style:family="table-cell" style:parent-style-name="Normal_20_10" style:data-style-name="N143">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0" style:family="table-cell" style:parent-style-name="Normal_20_10" style:data-style-name="N143">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1" style:family="table-cell" style:parent-style-name="Normal_20_10">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2" style:family="table-cell" style:parent-style-name="Normal_20_10">
      <style:table-cell-properties fo:border-bottom="none" style:diagonal-bl-tr="none" style:diagonal-tl-br="none" fo:background-color="transparent" fo:border-left="0.74pt solid #000000" fo:border-right="1.76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Default" style:data-style-name="N142">
      <style:table-cell-properties fo:border-bottom="none" style:diagonal-bl-tr="none" style:diagonal-tl-br="none" fo:background-color="transparent"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Default" style:data-style-name="N142">
      <style:table-cell-properties fo:border-bottom="none" style:diagonal-bl-tr="none" style:diagonal-tl-br="none" fo:background-color="transparent"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5" style:family="table-cell" style:parent-style-name="Normal_20_10" style:data-style-name="N142">
      <style:table-cell-properties fo:border-bottom="none" style:diagonal-bl-tr="none" style:diagonal-tl-br="none" fo:background-color="transparent"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Normal_20_10" style:data-style-name="N143">
      <style:table-cell-properties fo:border-bottom="0.74pt solid #000000"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Normal_20_10" style:data-style-name="N142">
      <style:table-cell-properties fo:border-bottom="none" style:diagonal-bl-tr="none" style:diagonal-tl-br="none" fo:background-color="transparent" fo:border-left="0.74pt solid #000000" fo:border-right="1.76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Normal_20_10" style:data-style-name="N143">
      <style:table-cell-properties fo:border-bottom="1.76pt solid #000000"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9" style:family="table-cell" style:parent-style-name="Normal_20_10" style:data-style-name="N143">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Normal_20_10" style:data-style-name="N142">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1" style:family="table-cell" style:parent-style-name="Normal_20_10" style:data-style-name="N0">
      <style:table-cell-properties fo:background-color="#bfbfb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7" style:family="table-cell" style:parent-style-name="Default" style:data-style-name="N99"/>
    <style:style style:name="ce448" style:family="table-cell" style:parent-style-name="Default" style:data-style-name="N1"/>
    <style:style style:name="ce41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8" style:family="table-cell" style:parent-style-name="Default">
      <style:table-cell-properties fo:background-color="#ffffff" style:diagonal-bl-tr="none" style:diagonal-tl-br="none" style:text-align-source="value-type" style:repeat-content="false" fo:wrap-option="no-wrap" fo:border="1.7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19"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20"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21"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22"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2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style:style style:name="ce424" style:family="table-cell" style:parent-style-name="Default" style:data-style-name="N10">
      <style:table-cell-properties style:rotation-align="none"/>
    </style:style>
    <style:style style:name="ce425"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26" style:family="table-cell" style:parent-style-name="Default" style:data-style-name="N3">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27" style:family="table-cell" style:parent-style-name="Default" style:data-style-name="N3">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28" style:family="table-cell" style:parent-style-name="Default" style:data-style-name="N3">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29" style:family="table-cell" style:parent-style-name="Default" style:data-style-name="N122"/>
    <style:style style:name="ce430"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31"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1.76pt solid #000000" style:direction="ltr" style:rotation-angle="0" style:rotation-align="none" style:shrink-to-fit="false" style:vertical-align="middle" loext:vertical-justify="auto"/>
      <style:paragraph-properties css3t:text-justify="auto" fo:margin-left="0pt" style:writing-mode="page"/>
    </style:style>
    <style:style style:name="ce432"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33" style:family="table-cell" style:parent-style-name="Default">
      <style:table-cell-properties fo:border-bottom="1.76pt solid #000000" fo:background-color="#4c4c4d"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34" style:family="table-cell" style:parent-style-name="Excel_20_Built-in_20_Hyperlink" style:data-style-name="N0">
      <style:table-cell-properties fo:border-bottom="1.7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pt" style:writing-mode="page"/>
    </style:style>
    <style:style style:name="ce435" style:family="table-cell" style:parent-style-name="Default">
      <style:table-cell-properties fo:border-bottom="none" fo:background-color="#4c4c4d"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36" style:family="table-cell" style:parent-style-name="Default">
      <style:table-cell-properties fo:border-bottom="1.76pt solid #000000" fo:background-color="#4c4c4d"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37" style:family="table-cell" style:parent-style-name="Default" style:data-style-name="N3">
      <style:table-cell-properties fo:border-bottom="none"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38" style:family="table-cell" style:parent-style-name="Default" style:data-style-name="N3">
      <style:table-cell-properties fo:border-bottom="1.76pt solid #000000"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39" style:family="table-cell" style:parent-style-name="Default">
      <style:table-cell-properties fo:border-bottom="none" fo:background-color="#4c4c4d"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40"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41"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43" style:family="table-cell" style:parent-style-name="Excel_20_Built-in_20_Hyperlink" style:data-style-name="N0">
      <style:table-cell-properties fo:border-bottom="1.76pt solid #000000"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style>
    <style:style style:name="ce444" style:family="table-cell" style:parent-style-name="Default">
      <style:table-cell-properties fo:border-bottom="none"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45" style:family="table-cell" style:parent-style-name="Default">
      <style:table-cell-properties fo:border-bottom="1.76pt solid #000000"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46" style:family="table-cell" style:parent-style-name="Default" style:data-style-name="N3">
      <style:table-cell-properties style:rotation-align="none"/>
    </style:style>
    <style:style style:name="ce449" style:family="table-cell" style:parent-style-name="Default">
      <style:table-cell-properties style:rotation-align="none"/>
    </style:style>
    <style:style style:name="ce450" style:family="table-cell" style:parent-style-name="Default" style:data-style-name="N3"/>
    <style:style style:name="ce451" style:family="table-cell" style:parent-style-name="Default" style:data-style-name="N99"/>
    <style:style style:name="ce454" style:family="table-cell" style:parent-style-name="Default" style:data-style-name="N1"/>
    <style:style style:name="ce455" style:family="table-cell" style:parent-style-name="Normal_20_10">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6" style:family="table-cell" style:parent-style-name="Normal_20_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7" style:family="table-cell" style:parent-style-name="Normal_20_10">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8" style:family="table-cell" style:parent-style-name="Normal_20_1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9" style:family="table-cell" style:parent-style-name="Normal_20_1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0" style:family="table-cell" style:parent-style-name="Normal_20_10">
      <style:table-cell-properties fo:border-bottom="none" style:diagonal-bl-tr="none" style:diagonal-tl-br="none" fo:background-color="transparent" fo:border-left="1.76pt solid #000000" fo:border-right="1.76pt solid #000000" style:rotation-align="none" fo:border-top="1.76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1" style:family="table-cell" style:parent-style-name="Normal_20_10">
      <style:table-cell-properties fo:border-bottom="0.74pt solid #000000"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2"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3"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4"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5"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6" style:family="table-cell" style:parent-style-name="Normal_20_10">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7" style:family="table-cell" style:parent-style-name="Normal_20_10">
      <style:table-cell-properties fo:border-bottom="1.76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471"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2" style:family="table-cell" style:parent-style-name="Normal_20_10">
      <style:table-cell-properties fo:border-bottom="none"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3" style:family="table-cell" style:parent-style-name="Normal_20_10">
      <style:table-cell-properties fo:border-bottom="0.74pt solid #000000"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4" style:family="table-cell" style:parent-style-name="Normal_20_10">
      <style:table-cell-properties fo:border-bottom="none"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5"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6"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7" style:family="table-cell" style:parent-style-name="Normal_20_10" style:data-style-name="N122">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8"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9" style:family="table-cell" style:parent-style-name="Normal_20_10" style:data-style-name="N142">
      <style:table-cell-properties fo:border-bottom="0.74pt solid #000000"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0" style:family="table-cell" style:parent-style-name="Normal_20_10" style:data-style-name="N142">
      <style:table-cell-properties fo:border-bottom="1.76pt solid #000000"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1" style:family="table-cell" style:parent-style-name="Normal_20_10">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2" style:family="table-cell" style:parent-style-name="Normal_20_10">
      <style:table-cell-properties fo:background-color="transparent" style:rotation-align="non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3" style:family="table-cell" style:parent-style-name="Normal_20_10">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4" style:family="table-cell" style:parent-style-name="Normal_20_1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6" style:family="table-cell" style:parent-style-name="Normal_20_10">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7"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8"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9"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0" style:family="table-cell" style:parent-style-name="Normal_20_10" style:data-style-name="N14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1" style:family="table-cell" style:parent-style-name="Normal_20_10" style:data-style-name="N142">
      <style:table-cell-properties fo:border-bottom="1.76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2" style:family="table-cell" style:parent-style-name="Excel_20_Built-in_20_Comma" style:data-style-name="N12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3" style:family="table-cell" style:parent-style-name="Normal_20_10">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4" style:family="table-cell" style:parent-style-name="Normal_20_1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5" style:family="table-cell" style:parent-style-name="Normal_20_10">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6"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7"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8"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9" style:family="table-cell" style:parent-style-name="Normal_20_10" style:data-style-name="N142">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0" style:family="table-cell" style:parent-style-name="Normal_20_10" style:data-style-name="N142">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1" style:family="table-cell" style:parent-style-name="Normal_20_10" style:data-style-name="N3">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2" style:family="table-cell" style:parent-style-name="Normal_20_10">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3" style:family="table-cell" style:parent-style-name="Normal_20_10">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4" style:family="table-cell" style:parent-style-name="Excel_20_Built-in_20_Comma" style:data-style-name="N3">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5" style:family="table-cell" style:parent-style-name="Normal_20_10">
      <style:table-cell-properties fo:border-bottom="0.74pt solid #000000"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6" style:family="table-cell" style:parent-style-name="Normal_20_10">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7" style:family="table-cell" style:parent-style-name="Normal_20_10">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8" style:family="table-cell" style:parent-style-name="Normal_20_10" style:data-style-name="N14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9" style:family="table-cell" style:parent-style-name="Normal_20_10">
      <style:table-cell-properties fo:border-bottom="non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0" style:family="table-cell" style:parent-style-name="Normal_20_10">
      <style:table-cell-properties fo:border-bottom="0.74pt solid #000000"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1" style:family="table-cell" style:parent-style-name="Normal_20_10">
      <style:table-cell-properties fo:border-bottom="0.74pt solid #000000" style:diagonal-bl-tr="none" style:diagonal-tl-br="none" style:text-align-source="fix" style:repeat-content="false" fo:background-color="transparent" fo:wrap-option="wrap" fo:border-left="0.74pt solid #000000" style:direction="ltr" fo:border-right="1.76pt solid #000000" style:rotation-angle="0" style:rotation-align="none" style:shrink-to-fit="false" fo:border-top="0.74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2" style:family="table-cell" style:parent-style-name="Normal_20_10">
      <style:table-cell-properties fo:border-bottom="none" style:diagonal-bl-tr="none" style:diagonal-tl-br="none" fo:background-color="transparent"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3"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4"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5" style:family="table-cell" style:parent-style-name="Normal_20_10" style:data-style-name="N142">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6" style:family="table-cell" style:parent-style-name="Normal_20_10" style:data-style-name="N142">
      <style:table-cell-properties fo:border-bottom="0.74pt solid #000000"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7" style:family="table-cell" style:parent-style-name="Normal_20_10" style:data-style-name="N142">
      <style:table-cell-properties fo:border-bottom="1.76pt solid #000000"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8" style:family="table-cell" style:parent-style-name="Normal_20_10" style:data-style-name="N3">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9" style:family="table-cell" style:parent-style-name="Normal_20_10" style:data-style-name="N3">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0" style:family="table-cell" style:parent-style-name="Normal_20_10" style:data-style-name="N11">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1" style:family="table-cell" style:parent-style-name="Normal_20_10" style:data-style-name="N148">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2" style:family="table-cell" style:parent-style-name="Normal_20_10" style:data-style-name="N148">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3" style:family="table-cell" style:parent-style-name="Normal_20_10" style:data-style-name="N148">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4" style:family="table-cell" style:parent-style-name="Normal_20_10">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5" style:family="table-cell" style:parent-style-name="Default" style:data-style-name="N142"/>
    <style:style style:name="ce526" style:family="table-cell" style:parent-style-name="Normal_20_10"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7" style:family="table-cell" style:parent-style-name="Normal_20_10" style:data-style-name="N0">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8" style:family="table-cell" style:parent-style-name="Normal_20_10">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9" style:family="table-cell" style:parent-style-name="Normal_20_10">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0"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1"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2"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Normal_20_10">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4" style:family="table-cell" style:parent-style-name="Normal_20_10">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5" style:family="table-cell" style:parent-style-name="Normal_20_10">
      <style:table-cell-properties fo:border-bottom="1.76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6" style:family="table-cell" style:parent-style-name="Normal_20_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7"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1" style:family="table-cell" style:parent-style-name="Defaul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4"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pt" style:writing-mode="page"/>
    </style:style>
    <style:style style:name="ce545" style:family="table-cell" style:parent-style-name="Normal_20_10">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6" style:family="table-cell" style:parent-style-name="Normal_20_10" style:data-style-name="N138">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7" style:family="table-cell" style:parent-style-name="Normal_20_10" style:data-style-name="N138">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8" style:family="table-cell" style:parent-style-name="Normal_20_10" style:data-style-name="N138">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9" style:family="table-cell" style:parent-style-name="Normal_20_10" style:data-style-name="N138">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0" style:family="table-cell" style:parent-style-name="Normal_20_10" style:data-style-name="N136">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1" style:family="table-cell" style:parent-style-name="Normal_20_10" style:data-style-name="N138">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2" style:family="table-cell" style:parent-style-name="Normal_20_10" style:data-style-name="N138">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6"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style>
    <style:style style:name="ce557" style:family="table-cell" style:parent-style-name="Normal_20_10">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8" style:family="table-cell" style:parent-style-name="Normal_20_10" style:data-style-name="N138">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9" style:family="table-cell" style:parent-style-name="Normal_20_10" style:data-style-name="N138">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0" style:family="table-cell" style:parent-style-name="Normal_20_10" style:data-style-name="N138">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1" style:family="table-cell" style:parent-style-name="Normal_20_10" style:data-style-name="N136">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2" style:family="table-cell" style:parent-style-name="Normal_20_10" style:data-style-name="N138">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3" style:family="table-cell" style:parent-style-name="Normal_20_10" style:data-style-name="N138">
      <style:table-cell-properties fo:border-bottom="1.76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4" style:family="table-cell" style:parent-style-name="Normal_20_10" style:data-style-name="N0">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5"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style>
    <style:style style:name="ce566" style:family="table-cell" style:parent-style-name="Normal_20_10">
      <style:table-cell-properties fo:border-bottom="0.74pt solid #000000"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7" style:family="table-cell" style:parent-style-name="Normal_20_10" style:data-style-name="N138">
      <style:table-cell-properties fo:border-bottom="non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8" style:family="table-cell" style:parent-style-name="Normal_20_10" style:data-style-name="N138">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9" style:family="table-cell" style:parent-style-name="Normal_20_10" style:data-style-name="N138">
      <style:table-cell-properties fo:border-bottom="0.74pt solid #000000"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0" style:family="table-cell" style:parent-style-name="Normal_20_10" style:data-style-name="N13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1" style:family="table-cell" style:parent-style-name="Normal_20_10" style:data-style-name="N13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2" style:family="table-cell" style:parent-style-name="Normal_20_10" style:data-style-name="N138">
      <style:table-cell-properties fo:border-bottom="none"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3" style:family="table-cell" style:parent-style-name="Normal_20_10" style:data-style-name="N138">
      <style:table-cell-properties fo:border-bottom="1.76pt solid #000000" style:diagonal-bl-tr="none" style:diagonal-tl-br="none" style:text-align-source="value-type"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4" style:family="table-cell" style:parent-style-name="Normal_20_10" style:data-style-name="N137">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5" style:family="table-cell" style:parent-style-name="Normal_20_10" style:data-style-name="N0">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6" style:family="table-cell" style:parent-style-name="Normal_20_10" style:data-style-name="N136">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7" style:family="table-cell" style:parent-style-name="Normal_20_10" style:data-style-name="N138">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8" style:family="table-cell" style:parent-style-name="Normal_20_10" style:data-style-name="N122">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9" style:family="table-cell" style:parent-style-name="Normal_20_10" style:data-style-name="N137">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0" style:family="table-cell" style:parent-style-name="Normal_20_10" style:data-style-name="N139">
      <style:table-cell-properties fo:background-color="#bfbfbf"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1" style:family="table-cell" style:parent-style-name="Normal_20_10">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2" style:family="table-cell" style:parent-style-name="Normal_20_10">
      <style:table-cell-properties fo:border-bottom="0.74pt solid #000000"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3"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4"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5"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6"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7" style:family="table-cell" style:parent-style-name="Default">
      <style:table-cell-properties fo:border-bottom="1.76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29.71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8" style:family="table-cell" style:parent-style-name="Normal_20_1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9" style:family="table-cell" style:parent-style-name="Normal_20_10"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0"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1"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3" style:family="table-cell" style:parent-style-name="Normal_20_10">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4" style:family="table-cell" style:parent-style-name="Default" style:data-style-name="N142">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5" style:family="table-cell" style:parent-style-name="Normal_20_10" style:data-style-name="N142">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6" style:family="table-cell" style:parent-style-name="Normal_20_10" style:data-style-name="N143">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7" style:family="table-cell" style:parent-style-name="Normal_20_10" style:data-style-name="N122">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8" style:family="table-cell" style:parent-style-name="Normal_20_10" style:data-style-name="N142">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9" style:family="table-cell" style:parent-style-name="Normal_20_10" style:data-style-name="N142">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0" style:family="table-cell" style:parent-style-name="Normal_20_10" style:data-style-name="N143">
      <style:table-cell-properties fo:border-bottom="1.76pt solid #000000" style:diagonal-bl-tr="none" style:diagonal-tl-br="none" style:text-align-source="value-type"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1" style:family="table-cell" style:parent-style-name="Normal_20_10"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2"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3" style:family="table-cell" style:parent-style-name="Normal_20_10">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4" style:family="table-cell" style:parent-style-name="Normal_20_10">
      <style:table-cell-properties fo:border-bottom="none"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5" style:family="table-cell" style:parent-style-name="Default" style:data-style-name="N142">
      <style:table-cell-properties fo:border-bottom="none"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6" style:family="table-cell" style:parent-style-name="Normal_20_10" style:data-style-name="N142">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7" style:family="table-cell" style:parent-style-name="Normal_20_10" style:data-style-name="N143">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8" style:family="table-cell" style:parent-style-name="Normal_20_10" style:data-style-name="N142">
      <style:table-cell-properties fo:border-bottom="none"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9" style:family="table-cell" style:parent-style-name="Normal_20_10" style:data-style-name="N143">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0" style:family="table-cell" style:parent-style-name="Normal_20_10" style:data-style-name="N0">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77933c"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1" style:family="table-cell" style:parent-style-name="Normal_20_10">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2" style:family="table-cell" style:parent-style-name="Normal_20_10">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3" style:family="table-cell" style:parent-style-name="Default" style:data-style-name="N142">
      <style:table-cell-properties fo:border-bottom="none"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4" style:family="table-cell" style:parent-style-name="Normal_20_10" style:data-style-name="N143">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5" style:family="table-cell" style:parent-style-name="Normal_20_10" style:data-style-name="N142">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6" style:family="table-cell" style:parent-style-name="Normal_20_10">
      <style:table-cell-properties fo:background-color="transparent" style:rotation-align="none"/>
      <style:text-properties fo:color="#ff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7" style:family="table-cell" style:parent-style-name="Normal_20_10">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8" style:family="table-cell" style:parent-style-name="Normal_20_10" style:data-style-name="N143">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9" style:family="table-cell" style:parent-style-name="Normal_20_10" style:data-style-name="N143">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0" style:family="table-cell" style:parent-style-name="Normal_20_10">
      <style:table-cell-properties fo:border-bottom="none" style:diagonal-bl-tr="none" style:diagonal-tl-br="none" style:text-align-source="fix" style:repeat-content="false" fo:background-color="transparent"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1" style:family="table-cell" style:parent-style-name="Normal_20_10">
      <style:table-cell-properties fo:border-bottom="none" style:diagonal-bl-tr="none" style:diagonal-tl-br="none" fo:background-color="transparent" fo:border-left="0.74pt solid #000000" fo:border-right="1.76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2" style:family="table-cell" style:parent-style-name="Default" style:data-style-name="N142">
      <style:table-cell-properties fo:border-bottom="none" style:diagonal-bl-tr="none" style:diagonal-tl-br="none" fo:background-color="transparent"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3" style:family="table-cell" style:parent-style-name="Default" style:data-style-name="N142">
      <style:table-cell-properties fo:border-bottom="none" style:diagonal-bl-tr="none" style:diagonal-tl-br="none" fo:background-color="transparent" fo:border-left="none"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4" style:family="table-cell" style:parent-style-name="Normal_20_10" style:data-style-name="N142">
      <style:table-cell-properties fo:border-bottom="none" style:diagonal-bl-tr="none" style:diagonal-tl-br="none" fo:background-color="transparent" fo:border-left="0.74pt solid #000000" fo:border-right="1.76pt solid #000000"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5" style:family="table-cell" style:parent-style-name="Normal_20_10" style:data-style-name="N143">
      <style:table-cell-properties fo:border-bottom="0.74pt solid #000000"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6" style:family="table-cell" style:parent-style-name="Normal_20_10" style:data-style-name="N142">
      <style:table-cell-properties fo:border-bottom="none" style:diagonal-bl-tr="none" style:diagonal-tl-br="none" fo:background-color="transparent" fo:border-left="0.74pt solid #000000" fo:border-right="1.76pt solid #000000"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7" style:family="table-cell" style:parent-style-name="Normal_20_10" style:data-style-name="N143">
      <style:table-cell-properties fo:border-bottom="1.76pt solid #000000"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8" style:family="table-cell" style:parent-style-name="Normal_20_10" style:data-style-name="N143">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9" style:family="table-cell" style:parent-style-name="Normal_20_10" style:data-style-name="N142">
      <style:table-cell-properties fo:background-color="transparent"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0" style:family="table-cell" style:parent-style-name="Normal_20_10" style:data-style-name="N0">
      <style:table-cell-properties fo:background-color="#bfbfb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status="enable" table:steps="1000"/>
      </table:calculation-settings>
      <table:table table:name="Source" table:style-name="ta1">
        <table:table-column table:style-name="co1" table:default-cell-style-name="Default"/>
        <table:table-row table:style-name="ro1">
          <table:table-cell office:value-type="string" calcext:value-type="string">
            <text:p>Report on College Statistics 2015-16</text:p>
          </table:table-cell>
        </table:table-row>
        <table:table-row table:style-name="ro1">
          <table:table-cell office:value-type="string" calcext:value-type="string">
            <text:p>http://www.sfc.ac.uk/publications-statistics/statistical-publications/statistical-publications-2017/SFCST032017.aspx</text:p>
          </table:table-cell>
        </table:table-row>
        <table:table-row table:style-name="ro1">
          <table:table-cell office:value-type="string" calcext:value-type="string">
            <text:p>Higher Education Students and Qualifiers at Scottish Institutions 2015-16</text:p>
          </table:table-cell>
        </table:table-row>
        <table:table-row table:style-name="ro1">
          <table:table-cell office:value-type="string" calcext:value-type="string">
            <text:p>http://www.sfc.ac.uk/publications-statistics/statistical-publications/statistical-publications-2017/SFCST062017.aspx</text:p>
          </table:table-cell>
        </table:table-row>
      </table:table>
      <table:table table:name="Table B" table:style-name="ta1">
        <table:table-column table:style-name="co2" table:default-cell-style-name="Default"/>
        <table:table-column table:style-name="co3" table:number-columns-repeated="9" table:default-cell-style-name="Default"/>
        <table:table-column table:style-name="co2" table:number-columns-repeated="5" table:default-cell-style-name="Default"/>
        <table:table-column table:style-name="co4" table:number-columns-repeated="2" table:default-cell-style-name="Default"/>
        <table:table-column table:style-name="co5" table:default-cell-style-name="Default"/>
        <table:table-column table:style-name="co4" table:default-cell-style-name="Default"/>
        <table:table-column table:style-name="co2" table:number-columns-repeated="2" table:default-cell-style-name="Default"/>
        <table:table-column table:style-name="co6" table:default-cell-style-name="ce30"/>
        <table:table-column table:style-name="co2" table:number-columns-repeated="1002" table:default-cell-style-name="Default"/>
        <table:table-row table:style-name="ro2" table:number-rows-repeated="2">
          <table:table-cell table:number-columns-repeated="1024"/>
        </table:table-row>
        <table:table-row table:style-name="ro2">
          <table:table-cell/>
          <table:table-cell table:style-name="ce1" office:value-type="string" calcext:value-type="string">
            <text:p>Table B: 2005-06 to 2015-16 trend in student numbers and volume of activity in Scotland's colleges</text:p>
          </table:table-cell>
          <table:table-cell table:number-columns-repeated="13"/>
          <table:table-cell table:style-name="ce29" table:number-columns-repeated="5"/>
          <table:table-cell table:number-columns-repeated="1004"/>
        </table:table-row>
        <table:table-row table:style-name="ro3">
          <table:table-cell table:number-columns-repeated="2"/>
          <table:table-cell table:style-name="ce8" table:number-columns-repeated="2"/>
          <table:table-cell table:number-columns-repeated="1020"/>
        </table:table-row>
        <table:table-row table:style-name="ro4">
          <table:table-cell/>
          <table:table-cell table:style-name="ce33"/>
          <table:table-cell table:style-name="ce33" office:value-type="string" calcext:value-type="string" table:number-columns-spanned="2" table:number-rows-spanned="1">
            <text:p>Student Numbers</text:p>
          </table:table-cell>
          <table:covered-table-cell table:style-name="ce14"/>
          <table:table-cell table:style-name="ce15" office:value-type="string" calcext:value-type="string" table:number-columns-spanned="6" table:number-rows-spanned="1">
            <text:p><text:a xlink:href="#_ftn1" xlink:type="simple">Volume of Activity [1]</text:a></text:p>
          </table:table-cell>
          <table:covered-table-cell table:number-columns-repeated="4" table:style-name="ce18"/>
          <table:covered-table-cell table:style-name="ce26"/>
          <table:table-cell table:number-columns-repeated="1014"/>
        </table:table-row>
        <table:table-row table:style-name="ro5">
          <table:table-cell/>
          <table:table-cell table:style-name="ce3" office:value-type="string" calcext:value-type="string">
            <text:p>Academic Year</text:p>
          </table:table-cell>
          <table:table-cell table:style-name="ce9" office:value-type="string" calcext:value-type="string">
            <text:p>Headcount</text:p>
          </table:table-cell>
          <table:table-cell table:style-name="ce9" office:value-type="string" calcext:value-type="string">
            <text:p>Enrolments</text:p>
          </table:table-cell>
          <table:table-cell table:style-name="ce16" office:value-type="string" calcext:value-type="string">
            <text:p>SUMS (including FT tariffs)</text:p>
          </table:table-cell>
          <table:table-cell table:style-name="ce16" office:value-type="string" calcext:value-type="string">
            <text:p>Credits (excluding FT tariff)</text:p>
          </table:table-cell>
          <table:table-cell table:style-name="ce16" office:value-type="string" calcext:value-type="string">
            <text:p>Hours of Learning (including FT tariffs) </text:p>
          </table:table-cell>
          <table:table-cell table:style-name="ce16" office:value-type="string" calcext:value-type="string">
            <text:p>Hours of Learning (excluding FT tariffs) </text:p>
          </table:table-cell>
          <table:table-cell table:style-name="ce16" office:value-type="string" calcext:value-type="string">
            <text:p>FTE based on pre 2015-16 <text:s/>methodology</text:p>
          </table:table-cell>
          <table:table-cell table:style-name="ce16" office:value-type="string" calcext:value-type="string">
            <text:p>FTE <text:s/>based on simplified 2015-16 methodology</text:p>
          </table:table-cell>
          <table:table-cell table:number-columns-repeated="1014"/>
        </table:table-row>
        <table:table-row table:style-name="ro6">
          <table:table-cell/>
          <table:table-cell table:style-name="ce4" office:value-type="string" calcext:value-type="string">
            <text:p>2005-06</text:p>
          </table:table-cell>
          <table:table-cell table:style-name="ce10" office:value-type="float" office:value="350410" calcext:value-type="float">
            <text:p>350,410</text:p>
          </table:table-cell>
          <table:table-cell table:style-name="ce10" office:value-type="float" office:value="446619" calcext:value-type="float">
            <text:p>446,619</text:p>
          </table:table-cell>
          <table:table-cell table:style-name="ce10" office:value-type="float" office:value="1949942" calcext:value-type="float">
            <text:p>1,949,942</text:p>
          </table:table-cell>
          <table:table-cell table:style-name="ce19"/>
          <table:table-cell table:style-name="ce10" office:value-type="float" office:value="78002240" calcext:value-type="float">
            <text:p>78,002,240</text:p>
          </table:table-cell>
          <table:table-cell table:style-name="ce23"/>
          <table:table-cell table:style-name="ce10" office:value-type="float" office:value="116298" calcext:value-type="float">
            <text:p>116,298</text:p>
          </table:table-cell>
          <table:table-cell table:style-name="ce19"/>
          <table:table-cell table:number-columns-repeated="1014"/>
        </table:table-row>
        <table:table-row table:style-name="ro6">
          <table:table-cell/>
          <table:table-cell table:style-name="ce4" office:value-type="string" calcext:value-type="string">
            <text:p>2006-07</text:p>
          </table:table-cell>
          <table:table-cell table:style-name="ce10" office:value-type="float" office:value="363597" calcext:value-type="float">
            <text:p>363,597</text:p>
          </table:table-cell>
          <table:table-cell table:style-name="ce10" office:value-type="float" office:value="468155" calcext:value-type="float">
            <text:p>468,155</text:p>
          </table:table-cell>
          <table:table-cell table:style-name="ce10" office:value-type="float" office:value="2025821" calcext:value-type="float">
            <text:p>2,025,821</text:p>
          </table:table-cell>
          <table:table-cell table:style-name="ce19"/>
          <table:table-cell table:style-name="ce10" office:value-type="float" office:value="81032840" calcext:value-type="float">
            <text:p>81,032,840</text:p>
          </table:table-cell>
          <table:table-cell table:style-name="ce23"/>
          <table:table-cell table:style-name="ce10" office:value-type="float" office:value="120808" calcext:value-type="float">
            <text:p>120,808</text:p>
          </table:table-cell>
          <table:table-cell table:style-name="ce19"/>
          <table:table-cell table:number-columns-repeated="1014"/>
        </table:table-row>
        <table:table-row table:style-name="ro6">
          <table:table-cell/>
          <table:table-cell table:style-name="ce4" office:value-type="string" calcext:value-type="string">
            <text:p>2007-08</text:p>
          </table:table-cell>
          <table:table-cell table:style-name="ce10" office:value-type="float" office:value="379233" calcext:value-type="float">
            <text:p>379,233</text:p>
          </table:table-cell>
          <table:table-cell table:style-name="ce10" office:value-type="float" office:value="489610" calcext:value-type="float">
            <text:p>489,610</text:p>
          </table:table-cell>
          <table:table-cell table:style-name="ce10" office:value-type="float" office:value="2054446" calcext:value-type="float">
            <text:p>2,054,446</text:p>
          </table:table-cell>
          <table:table-cell table:style-name="ce19"/>
          <table:table-cell table:style-name="ce10" office:value-type="float" office:value="82177840" calcext:value-type="float">
            <text:p>82,177,840</text:p>
          </table:table-cell>
          <table:table-cell table:style-name="ce23"/>
          <table:table-cell table:style-name="ce10" office:value-type="float" office:value="122641" calcext:value-type="float">
            <text:p>122,641</text:p>
          </table:table-cell>
          <table:table-cell table:style-name="ce19"/>
          <table:table-cell table:number-columns-repeated="1014"/>
        </table:table-row>
        <table:table-row table:style-name="ro6">
          <table:table-cell/>
          <table:table-cell table:style-name="ce4" office:value-type="string" calcext:value-type="string">
            <text:p>2008-09</text:p>
          </table:table-cell>
          <table:table-cell table:style-name="ce10" office:value-type="float" office:value="374986" calcext:value-type="float">
            <text:p>374,986</text:p>
          </table:table-cell>
          <table:table-cell table:style-name="ce10" office:value-type="float" office:value="483472" calcext:value-type="float">
            <text:p>483,472</text:p>
          </table:table-cell>
          <table:table-cell table:style-name="ce10" office:value-type="float" office:value="2056991" calcext:value-type="float">
            <text:p>2,056,991</text:p>
          </table:table-cell>
          <table:table-cell table:style-name="ce19"/>
          <table:table-cell table:style-name="ce10" office:value-type="float" office:value="82279640" calcext:value-type="float">
            <text:p>82,279,640</text:p>
          </table:table-cell>
          <table:table-cell table:style-name="ce23"/>
          <table:table-cell table:style-name="ce10" office:value-type="float" office:value="123031" calcext:value-type="float">
            <text:p>123,031</text:p>
          </table:table-cell>
          <table:table-cell table:style-name="ce19"/>
          <table:table-cell table:number-columns-repeated="1014"/>
        </table:table-row>
        <table:table-row table:style-name="ro6">
          <table:table-cell/>
          <table:table-cell table:style-name="ce4" office:value-type="string" calcext:value-type="string">
            <text:p>2009-10</text:p>
          </table:table-cell>
          <table:table-cell table:style-name="ce10" office:value-type="float" office:value="347336" calcext:value-type="float">
            <text:p>347,336</text:p>
          </table:table-cell>
          <table:table-cell table:style-name="ce10" office:value-type="float" office:value="438522" calcext:value-type="float">
            <text:p>438,522</text:p>
          </table:table-cell>
          <table:table-cell table:style-name="ce10" office:value-type="float" office:value="2085760" calcext:value-type="float">
            <text:p>2,085,760</text:p>
          </table:table-cell>
          <table:table-cell table:style-name="ce19"/>
          <table:table-cell table:style-name="ce10" office:value-type="float" office:value="83432840" calcext:value-type="float">
            <text:p>83,432,840</text:p>
          </table:table-cell>
          <table:table-cell table:style-name="ce23"/>
          <table:table-cell table:style-name="ce10" office:value-type="float" office:value="124670" calcext:value-type="float">
            <text:p>124,670</text:p>
          </table:table-cell>
          <table:table-cell table:style-name="ce19"/>
          <table:table-cell table:number-columns-repeated="1014"/>
        </table:table-row>
        <table:table-row table:style-name="ro6">
          <table:table-cell/>
          <table:table-cell table:style-name="ce4" office:value-type="string" calcext:value-type="string">
            <text:p>2010-11</text:p>
          </table:table-cell>
          <table:table-cell table:style-name="ce10" office:value-type="float" office:value="305969" calcext:value-type="float">
            <text:p>305,969</text:p>
          </table:table-cell>
          <table:table-cell table:style-name="ce10" office:value-type="float" office:value="383005" calcext:value-type="float">
            <text:p>383,005</text:p>
          </table:table-cell>
          <table:table-cell table:style-name="ce10" office:value-type="float" office:value="2069796" calcext:value-type="float">
            <text:p>2,069,796</text:p>
          </table:table-cell>
          <table:table-cell table:style-name="ce19"/>
          <table:table-cell table:style-name="ce10" office:value-type="float" office:value="82794180" calcext:value-type="float">
            <text:p>82,794,180</text:p>
          </table:table-cell>
          <table:table-cell table:style-name="ce23"/>
          <table:table-cell table:style-name="ce24" office:value-type="string" calcext:value-type="string">
            <text:p>124,650*</text:p>
          </table:table-cell>
          <table:table-cell table:style-name="ce19"/>
          <table:table-cell table:number-columns-repeated="1014"/>
        </table:table-row>
        <table:table-row table:style-name="ro6">
          <table:table-cell/>
          <table:table-cell table:style-name="ce4" office:value-type="string" calcext:value-type="string">
            <text:p>2011-12</text:p>
          </table:table-cell>
          <table:table-cell table:style-name="ce10" office:value-type="float" office:value="257913" calcext:value-type="float">
            <text:p>257,913</text:p>
          </table:table-cell>
          <table:table-cell table:style-name="ce10" office:value-type="float" office:value="320646" calcext:value-type="float">
            <text:p>320,646</text:p>
          </table:table-cell>
          <table:table-cell table:style-name="ce10" office:value-type="float" office:value="1957886" calcext:value-type="float">
            <text:p>1,957,886</text:p>
          </table:table-cell>
          <table:table-cell table:style-name="ce19"/>
          <table:table-cell table:style-name="ce10" office:value-type="float" office:value="84048520" calcext:value-type="float">
            <text:p>84,048,520</text:p>
          </table:table-cell>
          <table:table-cell table:style-name="ce23"/>
          <table:table-cell table:style-name="ce24" office:value-type="string" calcext:value-type="string">
            <text:p>122,068*</text:p>
          </table:table-cell>
          <table:table-cell table:style-name="ce19"/>
          <table:table-cell table:number-columns-repeated="1014"/>
        </table:table-row>
        <table:table-row table:style-name="ro6">
          <table:table-cell/>
          <table:table-cell table:style-name="ce4" office:value-type="string" calcext:value-type="string">
            <text:p>2012-13</text:p>
          </table:table-cell>
          <table:table-cell table:style-name="ce10" office:value-type="float" office:value="238805" calcext:value-type="float">
            <text:p>238,805</text:p>
          </table:table-cell>
          <table:table-cell table:style-name="ce10" office:value-type="float" office:value="297586" calcext:value-type="float">
            <text:p>297,586</text:p>
          </table:table-cell>
          <table:table-cell table:style-name="ce10" office:value-type="float" office:value="1844145" calcext:value-type="float">
            <text:p>1,844,145</text:p>
          </table:table-cell>
          <table:table-cell table:style-name="ce19"/>
          <table:table-cell table:style-name="ce10" office:value-type="float" office:value="79403362" calcext:value-type="float">
            <text:p>79,403,362</text:p>
          </table:table-cell>
          <table:table-cell table:style-name="ce23"/>
          <table:table-cell table:style-name="ce24" office:value-type="string" calcext:value-type="string">
            <text:p>119,759**</text:p>
          </table:table-cell>
          <table:table-cell table:style-name="ce19"/>
          <table:table-cell table:number-columns-repeated="1014"/>
        </table:table-row>
        <table:table-row table:style-name="ro6">
          <table:table-cell/>
          <table:table-cell table:style-name="ce4" office:value-type="string" calcext:value-type="string">
            <text:p>2013-14</text:p>
          </table:table-cell>
          <table:table-cell table:style-name="ce10" office:value-type="float" office:value="238399" calcext:value-type="float">
            <text:p>238,399</text:p>
          </table:table-cell>
          <table:table-cell table:style-name="ce10" office:value-type="float" office:value="299828" calcext:value-type="float">
            <text:p>299,828</text:p>
          </table:table-cell>
          <table:table-cell table:style-name="ce10" office:value-type="float" office:value="1912161" calcext:value-type="float">
            <text:p>1,912,161</text:p>
          </table:table-cell>
          <table:table-cell table:style-name="ce20"/>
          <table:table-cell table:style-name="ce10" office:value-type="float" office:value="76486439" calcext:value-type="float">
            <text:p>76,486,439</text:p>
          </table:table-cell>
          <table:table-cell table:style-name="ce17"/>
          <table:table-cell table:style-name="ce24" office:value-type="string" calcext:value-type="string">
            <text:p>120,555**</text:p>
          </table:table-cell>
          <table:table-cell table:style-name="ce20"/>
          <table:table-cell table:number-columns-repeated="1014"/>
        </table:table-row>
        <table:table-row table:style-name="ro6">
          <table:table-cell/>
          <table:table-cell table:style-name="ce5" office:value-type="string" calcext:value-type="string">
            <text:p>2014-15</text:p>
          </table:table-cell>
          <table:table-cell table:style-name="ce11" office:value-type="float" office:value="226919" calcext:value-type="float">
            <text:p>226,919</text:p>
          </table:table-cell>
          <table:table-cell table:style-name="ce11" office:value-type="float" office:value="297011" calcext:value-type="float">
            <text:p>297,011</text:p>
          </table:table-cell>
          <table:table-cell table:style-name="ce11" office:value-type="float" office:value="1908089" calcext:value-type="float">
            <text:p>1,908,089</text:p>
          </table:table-cell>
          <table:table-cell table:style-name="ce21" office:value-type="float" office:value="1755601" calcext:value-type="float">
            <text:p>1,755,601</text:p>
          </table:table-cell>
          <table:table-cell table:style-name="ce11" office:value-type="float" office:value="76323551" calcext:value-type="float">
            <text:p>76,323,551</text:p>
          </table:table-cell>
          <table:table-cell table:style-name="ce10" office:value-type="float" office:value="70224040" calcext:value-type="float">
            <text:p>70,224,040</text:p>
          </table:table-cell>
          <table:table-cell table:style-name="ce25" office:value-type="string" calcext:value-type="string">
            <text:p>121,962**</text:p>
          </table:table-cell>
          <table:table-cell table:style-name="ce27" office:value-type="string" calcext:value-type="string">
            <text:p>121,309**</text:p>
          </table:table-cell>
          <table:table-cell table:number-columns-repeated="1014"/>
        </table:table-row>
        <table:table-row table:style-name="ro6">
          <table:table-cell/>
          <table:table-cell table:style-name="ce6" office:value-type="string" calcext:value-type="string">
            <text:p>2015-16</text:p>
          </table:table-cell>
          <table:table-cell table:style-name="ce12" office:value-type="float" office:value="227258" calcext:value-type="float">
            <text:p>227,258</text:p>
          </table:table-cell>
          <table:table-cell table:style-name="ce12" office:value-type="float" office:value="281051" calcext:value-type="float">
            <text:p>281,051</text:p>
          </table:table-cell>
          <table:table-cell table:style-name="ce17"/>
          <table:table-cell table:style-name="ce22" office:value-type="float" office:value="1752536" calcext:value-type="float">
            <text:p>1,752,536</text:p>
          </table:table-cell>
          <table:table-cell table:style-name="ce17"/>
          <table:table-cell table:style-name="ce12" office:value-type="float" office:value="70101427" calcext:value-type="float">
            <text:p>70,101,427</text:p>
          </table:table-cell>
          <table:table-cell table:style-name="ce17"/>
          <table:table-cell table:style-name="ce28" office:value-type="string" calcext:value-type="string">
            <text:p>121,184**</text:p>
          </table:table-cell>
          <table:table-cell table:number-columns-repeated="1014"/>
        </table:table-row>
        <table:table-row table:style-name="ro1">
          <table:table-cell office:value-type="string" calcext:value-type="string">
            <text:p>% cnage</text:p>
          </table:table-cell>
          <table:table-cell/>
          <table:table-cell table:style-name="ce13" table:formula="of:=([.C17]-[.C7])/[.C7]" office:value-type="percentage" office:value="-0.351451157215833" calcext:value-type="percentage">
            <text:p>-35.1%</text:p>
          </table:table-cell>
          <table:table-cell table:style-name="ce13" table:formula="of:=([.D17]-[.D7])/[.D7]" office:value-type="percentage" office:value="-0.3707141881559" calcext:value-type="percentage">
            <text:p>-37.1%</text:p>
          </table:table-cell>
          <table:table-cell table:style-name="ce13" table:number-columns-repeated="6"/>
          <table:table-cell table:number-columns-repeated="1014"/>
        </table:table-row>
        <table:table-row table:style-name="ro2">
          <table:table-cell table:number-columns-repeated="1024"/>
        </table:table-row>
        <table:table-row table:style-name="ro2">
          <table:table-cell/>
          <table:table-cell table:style-name="ce7" office:value-type="string" calcext:value-type="string">
            <text:p><text:a xlink:href="#_ftnref1" xlink:type="simple">[1] It is not possible to derive comparable Credit values or hours of learning based on Credits prior to 2014-15.</text:a></text:p>
          </table:table-cell>
          <table:table-cell table:number-columns-repeated="1022"/>
        </table:table-row>
        <table:table-row table:style-name="ro2" table:number-rows-repeated="1048555">
          <table:table-cell table:number-columns-repeated="1024"/>
        </table:table-row>
        <table:table-row table:style-name="ro2">
          <table:table-cell table:number-columns-repeated="1024"/>
        </table:table-row>
        <table:named-expressions>
          <table:named-range table:name="_ftn1" table:base-cell-address="$'Table B'.$A$1" table:cell-range-address="$'Table B'.$B$20"/>
          <table:named-range table:name="_ftnref1" table:base-cell-address="$'Table B'.$A$1" table:cell-range-address="$'Table B'.$E$5"/>
        </table:named-expressions>
      </table:table>
      <table:table table:name="CSV hefe_college_students" table:style-name="ta1">
        <table:table-column table:style-name="co7" table:default-cell-style-name="Default"/>
        <table:table-column table:style-name="co1" table:number-columns-repeated="2" table:default-cell-style-name="ce62"/>
        <table:table-column table:style-name="co1" table:default-cell-style-name="Default"/>
        <table:table-row table:style-name="ro1">
          <table:table-cell table:formula="of:=['Table B'.B6]" office:value-type="string" office:string-value="Academic Year" calcext:value-type="string">
            <text:p>Academic Year</text:p>
          </table:table-cell>
          <table:table-cell table:style-name="Default" table:formula="of:=['Table B'.D6]" office:value-type="string" office:string-value="Enrolments" calcext:value-type="string">
            <text:p>Enrolments</text:p>
          </table:table-cell>
          <table:table-cell table:style-name="Default" table:formula="of:=['Table B'.C6]" office:value-type="string" office:string-value="Headcount" calcext:value-type="string">
            <text:p>Headcount</text:p>
          </table:table-cell>
          <table:table-cell office:value-type="string" calcext:value-type="string">
            <text:p>FTE</text:p>
          </table:table-cell>
        </table:table-row>
        <table:table-row table:style-name="ro1">
          <table:table-cell table:formula="of:=['Table B'.B7]" office:value-type="string" office:string-value="2005-06" calcext:value-type="string">
            <text:p>2005-06</text:p>
          </table:table-cell>
          <table:table-cell table:formula="of:=['Table B'.D7]" office:value-type="float" office:value="446619" calcext:value-type="float">
            <text:p>446,619</text:p>
          </table:table-cell>
          <table:table-cell table:formula="of:=['Table B'.C7]" office:value-type="float" office:value="350410" calcext:value-type="float">
            <text:p>350,410</text:p>
          </table:table-cell>
          <table:table-cell table:style-name="ce32" table:formula="of:=['Table B'.I7]" office:value-type="float" office:value="116298" calcext:value-type="float">
            <text:p>116298</text:p>
          </table:table-cell>
        </table:table-row>
        <table:table-row table:style-name="ro1">
          <table:table-cell table:formula="of:=['Table B'.B8]" office:value-type="string" office:string-value="2006-07" calcext:value-type="string">
            <text:p>2006-07</text:p>
          </table:table-cell>
          <table:table-cell table:formula="of:=['Table B'.D8]" office:value-type="float" office:value="468155" calcext:value-type="float">
            <text:p>468,155</text:p>
          </table:table-cell>
          <table:table-cell table:formula="of:=['Table B'.C8]" office:value-type="float" office:value="363597" calcext:value-type="float">
            <text:p>363,597</text:p>
          </table:table-cell>
          <table:table-cell table:style-name="ce32" table:formula="of:=['Table B'.I8]" office:value-type="float" office:value="120808" calcext:value-type="float">
            <text:p>120808</text:p>
          </table:table-cell>
        </table:table-row>
        <table:table-row table:style-name="ro1">
          <table:table-cell table:formula="of:=['Table B'.B9]" office:value-type="string" office:string-value="2007-08" calcext:value-type="string">
            <text:p>2007-08</text:p>
          </table:table-cell>
          <table:table-cell table:formula="of:=['Table B'.D9]" office:value-type="float" office:value="489610" calcext:value-type="float">
            <text:p>489,610</text:p>
          </table:table-cell>
          <table:table-cell table:formula="of:=['Table B'.C9]" office:value-type="float" office:value="379233" calcext:value-type="float">
            <text:p>379,233</text:p>
          </table:table-cell>
          <table:table-cell table:style-name="ce32" table:formula="of:=['Table B'.I9]" office:value-type="float" office:value="122641" calcext:value-type="float">
            <text:p>122641</text:p>
          </table:table-cell>
        </table:table-row>
        <table:table-row table:style-name="ro1">
          <table:table-cell table:formula="of:=['Table B'.B10]" office:value-type="string" office:string-value="2008-09" calcext:value-type="string">
            <text:p>2008-09</text:p>
          </table:table-cell>
          <table:table-cell table:formula="of:=['Table B'.D10]" office:value-type="float" office:value="483472" calcext:value-type="float">
            <text:p>483,472</text:p>
          </table:table-cell>
          <table:table-cell table:formula="of:=['Table B'.C10]" office:value-type="float" office:value="374986" calcext:value-type="float">
            <text:p>374,986</text:p>
          </table:table-cell>
          <table:table-cell table:style-name="ce32" table:formula="of:=['Table B'.I10]" office:value-type="float" office:value="123031" calcext:value-type="float">
            <text:p>123031</text:p>
          </table:table-cell>
        </table:table-row>
        <table:table-row table:style-name="ro1">
          <table:table-cell table:formula="of:=['Table B'.B11]" office:value-type="string" office:string-value="2009-10" calcext:value-type="string">
            <text:p>2009-10</text:p>
          </table:table-cell>
          <table:table-cell table:formula="of:=['Table B'.D11]" office:value-type="float" office:value="438522" calcext:value-type="float">
            <text:p>438,522</text:p>
          </table:table-cell>
          <table:table-cell table:formula="of:=['Table B'.C11]" office:value-type="float" office:value="347336" calcext:value-type="float">
            <text:p>347,336</text:p>
          </table:table-cell>
          <table:table-cell table:style-name="ce32" table:formula="of:=['Table B'.I11]" office:value-type="float" office:value="124670" calcext:value-type="float">
            <text:p>124670</text:p>
          </table:table-cell>
        </table:table-row>
        <table:table-row table:style-name="ro1">
          <table:table-cell table:formula="of:=['Table B'.B12]" office:value-type="string" office:string-value="2010-11" calcext:value-type="string">
            <text:p>2010-11</text:p>
          </table:table-cell>
          <table:table-cell table:formula="of:=['Table B'.D12]" office:value-type="float" office:value="383005" calcext:value-type="float">
            <text:p>383,005</text:p>
          </table:table-cell>
          <table:table-cell table:formula="of:=['Table B'.C12]" office:value-type="float" office:value="305969" calcext:value-type="float">
            <text:p>305,969</text:p>
          </table:table-cell>
          <table:table-cell office:value-type="float" office:value="124650" calcext:value-type="float">
            <text:p>124650</text:p>
          </table:table-cell>
        </table:table-row>
        <table:table-row table:style-name="ro1">
          <table:table-cell table:formula="of:=['Table B'.B13]" office:value-type="string" office:string-value="2011-12" calcext:value-type="string">
            <text:p>2011-12</text:p>
          </table:table-cell>
          <table:table-cell table:formula="of:=['Table B'.D13]" office:value-type="float" office:value="320646" calcext:value-type="float">
            <text:p>320,646</text:p>
          </table:table-cell>
          <table:table-cell table:formula="of:=['Table B'.C13]" office:value-type="float" office:value="257913" calcext:value-type="float">
            <text:p>257,913</text:p>
          </table:table-cell>
          <table:table-cell office:value-type="float" office:value="122068" calcext:value-type="float">
            <text:p>122068</text:p>
          </table:table-cell>
        </table:table-row>
        <table:table-row table:style-name="ro1">
          <table:table-cell table:formula="of:=['Table B'.B14]" office:value-type="string" office:string-value="2012-13" calcext:value-type="string">
            <text:p>2012-13</text:p>
          </table:table-cell>
          <table:table-cell table:formula="of:=['Table B'.D14]" office:value-type="float" office:value="297586" calcext:value-type="float">
            <text:p>297,586</text:p>
          </table:table-cell>
          <table:table-cell table:formula="of:=['Table B'.C14]" office:value-type="float" office:value="238805" calcext:value-type="float">
            <text:p>238,805</text:p>
          </table:table-cell>
          <table:table-cell office:value-type="float" office:value="119759" calcext:value-type="float">
            <text:p>119759</text:p>
          </table:table-cell>
        </table:table-row>
        <table:table-row table:style-name="ro1">
          <table:table-cell table:formula="of:=['Table B'.B15]" office:value-type="string" office:string-value="2013-14" calcext:value-type="string">
            <text:p>2013-14</text:p>
          </table:table-cell>
          <table:table-cell table:formula="of:=['Table B'.D15]" office:value-type="float" office:value="299828" calcext:value-type="float">
            <text:p>299,828</text:p>
          </table:table-cell>
          <table:table-cell table:formula="of:=['Table B'.C15]" office:value-type="float" office:value="238399" calcext:value-type="float">
            <text:p>238,399</text:p>
          </table:table-cell>
          <table:table-cell office:value-type="float" office:value="120555" calcext:value-type="float">
            <text:p>120555</text:p>
          </table:table-cell>
        </table:table-row>
        <table:table-row table:style-name="ro1">
          <table:table-cell table:formula="of:=['Table B'.B16]" office:value-type="string" office:string-value="2014-15" calcext:value-type="string">
            <text:p>2014-15</text:p>
          </table:table-cell>
          <table:table-cell table:formula="of:=['Table B'.D16]" office:value-type="float" office:value="297011" calcext:value-type="float">
            <text:p>297,011</text:p>
          </table:table-cell>
          <table:table-cell table:formula="of:=['Table B'.C16]" office:value-type="float" office:value="226919" calcext:value-type="float">
            <text:p>226,919</text:p>
          </table:table-cell>
          <table:table-cell office:value-type="float" office:value="121962" calcext:value-type="float">
            <text:p>121962</text:p>
          </table:table-cell>
        </table:table-row>
        <table:table-row table:style-name="ro1">
          <table:table-cell table:formula="of:=['Table B'.B17]" office:value-type="string" office:string-value="2015-16" calcext:value-type="string">
            <text:p>2015-16</text:p>
          </table:table-cell>
          <table:table-cell table:formula="of:=['Table B'.D17]" office:value-type="float" office:value="281051" calcext:value-type="float">
            <text:p>281,051</text:p>
          </table:table-cell>
          <table:table-cell table:formula="of:=['Table B'.C17]" office:value-type="float" office:value="227258" calcext:value-type="float">
            <text:p>227,258</text:p>
          </table:table-cell>
          <table:table-cell office:value-type="float" office:value="121184" calcext:value-type="float">
            <text:p>121184</text:p>
          </table:table-cell>
        </table:table-row>
        <table:table-row table:style-name="ro1">
          <table:table-cell office:value-type="string" calcext:value-type="string">
            <text:p>-META-</text:p>
          </table:table-cell>
          <table:table-cell table:style-name="Default" table:number-columns-repeated="2"/>
          <table:table-cell/>
        </table:table-row>
        <table:table-row table:style-name="ro1">
          <table:table-cell office:value-type="string" calcext:value-type="string">
            <text:p>YAXISTITLE</text:p>
          </table:table-cell>
          <table:table-cell table:style-name="Default" office:value-type="string" calcext:value-type="string">
            <text:p>Number of FE and HE college students</text:p>
          </table:table-cell>
          <table:table-cell table:style-name="Default"/>
          <table:table-cell/>
        </table:table-row>
        <table:table-row table:style-name="ro1">
          <table:table-cell office:value-type="string" calcext:value-type="string">
            <text:p>SYMBOLS</text:p>
          </table:table-cell>
          <table:table-cell table:style-name="ce31" office:value-type="boolean" office:boolean-value="true" calcext:value-type="boolean">
            <text:p>TRUE</text:p>
          </table:table-cell>
          <table:table-cell table:style-name="Default"/>
          <table:table-cell/>
        </table:table-row>
        <table:table-row table:style-name="ro1">
          <table:table-cell office:value-type="string" calcext:value-type="string">
            <text:p>LEGENDY</text:p>
          </table:table-cell>
          <table:table-cell table:style-name="Default" office:value-type="float" office:value="70000" calcext:value-type="float">
            <text:p>70000</text:p>
          </table:table-cell>
          <table:table-cell table:style-name="Default"/>
          <table:table-cell/>
        </table:table-row>
        <table:table-row table:style-name="ro1">
          <table:table-cell office:value-type="string" calcext:value-type="string">
            <text:p>LEFTPADDING</text:p>
          </table:table-cell>
          <table:table-cell table:style-name="Default" office:value-type="float" office:value="70" calcext:value-type="float">
            <text:p>70</text:p>
          </table:table-cell>
          <table:table-cell table:style-name="Default"/>
          <table:table-cell/>
        </table:table-row>
      </table:table>
      <table:table table:name="Table 1" table:style-name="ta1">
        <table:table-column table:style-name="co8" table:default-cell-style-name="ce67"/>
        <table:table-column table:style-name="co9" table:default-cell-style-name="ce67"/>
        <table:table-column table:style-name="co10" table:default-cell-style-name="ce67"/>
        <table:table-column table:style-name="co11" table:number-columns-repeated="5" table:default-cell-style-name="ce67"/>
        <table:table-column table:style-name="co6" table:default-cell-style-name="ce67"/>
        <table:table-column table:style-name="co12" table:default-cell-style-name="ce133"/>
        <table:table-column table:style-name="co6" table:number-columns-repeated="1014" table:default-cell-style-name="ce67"/>
        <table:table-row table:style-name="ro7">
          <table:table-cell table:style-name="ce65"/>
          <table:table-cell table:style-name="ce68" office:value-type="string" calcext:value-type="string">
            <text:p>Table 1: Students in higher education at Scottish HEIs &amp; colleges by institution type and level of study, 2006-07 to 2015-16</text:p>
          </table:table-cell>
          <table:table-cell table:style-name="ce65"/>
          <table:table-cell table:style-name="ce92" table:number-columns-repeated="3"/>
          <table:table-cell table:style-name="ce65" table:number-columns-repeated="3"/>
          <table:table-cell table:style-name="ce131"/>
          <table:table-cell table:number-columns-repeated="1014"/>
        </table:table-row>
        <table:table-row table:style-name="ro8">
          <table:table-cell table:style-name="ce65"/>
          <table:table-cell table:style-name="ce69"/>
          <table:table-cell table:style-name="ce65"/>
          <table:table-cell table:style-name="ce92" table:number-columns-repeated="3"/>
          <table:table-cell table:style-name="ce65" table:number-columns-repeated="3"/>
          <table:table-cell table:style-name="ce131"/>
          <table:table-cell table:number-columns-repeated="1014"/>
        </table:table-row>
        <table:table-row table:style-name="ro9">
          <table:table-cell table:style-name="ce65"/>
          <table:table-cell table:style-name="ce70"/>
          <table:table-cell table:style-name="ce81" office:value-type="string" calcext:value-type="string" table:number-columns-spanned="6" table:number-rows-spanned="1">
            <text:p>Level of Study</text:p>
          </table:table-cell>
          <table:covered-table-cell table:number-columns-repeated="4" table:style-name="ce93"/>
          <table:covered-table-cell table:style-name="ce119"/>
          <table:table-cell table:style-name="ce65"/>
          <table:table-cell table:style-name="ce131"/>
          <table:table-cell table:number-columns-repeated="1014"/>
        </table:table-row>
        <table:table-row table:style-name="ro10">
          <table:table-cell table:style-name="ce65"/>
          <table:table-cell table:style-name="ce192" office:value-type="string" calcext:value-type="string" table:number-columns-spanned="1" table:number-rows-spanned="2">
            <text:p>Institution Type /</text:p>
            <text:p>Academic Session</text:p>
          </table:table-cell>
          <table:table-cell table:style-name="ce82" office:value-type="string" calcext:value-type="string">
            <text:p>All Levels</text:p>
          </table:table-cell>
          <table:table-cell table:style-name="ce94" office:value-type="string" calcext:value-type="string" table:number-columns-spanned="2" table:number-rows-spanned="1">
            <text:p>Postgraduate</text:p>
          </table:table-cell>
          <table:covered-table-cell table:style-name="ce103"/>
          <table:table-cell table:style-name="ce112" office:value-type="string" calcext:value-type="string">
            <text:p>First Degree</text:p>
          </table:table-cell>
          <table:table-cell table:style-name="ce115" office:value-type="string" calcext:value-type="string" table:number-columns-spanned="2" table:number-rows-spanned="1">
            <text:p>Sub-degree</text:p>
          </table:table-cell>
          <table:covered-table-cell table:style-name="ce120"/>
          <table:table-cell table:style-name="ce65"/>
          <table:table-cell table:style-name="ce131"/>
          <table:table-cell table:number-columns-repeated="1014"/>
        </table:table-row>
        <table:table-row table:style-name="ro11">
          <table:table-cell table:style-name="ce65"/>
          <table:covered-table-cell table:style-name="ce192"/>
          <table:table-cell table:style-name="ce83"/>
          <table:table-cell table:style-name="ce95" office:value-type="string" calcext:value-type="string">
            <text:p>Research</text:p>
            <text:p>Postgraduate</text:p>
            <text:p>(1)</text:p>
          </table:table-cell>
          <table:table-cell table:style-name="ce104" office:value-type="string" calcext:value-type="string">
            <text:p>Taught</text:p>
            <text:p>Postgraduate</text:p>
          </table:table-cell>
          <table:table-cell table:style-name="ce113"/>
          <table:table-cell table:style-name="ce116" office:value-type="string" calcext:value-type="string">
            <text:p>HNC/HND</text:p>
          </table:table-cell>
          <table:table-cell table:style-name="ce121" office:value-type="string" calcext:value-type="string">
            <text:p>Other</text:p>
            <text:p>sub-degree</text:p>
          </table:table-cell>
          <table:table-cell table:style-name="ce65"/>
          <table:table-cell table:style-name="ce131"/>
          <table:table-cell table:number-columns-repeated="1014"/>
        </table:table-row>
        <table:table-row table:style-name="ro7">
          <table:table-cell table:style-name="ce65"/>
          <table:table-cell table:style-name="ce72" office:value-type="string" calcext:value-type="string">
            <text:p>Total</text:p>
          </table:table-cell>
          <table:table-cell table:style-name="ce84"/>
          <table:table-cell table:style-name="ce96"/>
          <table:table-cell table:style-name="ce105" table:number-columns-repeated="2"/>
          <table:table-cell table:style-name="ce117"/>
          <table:table-cell table:style-name="ce122"/>
          <table:table-cell table:style-name="ce65"/>
          <table:table-cell table:style-name="ce131"/>
          <table:table-cell table:number-columns-repeated="1014"/>
        </table:table-row>
        <table:table-row table:style-name="ro12">
          <table:table-cell table:style-name="ce65"/>
          <table:table-cell table:style-name="ce73" office:value-type="string" calcext:value-type="string">
            <text:p>2006-07</text:p>
          </table:table-cell>
          <table:table-cell table:style-name="ce85" office:value-type="float" office:value="279560" calcext:value-type="float">
            <text:p>279,560 <text:s/></text:p>
          </table:table-cell>
          <table:table-cell table:style-name="ce97" office:value-type="float" office:value="9360" calcext:value-type="float">
            <text:p>9,360 <text:s/></text:p>
          </table:table-cell>
          <table:table-cell table:style-name="ce106" office:value-type="float" office:value="43035" calcext:value-type="float">
            <text:p>43,035 <text:s/></text:p>
          </table:table-cell>
          <table:table-cell table:style-name="ce106" office:value-type="float" office:value="133740" calcext:value-type="float">
            <text:p>133,740 <text:s/></text:p>
          </table:table-cell>
          <table:table-cell table:style-name="ce97" office:value-type="float" office:value="39265" calcext:value-type="float">
            <text:p>39,265 <text:s/></text:p>
          </table:table-cell>
          <table:table-cell table:style-name="ce123" office:value-type="float" office:value="54160" calcext:value-type="float">
            <text:p>54,160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07-08</text:p>
          </table:table-cell>
          <table:table-cell table:style-name="ce85" office:value-type="float" office:value="272625" calcext:value-type="float">
            <text:p>272,625 <text:s/></text:p>
          </table:table-cell>
          <table:table-cell table:style-name="ce97" office:value-type="float" office:value="9615" calcext:value-type="float">
            <text:p>9,615 <text:s/></text:p>
          </table:table-cell>
          <table:table-cell table:style-name="ce106" office:value-type="float" office:value="42265" calcext:value-type="float">
            <text:p>42,265 <text:s/></text:p>
          </table:table-cell>
          <table:table-cell table:style-name="ce106" office:value-type="float" office:value="132260" calcext:value-type="float">
            <text:p>132,260 <text:s/></text:p>
          </table:table-cell>
          <table:table-cell table:style-name="ce97" office:value-type="float" office:value="38755" calcext:value-type="float">
            <text:p>38,755 <text:s/></text:p>
          </table:table-cell>
          <table:table-cell table:style-name="ce123" office:value-type="float" office:value="49730" calcext:value-type="float">
            <text:p>49,730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08-09</text:p>
          </table:table-cell>
          <table:table-cell table:style-name="ce85" office:value-type="float" office:value="279615" calcext:value-type="float">
            <text:p>279,615 <text:s/></text:p>
          </table:table-cell>
          <table:table-cell table:style-name="ce97" office:value-type="float" office:value="9935" calcext:value-type="float">
            <text:p>9,935 <text:s/></text:p>
          </table:table-cell>
          <table:table-cell table:style-name="ce106" office:value-type="float" office:value="42760" calcext:value-type="float">
            <text:p>42,760 <text:s/></text:p>
          </table:table-cell>
          <table:table-cell table:style-name="ce106" office:value-type="float" office:value="137720" calcext:value-type="float">
            <text:p>137,720 <text:s/></text:p>
          </table:table-cell>
          <table:table-cell table:style-name="ce97" office:value-type="float" office:value="39105" calcext:value-type="float">
            <text:p>39,105 <text:s/></text:p>
          </table:table-cell>
          <table:table-cell table:style-name="ce123" office:value-type="float" office:value="50095" calcext:value-type="float">
            <text:p>50,095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09-10</text:p>
          </table:table-cell>
          <table:table-cell table:style-name="ce85" office:value-type="float" office:value="287565" calcext:value-type="float">
            <text:p>287,565 <text:s/></text:p>
          </table:table-cell>
          <table:table-cell table:style-name="ce97" office:value-type="float" office:value="10665" calcext:value-type="float">
            <text:p>10,665 <text:s/></text:p>
          </table:table-cell>
          <table:table-cell table:style-name="ce106" office:value-type="float" office:value="44285" calcext:value-type="float">
            <text:p>44,285 <text:s/></text:p>
          </table:table-cell>
          <table:table-cell table:style-name="ce106" office:value-type="float" office:value="146175" calcext:value-type="float">
            <text:p>146,175 <text:s/></text:p>
          </table:table-cell>
          <table:table-cell table:style-name="ce97" office:value-type="float" office:value="41230" calcext:value-type="float">
            <text:p>41,230 <text:s/></text:p>
          </table:table-cell>
          <table:table-cell table:style-name="ce123" office:value-type="float" office:value="45205" calcext:value-type="float">
            <text:p>45,205 <text:s/></text:p>
          </table:table-cell>
          <table:table-cell table:style-name="ce129"/>
          <table:table-cell table:style-name="ce131"/>
          <table:table-cell table:number-columns-repeated="1014"/>
        </table:table-row>
        <table:table-row table:style-name="ro13">
          <table:table-cell table:style-name="ce66"/>
          <table:table-cell table:style-name="ce73" office:value-type="string" calcext:value-type="string">
            <text:p>2010-11</text:p>
          </table:table-cell>
          <table:table-cell table:style-name="ce85" office:value-type="float" office:value="290000" calcext:value-type="float">
            <text:p>290,000 <text:s/></text:p>
          </table:table-cell>
          <table:table-cell table:style-name="ce97" office:value-type="float" office:value="11325" calcext:value-type="float">
            <text:p>11,325 <text:s/></text:p>
          </table:table-cell>
          <table:table-cell table:style-name="ce106" office:value-type="float" office:value="45255" calcext:value-type="float">
            <text:p>45,255 <text:s/></text:p>
          </table:table-cell>
          <table:table-cell table:style-name="ce106" office:value-type="float" office:value="149715" calcext:value-type="float">
            <text:p>149,715 <text:s/></text:p>
          </table:table-cell>
          <table:table-cell table:style-name="ce97" office:value-type="float" office:value="42315" calcext:value-type="float">
            <text:p>42,315 <text:s/></text:p>
          </table:table-cell>
          <table:table-cell table:style-name="ce123" office:value-type="float" office:value="41390" calcext:value-type="float">
            <text:p>41,390 <text:s/></text:p>
          </table:table-cell>
          <table:table-cell table:style-name="ce129"/>
          <table:table-cell table:style-name="ce132"/>
          <table:table-cell table:style-name="ce134" table:number-columns-repeated="1014"/>
        </table:table-row>
        <table:table-row table:style-name="ro12">
          <table:table-cell table:style-name="ce65"/>
          <table:table-cell table:style-name="ce73" office:value-type="string" calcext:value-type="string">
            <text:p>2011-12</text:p>
          </table:table-cell>
          <table:table-cell table:style-name="ce85" office:value-type="float" office:value="281630" calcext:value-type="float">
            <text:p>281,630 <text:s/></text:p>
          </table:table-cell>
          <table:table-cell table:style-name="ce97" office:value-type="float" office:value="11660" calcext:value-type="float">
            <text:p>11,660 <text:s/></text:p>
          </table:table-cell>
          <table:table-cell table:style-name="ce106" office:value-type="float" office:value="43280" calcext:value-type="float">
            <text:p>43,280 <text:s/></text:p>
          </table:table-cell>
          <table:table-cell table:style-name="ce106" office:value-type="float" office:value="149350" calcext:value-type="float">
            <text:p>149,350 <text:s/></text:p>
          </table:table-cell>
          <table:table-cell table:style-name="ce97" office:value-type="float" office:value="41345" calcext:value-type="float">
            <text:p>41,345 <text:s/></text:p>
          </table:table-cell>
          <table:table-cell table:style-name="ce123" office:value-type="float" office:value="35990" calcext:value-type="float">
            <text:p>35,990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12-13 (2)</text:p>
          </table:table-cell>
          <table:table-cell table:style-name="ce85" office:value-type="float" office:value="278745" calcext:value-type="float">
            <text:p>278,745 <text:s/></text:p>
          </table:table-cell>
          <table:table-cell table:style-name="ce97" office:value-type="float" office:value="11965" calcext:value-type="float">
            <text:p>11,965 <text:s/></text:p>
          </table:table-cell>
          <table:table-cell table:style-name="ce106" office:value-type="float" office:value="41530" calcext:value-type="float">
            <text:p>41,530 <text:s/></text:p>
          </table:table-cell>
          <table:table-cell table:style-name="ce106" office:value-type="float" office:value="150935" calcext:value-type="float">
            <text:p>150,935 <text:s/></text:p>
          </table:table-cell>
          <table:table-cell table:style-name="ce97" office:value-type="float" office:value="39745" calcext:value-type="float">
            <text:p>39,745 <text:s/></text:p>
          </table:table-cell>
          <table:table-cell table:style-name="ce123" office:value-type="float" office:value="34565" calcext:value-type="float">
            <text:p>34,565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13-14 (2)</text:p>
          </table:table-cell>
          <table:table-cell table:style-name="ce85" office:value-type="float" office:value="279495" calcext:value-type="float">
            <text:p>279,495 <text:s/></text:p>
          </table:table-cell>
          <table:table-cell table:style-name="ce97" office:value-type="float" office:value="12180" calcext:value-type="float">
            <text:p>12,180 <text:s/></text:p>
          </table:table-cell>
          <table:table-cell table:style-name="ce106" office:value-type="float" office:value="41925" calcext:value-type="float">
            <text:p>41,925 <text:s/></text:p>
          </table:table-cell>
          <table:table-cell table:style-name="ce106" office:value-type="float" office:value="152460" calcext:value-type="float">
            <text:p>152,460 <text:s/></text:p>
          </table:table-cell>
          <table:table-cell table:style-name="ce97" office:value-type="float" office:value="41285" calcext:value-type="float">
            <text:p>41,285 <text:s/></text:p>
          </table:table-cell>
          <table:table-cell table:style-name="ce123" office:value-type="float" office:value="31640" calcext:value-type="float">
            <text:p>31,640 <text:s/></text:p>
          </table:table-cell>
          <table:table-cell table:style-name="ce128"/>
          <table:table-cell table:style-name="ce131"/>
          <table:table-cell table:number-columns-repeated="1014"/>
        </table:table-row>
        <table:table-row table:style-name="ro7">
          <table:table-cell table:style-name="ce65"/>
          <table:table-cell table:style-name="ce74" office:value-type="string" calcext:value-type="string">
            <text:p>2014-15 (2)</text:p>
          </table:table-cell>
          <table:table-cell table:style-name="ce86" office:value-type="float" office:value="281285" calcext:value-type="float">
            <text:p>281,285 <text:s/></text:p>
          </table:table-cell>
          <table:table-cell table:style-name="ce98" office:value-type="float" office:value="12525" calcext:value-type="float">
            <text:p>12,525 <text:s/></text:p>
          </table:table-cell>
          <table:table-cell table:style-name="ce107" office:value-type="float" office:value="43675" calcext:value-type="float">
            <text:p>43,675 <text:s/></text:p>
          </table:table-cell>
          <table:table-cell table:style-name="ce107" office:value-type="float" office:value="154420" calcext:value-type="float">
            <text:p>154,420 <text:s/></text:p>
          </table:table-cell>
          <table:table-cell table:style-name="ce98" office:value-type="float" office:value="40765" calcext:value-type="float">
            <text:p>40,765 <text:s/></text:p>
          </table:table-cell>
          <table:table-cell table:style-name="ce124" office:value-type="float" office:value="29905" calcext:value-type="float">
            <text:p>29,905 <text:s/></text:p>
          </table:table-cell>
          <table:table-cell table:style-name="ce128"/>
          <table:table-cell table:style-name="ce131"/>
          <table:table-cell table:number-columns-repeated="1014"/>
        </table:table-row>
        <table:table-row table:style-name="ro7">
          <table:table-cell table:style-name="ce65"/>
          <table:table-cell table:style-name="ce75" office:value-type="string" calcext:value-type="string">
            <text:p>2015-16</text:p>
          </table:table-cell>
          <table:table-cell table:style-name="ce86" office:value-type="float" office:value="285450" calcext:value-type="float">
            <text:p>285,450 <text:s/></text:p>
          </table:table-cell>
          <table:table-cell table:style-name="ce99" office:value-type="float" office:value="12910" calcext:value-type="float">
            <text:p>12,910 <text:s/></text:p>
          </table:table-cell>
          <table:table-cell table:style-name="ce108" office:value-type="float" office:value="43800" calcext:value-type="float">
            <text:p>43,800 <text:s/></text:p>
          </table:table-cell>
          <table:table-cell table:style-name="ce108" office:value-type="float" office:value="158495" calcext:value-type="float">
            <text:p>158,495 <text:s/></text:p>
          </table:table-cell>
          <table:table-cell table:style-name="ce99" office:value-type="float" office:value="41060" calcext:value-type="float">
            <text:p>41,060 <text:s/></text:p>
          </table:table-cell>
          <table:table-cell table:style-name="ce125" office:value-type="float" office:value="29185" calcext:value-type="float">
            <text:p>29,185 <text:s/></text:p>
          </table:table-cell>
          <table:table-cell table:style-name="ce128"/>
          <table:table-cell table:style-name="ce131"/>
          <table:table-cell table:number-columns-repeated="1014"/>
        </table:table-row>
        <table:table-row table:style-name="ro7">
          <table:table-cell table:style-name="ce65"/>
          <table:table-cell table:style-name="ce75" office:value-type="string" calcext:value-type="string">
            <text:p>change</text:p>
          </table:table-cell>
          <table:table-cell table:style-name="ce87" table:formula="of:=([.C16]-[.C7])/[.C7]" office:value-type="percentage" office:value="0.0210688224352554" calcext:value-type="percentage">
            <text:p>2.1%</text:p>
          </table:table-cell>
          <table:table-cell table:style-name="ce87" table:formula="of:=([.D16]-[.D7])/[.D7]" office:value-type="percentage" office:value="0.379273504273504" calcext:value-type="percentage">
            <text:p>37.9%</text:p>
          </table:table-cell>
          <table:table-cell table:style-name="ce87" table:formula="of:=([.E16]-[.E7])/[.E7]" office:value-type="percentage" office:value="0.0177762286510979" calcext:value-type="percentage">
            <text:p>1.8%</text:p>
          </table:table-cell>
          <table:table-cell table:style-name="ce87" table:formula="of:=([.F16]-[.F7])/[.F7]" office:value-type="percentage" office:value="0.185097951248691" calcext:value-type="percentage">
            <text:p>18.5%</text:p>
          </table:table-cell>
          <table:table-cell table:style-name="ce87" table:formula="of:=([.G16]-[.G7])/[.G7]" office:value-type="percentage" office:value="0.0457150133706864" calcext:value-type="percentage">
            <text:p>4.6%</text:p>
          </table:table-cell>
          <table:table-cell table:style-name="ce87" table:formula="of:=([.H16]-[.H7])/[.H7]" office:value-type="percentage" office:value="-0.461133677991137" calcext:value-type="percentage">
            <text:p>-46.1%</text:p>
          </table:table-cell>
          <table:table-cell table:style-name="ce130" table:formula="of:=([.C16]-[.C11])/[.C11]" office:value-type="percentage" office:value="-0.0156896551724138" calcext:value-type="percentage">
            <text:p>-1.57%</text:p>
          </table:table-cell>
          <table:table-cell table:style-name="ce131"/>
          <table:table-cell table:number-columns-repeated="1014"/>
        </table:table-row>
        <table:table-row table:style-name="ro7">
          <table:table-cell table:style-name="ce65"/>
          <table:table-cell table:style-name="ce72" office:value-type="string" calcext:value-type="string">
            <text:p>All students at HEIs</text:p>
          </table:table-cell>
          <table:table-cell table:style-name="ce88"/>
          <table:table-cell table:style-name="ce98"/>
          <table:table-cell table:style-name="ce107" table:number-columns-repeated="2"/>
          <table:table-cell table:style-name="ce98"/>
          <table:table-cell table:style-name="ce124"/>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06-07</text:p>
          </table:table-cell>
          <table:table-cell table:style-name="ce85" office:value-type="float" office:value="230100" calcext:value-type="float">
            <text:p>230,100 <text:s/></text:p>
          </table:table-cell>
          <table:table-cell table:style-name="ce97" office:value-type="float" office:value="9360" calcext:value-type="float">
            <text:p>9,360 <text:s/></text:p>
          </table:table-cell>
          <table:table-cell table:style-name="ce106" office:value-type="float" office:value="42880" calcext:value-type="float">
            <text:p>42,880 <text:s/></text:p>
          </table:table-cell>
          <table:table-cell table:style-name="ce106" office:value-type="float" office:value="133180" calcext:value-type="float">
            <text:p>133,180 <text:s/></text:p>
          </table:table-cell>
          <table:table-cell table:style-name="ce97" office:value-type="float" office:value="4345" calcext:value-type="float">
            <text:p>4,345 <text:s/></text:p>
          </table:table-cell>
          <table:table-cell table:style-name="ce123" office:value-type="float" office:value="40330" calcext:value-type="float">
            <text:p>40,330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07-08</text:p>
          </table:table-cell>
          <table:table-cell table:style-name="ce85" office:value-type="float" office:value="224855" calcext:value-type="float">
            <text:p>224,855 <text:s/></text:p>
          </table:table-cell>
          <table:table-cell table:style-name="ce97" office:value-type="float" office:value="9615" calcext:value-type="float">
            <text:p>9,615 <text:s/></text:p>
          </table:table-cell>
          <table:table-cell table:style-name="ce106" office:value-type="float" office:value="42115" calcext:value-type="float">
            <text:p>42,115 <text:s/></text:p>
          </table:table-cell>
          <table:table-cell table:style-name="ce106" office:value-type="float" office:value="131645" calcext:value-type="float">
            <text:p>131,645 <text:s/></text:p>
          </table:table-cell>
          <table:table-cell table:style-name="ce97" office:value-type="float" office:value="5085" calcext:value-type="float">
            <text:p>5,085 <text:s/></text:p>
          </table:table-cell>
          <table:table-cell table:style-name="ce123" office:value-type="float" office:value="36395" calcext:value-type="float">
            <text:p>36,395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08-09</text:p>
          </table:table-cell>
          <table:table-cell table:style-name="ce85" office:value-type="float" office:value="231260" calcext:value-type="float">
            <text:p>231,260 <text:s/></text:p>
          </table:table-cell>
          <table:table-cell table:style-name="ce97" office:value-type="float" office:value="9935" calcext:value-type="float">
            <text:p>9,935 <text:s/></text:p>
          </table:table-cell>
          <table:table-cell table:style-name="ce106" office:value-type="float" office:value="42660" calcext:value-type="float">
            <text:p>42,660 <text:s/></text:p>
          </table:table-cell>
          <table:table-cell table:style-name="ce106" office:value-type="float" office:value="137040" calcext:value-type="float">
            <text:p>137,040 <text:s/></text:p>
          </table:table-cell>
          <table:table-cell table:style-name="ce97" office:value-type="float" office:value="4745" calcext:value-type="float">
            <text:p>4,745 <text:s/></text:p>
          </table:table-cell>
          <table:table-cell table:style-name="ce123" office:value-type="float" office:value="36875" calcext:value-type="float">
            <text:p>36,875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09-10</text:p>
          </table:table-cell>
          <table:table-cell table:style-name="ce85" office:value-type="float" office:value="237765" calcext:value-type="float">
            <text:p>237,765 <text:s/></text:p>
          </table:table-cell>
          <table:table-cell table:style-name="ce97" office:value-type="float" office:value="10665" calcext:value-type="float">
            <text:p>10,665 <text:s/></text:p>
          </table:table-cell>
          <table:table-cell table:style-name="ce106" office:value-type="float" office:value="44165" calcext:value-type="float">
            <text:p>44,165 <text:s/></text:p>
          </table:table-cell>
          <table:table-cell table:style-name="ce106" office:value-type="float" office:value="145535" calcext:value-type="float">
            <text:p>145,535 <text:s/></text:p>
          </table:table-cell>
          <table:table-cell table:style-name="ce97" office:value-type="float" office:value="4540" calcext:value-type="float">
            <text:p>4,540 <text:s/></text:p>
          </table:table-cell>
          <table:table-cell table:style-name="ce123" office:value-type="float" office:value="32855" calcext:value-type="float">
            <text:p>32,855 <text:s/></text:p>
          </table:table-cell>
          <table:table-cell table:style-name="ce128"/>
          <table:table-cell table:style-name="ce131"/>
          <table:table-cell table:number-columns-repeated="1014"/>
        </table:table-row>
        <table:table-row table:style-name="ro13">
          <table:table-cell table:style-name="ce65"/>
          <table:table-cell table:style-name="ce73" office:value-type="string" calcext:value-type="string">
            <text:p>2010-11</text:p>
          </table:table-cell>
          <table:table-cell table:style-name="ce85" office:value-type="float" office:value="238645" calcext:value-type="float">
            <text:p>238,645 <text:s/></text:p>
          </table:table-cell>
          <table:table-cell table:style-name="ce97" office:value-type="float" office:value="11325" calcext:value-type="float">
            <text:p>11,325 <text:s/></text:p>
          </table:table-cell>
          <table:table-cell table:style-name="ce106" office:value-type="float" office:value="45155" calcext:value-type="float">
            <text:p>45,155 <text:s/></text:p>
          </table:table-cell>
          <table:table-cell table:style-name="ce106" office:value-type="float" office:value="148770" calcext:value-type="float">
            <text:p>148,770 <text:s/></text:p>
          </table:table-cell>
          <table:table-cell table:style-name="ce97" office:value-type="float" office:value="4120" calcext:value-type="float">
            <text:p>4,120 <text:s/></text:p>
          </table:table-cell>
          <table:table-cell table:style-name="ce123" office:value-type="float" office:value="29275" calcext:value-type="float">
            <text:p>29,275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11-12</text:p>
          </table:table-cell>
          <table:table-cell table:style-name="ce85" office:value-type="float" office:value="233010" calcext:value-type="float">
            <text:p>233,010 <text:s/></text:p>
          </table:table-cell>
          <table:table-cell table:style-name="ce97" office:value-type="float" office:value="11660" calcext:value-type="float">
            <text:p>11,660 <text:s/></text:p>
          </table:table-cell>
          <table:table-cell table:style-name="ce106" office:value-type="float" office:value="43245" calcext:value-type="float">
            <text:p>43,245 <text:s/></text:p>
          </table:table-cell>
          <table:table-cell table:style-name="ce106" office:value-type="float" office:value="148425" calcext:value-type="float">
            <text:p>148,425 <text:s/></text:p>
          </table:table-cell>
          <table:table-cell table:style-name="ce97" office:value-type="float" office:value="3875" calcext:value-type="float">
            <text:p>3,875 <text:s/></text:p>
          </table:table-cell>
          <table:table-cell table:style-name="ce123" office:value-type="float" office:value="25800" calcext:value-type="float">
            <text:p>25,800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12-13 (2)</text:p>
          </table:table-cell>
          <table:table-cell table:style-name="ce85" office:value-type="float" office:value="230950" calcext:value-type="float">
            <text:p>230,950 <text:s/></text:p>
          </table:table-cell>
          <table:table-cell table:style-name="ce97" office:value-type="float" office:value="11965" calcext:value-type="float">
            <text:p>11,965 <text:s/></text:p>
          </table:table-cell>
          <table:table-cell table:style-name="ce106" office:value-type="float" office:value="41515" calcext:value-type="float">
            <text:p>41,515 <text:s/></text:p>
          </table:table-cell>
          <table:table-cell table:style-name="ce106" office:value-type="float" office:value="149860" calcext:value-type="float">
            <text:p>149,860 <text:s/></text:p>
          </table:table-cell>
          <table:table-cell table:style-name="ce97" office:value-type="float" office:value="3605" calcext:value-type="float">
            <text:p>3,605 <text:s/></text:p>
          </table:table-cell>
          <table:table-cell table:style-name="ce123" office:value-type="float" office:value="24005" calcext:value-type="float">
            <text:p>24,005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13-14 (2)</text:p>
          </table:table-cell>
          <table:table-cell table:style-name="ce85" office:value-type="float" office:value="230805" calcext:value-type="float">
            <text:p>230,805 <text:s/></text:p>
          </table:table-cell>
          <table:table-cell table:style-name="ce97" office:value-type="float" office:value="12180" calcext:value-type="float">
            <text:p>12,180 <text:s/></text:p>
          </table:table-cell>
          <table:table-cell table:style-name="ce106" office:value-type="float" office:value="41925" calcext:value-type="float">
            <text:p>41,925 <text:s/></text:p>
          </table:table-cell>
          <table:table-cell table:style-name="ce106" office:value-type="float" office:value="151325" calcext:value-type="float">
            <text:p>151,325 <text:s/></text:p>
          </table:table-cell>
          <table:table-cell table:style-name="ce97" office:value-type="float" office:value="4905" calcext:value-type="float">
            <text:p>4,905 <text:s/></text:p>
          </table:table-cell>
          <table:table-cell table:style-name="ce123" office:value-type="float" office:value="20470" calcext:value-type="float">
            <text:p>20,470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14-15 (2)</text:p>
          </table:table-cell>
          <table:table-cell table:style-name="ce85" office:value-type="float" office:value="232570" calcext:value-type="float">
            <text:p>232,570 <text:s/></text:p>
          </table:table-cell>
          <table:table-cell table:style-name="ce97" office:value-type="float" office:value="12525" calcext:value-type="float">
            <text:p>12,525 <text:s/></text:p>
          </table:table-cell>
          <table:table-cell table:style-name="ce106" office:value-type="float" office:value="43675" calcext:value-type="float">
            <text:p>43,675 <text:s/></text:p>
          </table:table-cell>
          <table:table-cell table:style-name="ce106" office:value-type="float" office:value="153325" calcext:value-type="float">
            <text:p>153,325 <text:s/></text:p>
          </table:table-cell>
          <table:table-cell table:style-name="ce97" office:value-type="float" office:value="4955" calcext:value-type="float">
            <text:p>4,955 <text:s/></text:p>
          </table:table-cell>
          <table:table-cell table:style-name="ce123" office:value-type="float" office:value="18090" calcext:value-type="float">
            <text:p>18,090 <text:s/></text:p>
          </table:table-cell>
          <table:table-cell table:style-name="ce128"/>
          <table:table-cell table:style-name="ce131"/>
          <table:table-cell table:number-columns-repeated="1014"/>
        </table:table-row>
        <table:table-row table:style-name="ro7">
          <table:table-cell table:style-name="ce65"/>
          <table:table-cell table:style-name="ce76" office:value-type="string" calcext:value-type="string">
            <text:p>2015-16</text:p>
          </table:table-cell>
          <table:table-cell table:style-name="ce89" office:value-type="float" office:value="235565" calcext:value-type="float">
            <text:p>235,565 <text:s/></text:p>
          </table:table-cell>
          <table:table-cell table:style-name="ce100" office:value-type="float" office:value="12910" calcext:value-type="float">
            <text:p>12,910 <text:s/></text:p>
          </table:table-cell>
          <table:table-cell table:style-name="ce109" office:value-type="float" office:value="43800" calcext:value-type="float">
            <text:p>43,800 <text:s/></text:p>
          </table:table-cell>
          <table:table-cell table:style-name="ce109" office:value-type="float" office:value="157440" calcext:value-type="float">
            <text:p>157,440 <text:s/></text:p>
          </table:table-cell>
          <table:table-cell table:style-name="ce100" office:value-type="float" office:value="4930" calcext:value-type="float">
            <text:p>4,930 <text:s/></text:p>
          </table:table-cell>
          <table:table-cell table:style-name="ce126" office:value-type="float" office:value="16480" calcext:value-type="float">
            <text:p>16,480 <text:s/></text:p>
          </table:table-cell>
          <table:table-cell table:style-name="ce130" table:formula="of:=[.C28]/[.C16]" office:value-type="percentage" office:value="0.8252408477842" calcext:value-type="percentage">
            <text:p>82.52%</text:p>
          </table:table-cell>
          <table:table-cell table:style-name="ce131"/>
          <table:table-cell table:number-columns-repeated="1014"/>
        </table:table-row>
        <table:table-row table:style-name="ro7">
          <table:table-cell table:style-name="ce65"/>
          <table:table-cell table:style-name="ce72" office:value-type="string" calcext:value-type="string">
            <text:p>All students at colleges</text:p>
          </table:table-cell>
          <table:table-cell table:style-name="ce85"/>
          <table:table-cell table:style-name="ce98"/>
          <table:table-cell table:style-name="ce107" table:number-columns-repeated="2"/>
          <table:table-cell table:style-name="ce98"/>
          <table:table-cell table:style-name="ce124"/>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06-07</text:p>
          </table:table-cell>
          <table:table-cell table:style-name="ce85" office:value-type="float" office:value="49460" calcext:value-type="float">
            <text:p>49,460 <text:s/></text:p>
          </table:table-cell>
          <table:table-cell table:style-name="ce97" office:value-type="float" office:value="0" calcext:value-type="float">
            <text:p>- <text:s/></text:p>
          </table:table-cell>
          <table:table-cell table:style-name="ce106" office:value-type="float" office:value="155" calcext:value-type="float">
            <text:p>155 <text:s/></text:p>
          </table:table-cell>
          <table:table-cell table:style-name="ce106" office:value-type="float" office:value="555" calcext:value-type="float">
            <text:p>555 <text:s/></text:p>
          </table:table-cell>
          <table:table-cell table:style-name="ce97" office:value-type="float" office:value="34920" calcext:value-type="float">
            <text:p>34,920 <text:s/></text:p>
          </table:table-cell>
          <table:table-cell table:style-name="ce123" office:value-type="float" office:value="13830" calcext:value-type="float">
            <text:p>13,830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07-08</text:p>
          </table:table-cell>
          <table:table-cell table:style-name="ce85" office:value-type="float" office:value="47770" calcext:value-type="float">
            <text:p>47,770 <text:s/></text:p>
          </table:table-cell>
          <table:table-cell table:style-name="ce97" office:value-type="float" office:value="0" calcext:value-type="float">
            <text:p>- <text:s/></text:p>
          </table:table-cell>
          <table:table-cell table:style-name="ce106" office:value-type="float" office:value="150" calcext:value-type="float">
            <text:p>150 <text:s/></text:p>
          </table:table-cell>
          <table:table-cell table:style-name="ce106" office:value-type="float" office:value="615" calcext:value-type="float">
            <text:p>615 <text:s/></text:p>
          </table:table-cell>
          <table:table-cell table:style-name="ce97" office:value-type="float" office:value="33670" calcext:value-type="float">
            <text:p>33,670 <text:s/></text:p>
          </table:table-cell>
          <table:table-cell table:style-name="ce123" office:value-type="float" office:value="13335" calcext:value-type="float">
            <text:p>13,335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08-09</text:p>
          </table:table-cell>
          <table:table-cell table:style-name="ce85" office:value-type="float" office:value="48355" calcext:value-type="float">
            <text:p>48,355 <text:s/></text:p>
          </table:table-cell>
          <table:table-cell table:style-name="ce97" office:value-type="float" office:value="0" calcext:value-type="float">
            <text:p>- <text:s/></text:p>
          </table:table-cell>
          <table:table-cell table:style-name="ce106" office:value-type="float" office:value="100" calcext:value-type="float">
            <text:p>100 <text:s/></text:p>
          </table:table-cell>
          <table:table-cell table:style-name="ce106" office:value-type="float" office:value="680" calcext:value-type="float">
            <text:p>680 <text:s/></text:p>
          </table:table-cell>
          <table:table-cell table:style-name="ce97" office:value-type="float" office:value="34360" calcext:value-type="float">
            <text:p>34,360 <text:s/></text:p>
          </table:table-cell>
          <table:table-cell table:style-name="ce123" office:value-type="float" office:value="13215" calcext:value-type="float">
            <text:p>13,215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09-10</text:p>
          </table:table-cell>
          <table:table-cell table:style-name="ce85" office:value-type="float" office:value="49800" calcext:value-type="float">
            <text:p>49,800 <text:s/></text:p>
          </table:table-cell>
          <table:table-cell table:style-name="ce97" office:value-type="float" office:value="0" calcext:value-type="float">
            <text:p>- <text:s/></text:p>
          </table:table-cell>
          <table:table-cell table:style-name="ce106" office:value-type="float" office:value="120" calcext:value-type="float">
            <text:p>120 <text:s/></text:p>
          </table:table-cell>
          <table:table-cell table:style-name="ce106" office:value-type="float" office:value="640" calcext:value-type="float">
            <text:p>640 <text:s/></text:p>
          </table:table-cell>
          <table:table-cell table:style-name="ce97" office:value-type="float" office:value="36690" calcext:value-type="float">
            <text:p>36,690 <text:s/></text:p>
          </table:table-cell>
          <table:table-cell table:style-name="ce123" office:value-type="float" office:value="12355" calcext:value-type="float">
            <text:p>12,355 <text:s/></text:p>
          </table:table-cell>
          <table:table-cell table:style-name="ce129"/>
          <table:table-cell table:style-name="ce131"/>
          <table:table-cell table:number-columns-repeated="1014"/>
        </table:table-row>
        <table:table-row table:style-name="ro13">
          <table:table-cell table:style-name="ce66"/>
          <table:table-cell table:style-name="ce73" office:value-type="string" calcext:value-type="string">
            <text:p>2010-11</text:p>
          </table:table-cell>
          <table:table-cell table:style-name="ce85" office:value-type="float" office:value="51355" calcext:value-type="float">
            <text:p>51,355 <text:s/></text:p>
          </table:table-cell>
          <table:table-cell table:style-name="ce97" office:value-type="float" office:value="0" calcext:value-type="float">
            <text:p>- <text:s/></text:p>
          </table:table-cell>
          <table:table-cell table:style-name="ce106" office:value-type="float" office:value="100" calcext:value-type="float">
            <text:p>100 <text:s/></text:p>
          </table:table-cell>
          <table:table-cell table:style-name="ce106" office:value-type="float" office:value="945" calcext:value-type="float">
            <text:p>945 <text:s/></text:p>
          </table:table-cell>
          <table:table-cell table:style-name="ce97" office:value-type="float" office:value="38195" calcext:value-type="float">
            <text:p>38,195 <text:s/></text:p>
          </table:table-cell>
          <table:table-cell table:style-name="ce123" office:value-type="float" office:value="12115" calcext:value-type="float">
            <text:p>12,115 <text:s/></text:p>
          </table:table-cell>
          <table:table-cell table:style-name="ce129"/>
          <table:table-cell table:style-name="ce131"/>
          <table:table-cell table:style-name="ce134" table:number-columns-repeated="1014"/>
        </table:table-row>
        <table:table-row table:style-name="ro12">
          <table:table-cell table:style-name="ce65"/>
          <table:table-cell table:style-name="ce73" office:value-type="string" calcext:value-type="string">
            <text:p>2011-12</text:p>
          </table:table-cell>
          <table:table-cell table:style-name="ce85" office:value-type="float" office:value="48620" calcext:value-type="float">
            <text:p>48,620 <text:s/></text:p>
          </table:table-cell>
          <table:table-cell table:style-name="ce97" office:value-type="float" office:value="0" calcext:value-type="float">
            <text:p>- <text:s/></text:p>
          </table:table-cell>
          <table:table-cell table:style-name="ce106" office:value-type="float" office:value="35" calcext:value-type="float">
            <text:p>35 <text:s/></text:p>
          </table:table-cell>
          <table:table-cell table:style-name="ce106" office:value-type="float" office:value="925" calcext:value-type="float">
            <text:p>925 <text:s/></text:p>
          </table:table-cell>
          <table:table-cell table:style-name="ce97" office:value-type="float" office:value="37465" calcext:value-type="float">
            <text:p>37,465 <text:s/></text:p>
          </table:table-cell>
          <table:table-cell table:style-name="ce123" office:value-type="float" office:value="10190" calcext:value-type="float">
            <text:p>10,190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12-13 (2)</text:p>
          </table:table-cell>
          <table:table-cell table:style-name="ce85" office:value-type="float" office:value="47795" calcext:value-type="float">
            <text:p>47,795 <text:s/></text:p>
          </table:table-cell>
          <table:table-cell table:style-name="ce97" office:value-type="float" office:value="0" calcext:value-type="float">
            <text:p>- <text:s/></text:p>
          </table:table-cell>
          <table:table-cell table:style-name="ce106" office:value-type="float" office:value="15" calcext:value-type="float">
            <text:p>15 <text:s/></text:p>
          </table:table-cell>
          <table:table-cell table:style-name="ce106" office:value-type="float" office:value="1075" calcext:value-type="float">
            <text:p>1,075 <text:s/></text:p>
          </table:table-cell>
          <table:table-cell table:style-name="ce97" office:value-type="float" office:value="36140" calcext:value-type="float">
            <text:p>36,140 <text:s/></text:p>
          </table:table-cell>
          <table:table-cell table:style-name="ce123" office:value-type="float" office:value="10560" calcext:value-type="float">
            <text:p>10,560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13-14 (2)</text:p>
          </table:table-cell>
          <table:table-cell table:style-name="ce85" office:value-type="float" office:value="48690" calcext:value-type="float">
            <text:p>48,690 <text:s/></text:p>
          </table:table-cell>
          <table:table-cell table:style-name="ce97" office:value-type="float" office:value="0" calcext:value-type="float">
            <text:p>- <text:s/></text:p>
          </table:table-cell>
          <table:table-cell table:style-name="ce106" office:value-type="float" office:value="0" calcext:value-type="float">
            <text:p>- <text:s/></text:p>
          </table:table-cell>
          <table:table-cell table:style-name="ce106" office:value-type="float" office:value="1135" calcext:value-type="float">
            <text:p>1,135 <text:s/></text:p>
          </table:table-cell>
          <table:table-cell table:style-name="ce97" office:value-type="float" office:value="36380" calcext:value-type="float">
            <text:p>36,380 <text:s/></text:p>
          </table:table-cell>
          <table:table-cell table:style-name="ce123" office:value-type="float" office:value="11175" calcext:value-type="float">
            <text:p>11,175 <text:s/></text:p>
          </table:table-cell>
          <table:table-cell table:style-name="ce128"/>
          <table:table-cell table:style-name="ce131"/>
          <table:table-cell table:number-columns-repeated="1014"/>
        </table:table-row>
        <table:table-row table:style-name="ro12">
          <table:table-cell table:style-name="ce65"/>
          <table:table-cell table:style-name="ce73" office:value-type="string" calcext:value-type="string">
            <text:p>2014-15 (2)</text:p>
          </table:table-cell>
          <table:table-cell table:style-name="ce85" office:value-type="float" office:value="48715" calcext:value-type="float">
            <text:p>48,715 <text:s/></text:p>
          </table:table-cell>
          <table:table-cell table:style-name="ce97" office:value-type="float" office:value="0" calcext:value-type="float">
            <text:p>- <text:s/></text:p>
          </table:table-cell>
          <table:table-cell table:style-name="ce106" office:value-type="float" office:value="0" calcext:value-type="float">
            <text:p>- <text:s/></text:p>
          </table:table-cell>
          <table:table-cell table:style-name="ce106" office:value-type="float" office:value="1095" calcext:value-type="float">
            <text:p>1,095 <text:s/></text:p>
          </table:table-cell>
          <table:table-cell table:style-name="ce97" office:value-type="float" office:value="35810" calcext:value-type="float">
            <text:p>35,810 <text:s/></text:p>
          </table:table-cell>
          <table:table-cell table:style-name="ce123" office:value-type="float" office:value="11810" calcext:value-type="float">
            <text:p>11,810 <text:s/></text:p>
          </table:table-cell>
          <table:table-cell table:style-name="ce128"/>
          <table:table-cell table:style-name="ce131"/>
          <table:table-cell table:number-columns-repeated="1014"/>
        </table:table-row>
        <table:table-row table:style-name="ro7">
          <table:table-cell table:style-name="ce65"/>
          <table:table-cell table:style-name="ce77" office:value-type="string" calcext:value-type="string">
            <text:p>2015-16</text:p>
          </table:table-cell>
          <table:table-cell table:style-name="ce90" office:value-type="float" office:value="49890" calcext:value-type="float">
            <text:p>49,890 <text:s/></text:p>
          </table:table-cell>
          <table:table-cell table:style-name="ce101" office:value-type="float" office:value="0" calcext:value-type="float">
            <text:p>- <text:s/></text:p>
          </table:table-cell>
          <table:table-cell table:style-name="ce110" office:value-type="float" office:value="0" calcext:value-type="float">
            <text:p>- <text:s/></text:p>
          </table:table-cell>
          <table:table-cell table:style-name="ce110" office:value-type="float" office:value="1055" calcext:value-type="float">
            <text:p>1,055 <text:s/></text:p>
          </table:table-cell>
          <table:table-cell table:style-name="ce101" office:value-type="float" office:value="36130" calcext:value-type="float">
            <text:p>36,130 <text:s/></text:p>
          </table:table-cell>
          <table:table-cell table:style-name="ce127" office:value-type="float" office:value="12705" calcext:value-type="float">
            <text:p>12,705 <text:s/></text:p>
          </table:table-cell>
          <table:table-cell table:style-name="ce128"/>
          <table:table-cell table:style-name="ce131"/>
          <table:table-cell table:number-columns-repeated="1014"/>
        </table:table-row>
        <table:table-row table:style-name="ro7">
          <table:table-cell table:style-name="ce65"/>
          <table:table-cell table:style-name="ce69" office:value-type="string" calcext:value-type="string">
            <text:p>Sources: Higher Education Statistics Agency (HESA) and Scottish Funding Council (SFC).</text:p>
          </table:table-cell>
          <table:table-cell table:style-name="ce91"/>
          <table:table-cell table:style-name="ce102"/>
          <table:table-cell table:style-name="ce111"/>
          <table:table-cell table:style-name="ce114"/>
          <table:table-cell table:style-name="ce118" table:number-columns-repeated="2"/>
          <table:table-cell table:style-name="ce128"/>
          <table:table-cell table:style-name="ce131"/>
          <table:table-cell table:number-columns-repeated="1014"/>
        </table:table-row>
        <table:table-row table:style-name="ro7">
          <table:table-cell table:style-name="ce65"/>
          <table:table-cell table:style-name="ce69"/>
          <table:table-cell table:style-name="ce91"/>
          <table:table-cell table:style-name="ce102"/>
          <table:table-cell table:style-name="ce111"/>
          <table:table-cell table:style-name="ce114"/>
          <table:table-cell table:style-name="ce118" table:number-columns-repeated="2"/>
          <table:table-cell table:style-name="ce128"/>
          <table:table-cell table:style-name="ce131"/>
          <table:table-cell table:number-columns-repeated="1014"/>
        </table:table-row>
        <table:table-row table:style-name="ro14">
          <table:table-cell table:style-name="ce65"/>
          <table:table-cell table:style-name="ce199" office:value-type="string" calcext:value-type="string" table:number-columns-spanned="7" table:number-rows-spanned="1">
            <text:p>1. The figures include Scottish-domiciled postgraduate research students at the Open University up to 2011-12. The Open University had 20 Scottish-domiciled Postgraduate Research Students in 2011-12</text:p>
          </table:table-cell>
          <table:covered-table-cell table:number-columns-repeated="6" table:style-name="ce199"/>
          <table:table-cell table:style-name="ce128"/>
          <table:table-cell table:style-name="ce131"/>
          <table:table-cell table:number-columns-repeated="1014"/>
        </table:table-row>
        <table:table-row table:style-name="ro15">
          <table:table-cell table:style-name="ce65"/>
          <table:table-cell table:style-name="ce200" office:value-type="string" calcext:value-type="string" table:number-columns-spanned="7" table:number-rows-spanned="4">
            <text:p>2. Students at the former land-based colleges of Barony, Elmwood and Oatridge, which merged with SAC to form SRUC in October 2012, were still recorded through the college reporting system in 2012-13 and are included in the figures for colleges not for HEIs for that academic year. From 2013-14, they are included in HEI figures. </text:p>
          </table:table-cell>
          <table:covered-table-cell table:number-columns-repeated="6" table:style-name="ce200"/>
          <table:table-cell table:style-name="ce65"/>
          <table:table-cell table:style-name="ce131"/>
          <table:table-cell table:number-columns-repeated="1014"/>
        </table:table-row>
        <table:table-row table:style-name="ro15">
          <table:table-cell table:style-name="ce65"/>
          <table:covered-table-cell table:number-columns-repeated="7" table:style-name="ce201"/>
          <table:table-cell table:style-name="ce65"/>
          <table:table-cell table:style-name="ce131"/>
          <table:table-cell table:number-columns-repeated="1014"/>
        </table:table-row>
        <table:table-row table:style-name="ro15">
          <table:table-cell table:style-name="ce65"/>
          <table:covered-table-cell table:number-columns-repeated="7" table:style-name="ce201"/>
          <table:table-cell table:style-name="ce65"/>
          <table:table-cell table:style-name="ce131"/>
          <table:table-cell table:number-columns-repeated="1014"/>
        </table:table-row>
        <table:table-row table:style-name="ro15">
          <table:table-cell table:style-name="ce65"/>
          <table:covered-table-cell table:number-columns-repeated="7" table:style-name="ce201"/>
          <table:table-cell table:style-name="ce65"/>
          <table:table-cell table:style-name="ce131"/>
          <table:table-cell table:number-columns-repeated="1014"/>
        </table:table-row>
        <table:table-row table:style-name="ro15">
          <table:table-cell table:style-name="ce65" table:number-columns-repeated="9"/>
          <table:table-cell table:style-name="ce131"/>
          <table:table-cell table:number-columns-repeated="1014"/>
        </table:table-row>
        <table:table-row table:style-name="ro15" table:number-rows-repeated="1048528">
          <table:table-cell table:number-columns-repeated="1024"/>
        </table:table-row>
        <table:table-row table:style-name="ro15">
          <table:table-cell table:number-columns-repeated="1024"/>
        </table:table-row>
        <table:named-expressions>
          <table:named-range table:name="_xlnm.Print_Area" table:base-cell-address="$'Table 1'.$A$1" table:cell-range-address="$'Table 1'.$B$1:.$H$40" table:range-usable-as="print-range"/>
        </table:named-expressions>
      </table:table>
      <table:table table:name="hefe_students" table:style-name="ta1">
        <table:table-column table:style-name="co20" table:default-cell-style-name="Default"/>
        <table:table-column table:style-name="co1" table:number-columns-repeated="5" table:default-cell-style-name="ce136"/>
        <table:table-row table:style-name="ro1">
          <table:table-cell/>
          <table:table-cell table:style-name="Default" office:value-type="string" calcext:value-type="string">
            <text:p>First degree</text:p>
          </table:table-cell>
          <table:table-cell table:style-name="Default" office:value-type="string" calcext:value-type="string">
            <text:p>Taught postgrad</text:p>
          </table:table-cell>
          <table:table-cell table:style-name="Default" office:value-type="string" calcext:value-type="string">
            <text:p>Research postgrad</text:p>
          </table:table-cell>
          <table:table-cell table:style-name="Default" office:value-type="string" calcext:value-type="string">
            <text:p>HNC/HND</text:p>
          </table:table-cell>
          <table:table-cell table:style-name="Default" office:value-type="string" calcext:value-type="string">
            <text:p>Other</text:p>
          </table:table-cell>
        </table:table-row>
        <table:table-row table:style-name="ro1">
          <table:table-cell table:style-name="ce452" office:value-type="string" calcext:value-type="string">
            <text:p>2006-07</text:p>
          </table:table-cell>
          <table:table-cell table:formula="of:=['Table 1'.F7]" office:value-type="float" office:value="133740" calcext:value-type="float">
            <text:p>133,740 <text:s/></text:p>
          </table:table-cell>
          <table:table-cell table:formula="of:=['Table 1'.E7]" office:value-type="float" office:value="43035" calcext:value-type="float">
            <text:p>43,035 <text:s/></text:p>
          </table:table-cell>
          <table:table-cell table:formula="of:=['Table 1'.D7]" office:value-type="float" office:value="9360" calcext:value-type="float">
            <text:p>9,360 <text:s/></text:p>
          </table:table-cell>
          <table:table-cell table:formula="of:=['Table 1'.G7]" office:value-type="float" office:value="39265" calcext:value-type="float">
            <text:p>39,265 <text:s/></text:p>
          </table:table-cell>
          <table:table-cell table:formula="of:=['Table 1'.H7]" office:value-type="float" office:value="54160" calcext:value-type="float">
            <text:p>54,160 <text:s/></text:p>
          </table:table-cell>
        </table:table-row>
        <table:table-row table:style-name="ro1">
          <table:table-cell table:style-name="ce452" office:value-type="string" calcext:value-type="string">
            <text:p>2007-08</text:p>
          </table:table-cell>
          <table:table-cell table:formula="of:=['Table 1'.F8]" office:value-type="float" office:value="132260" calcext:value-type="float">
            <text:p>132,260 <text:s/></text:p>
          </table:table-cell>
          <table:table-cell table:formula="of:=['Table 1'.E8]" office:value-type="float" office:value="42265" calcext:value-type="float">
            <text:p>42,265 <text:s/></text:p>
          </table:table-cell>
          <table:table-cell table:formula="of:=['Table 1'.D8]" office:value-type="float" office:value="9615" calcext:value-type="float">
            <text:p>9,615 <text:s/></text:p>
          </table:table-cell>
          <table:table-cell table:formula="of:=['Table 1'.G8]" office:value-type="float" office:value="38755" calcext:value-type="float">
            <text:p>38,755 <text:s/></text:p>
          </table:table-cell>
          <table:table-cell table:formula="of:=['Table 1'.H8]" office:value-type="float" office:value="49730" calcext:value-type="float">
            <text:p>49,730 <text:s/></text:p>
          </table:table-cell>
        </table:table-row>
        <table:table-row table:style-name="ro1">
          <table:table-cell table:style-name="ce452" office:value-type="string" calcext:value-type="string">
            <text:p>2008-09</text:p>
          </table:table-cell>
          <table:table-cell table:formula="of:=['Table 1'.F9]" office:value-type="float" office:value="137720" calcext:value-type="float">
            <text:p>137,720 <text:s/></text:p>
          </table:table-cell>
          <table:table-cell table:formula="of:=['Table 1'.E9]" office:value-type="float" office:value="42760" calcext:value-type="float">
            <text:p>42,760 <text:s/></text:p>
          </table:table-cell>
          <table:table-cell table:formula="of:=['Table 1'.D9]" office:value-type="float" office:value="9935" calcext:value-type="float">
            <text:p>9,935 <text:s/></text:p>
          </table:table-cell>
          <table:table-cell table:formula="of:=['Table 1'.G9]" office:value-type="float" office:value="39105" calcext:value-type="float">
            <text:p>39,105 <text:s/></text:p>
          </table:table-cell>
          <table:table-cell table:formula="of:=['Table 1'.H9]" office:value-type="float" office:value="50095" calcext:value-type="float">
            <text:p>50,095 <text:s/></text:p>
          </table:table-cell>
        </table:table-row>
        <table:table-row table:style-name="ro1">
          <table:table-cell table:style-name="ce452" office:value-type="string" calcext:value-type="string">
            <text:p>2009-10</text:p>
          </table:table-cell>
          <table:table-cell table:formula="of:=['Table 1'.F10]" office:value-type="float" office:value="146175" calcext:value-type="float">
            <text:p>146,175 <text:s/></text:p>
          </table:table-cell>
          <table:table-cell table:formula="of:=['Table 1'.E10]" office:value-type="float" office:value="44285" calcext:value-type="float">
            <text:p>44,285 <text:s/></text:p>
          </table:table-cell>
          <table:table-cell table:formula="of:=['Table 1'.D10]" office:value-type="float" office:value="10665" calcext:value-type="float">
            <text:p>10,665 <text:s/></text:p>
          </table:table-cell>
          <table:table-cell table:formula="of:=['Table 1'.G10]" office:value-type="float" office:value="41230" calcext:value-type="float">
            <text:p>41,230 <text:s/></text:p>
          </table:table-cell>
          <table:table-cell table:formula="of:=['Table 1'.H10]" office:value-type="float" office:value="45205" calcext:value-type="float">
            <text:p>45,205 <text:s/></text:p>
          </table:table-cell>
        </table:table-row>
        <table:table-row table:style-name="ro1">
          <table:table-cell table:style-name="ce452" office:value-type="string" calcext:value-type="string">
            <text:p>2010-11</text:p>
          </table:table-cell>
          <table:table-cell table:formula="of:=['Table 1'.F11]" office:value-type="float" office:value="149715" calcext:value-type="float">
            <text:p>149,715 <text:s/></text:p>
          </table:table-cell>
          <table:table-cell table:formula="of:=['Table 1'.E11]" office:value-type="float" office:value="45255" calcext:value-type="float">
            <text:p>45,255 <text:s/></text:p>
          </table:table-cell>
          <table:table-cell table:formula="of:=['Table 1'.D11]" office:value-type="float" office:value="11325" calcext:value-type="float">
            <text:p>11,325 <text:s/></text:p>
          </table:table-cell>
          <table:table-cell table:formula="of:=['Table 1'.G11]" office:value-type="float" office:value="42315" calcext:value-type="float">
            <text:p>42,315 <text:s/></text:p>
          </table:table-cell>
          <table:table-cell table:formula="of:=['Table 1'.H11]" office:value-type="float" office:value="41390" calcext:value-type="float">
            <text:p>41,390 <text:s/></text:p>
          </table:table-cell>
        </table:table-row>
        <table:table-row table:style-name="ro1">
          <table:table-cell table:style-name="ce452" office:value-type="string" calcext:value-type="string">
            <text:p>2011-12</text:p>
          </table:table-cell>
          <table:table-cell table:formula="of:=['Table 1'.F12]" office:value-type="float" office:value="149350" calcext:value-type="float">
            <text:p>149,350 <text:s/></text:p>
          </table:table-cell>
          <table:table-cell table:formula="of:=['Table 1'.E12]" office:value-type="float" office:value="43280" calcext:value-type="float">
            <text:p>43,280 <text:s/></text:p>
          </table:table-cell>
          <table:table-cell table:formula="of:=['Table 1'.D12]" office:value-type="float" office:value="11660" calcext:value-type="float">
            <text:p>11,660 <text:s/></text:p>
          </table:table-cell>
          <table:table-cell table:formula="of:=['Table 1'.G12]" office:value-type="float" office:value="41345" calcext:value-type="float">
            <text:p>41,345 <text:s/></text:p>
          </table:table-cell>
          <table:table-cell table:formula="of:=['Table 1'.H12]" office:value-type="float" office:value="35990" calcext:value-type="float">
            <text:p>35,990 <text:s/></text:p>
          </table:table-cell>
        </table:table-row>
        <table:table-row table:style-name="ro1">
          <table:table-cell table:style-name="ce452" office:value-type="string" calcext:value-type="string">
            <text:p>2012-13</text:p>
          </table:table-cell>
          <table:table-cell table:formula="of:=['Table 1'.F13]" office:value-type="float" office:value="150935" calcext:value-type="float">
            <text:p>150,935 <text:s/></text:p>
          </table:table-cell>
          <table:table-cell table:formula="of:=['Table 1'.E13]" office:value-type="float" office:value="41530" calcext:value-type="float">
            <text:p>41,530 <text:s/></text:p>
          </table:table-cell>
          <table:table-cell table:formula="of:=['Table 1'.D13]" office:value-type="float" office:value="11965" calcext:value-type="float">
            <text:p>11,965 <text:s/></text:p>
          </table:table-cell>
          <table:table-cell table:formula="of:=['Table 1'.G13]" office:value-type="float" office:value="39745" calcext:value-type="float">
            <text:p>39,745 <text:s/></text:p>
          </table:table-cell>
          <table:table-cell table:formula="of:=['Table 1'.H13]" office:value-type="float" office:value="34565" calcext:value-type="float">
            <text:p>34,565 <text:s/></text:p>
          </table:table-cell>
        </table:table-row>
        <table:table-row table:style-name="ro1">
          <table:table-cell table:style-name="ce452" office:value-type="string" calcext:value-type="string">
            <text:p>2013-14</text:p>
          </table:table-cell>
          <table:table-cell table:formula="of:=['Table 1'.F14]" office:value-type="float" office:value="152460" calcext:value-type="float">
            <text:p>152,460 <text:s/></text:p>
          </table:table-cell>
          <table:table-cell table:formula="of:=['Table 1'.E14]" office:value-type="float" office:value="41925" calcext:value-type="float">
            <text:p>41,925 <text:s/></text:p>
          </table:table-cell>
          <table:table-cell table:formula="of:=['Table 1'.D14]" office:value-type="float" office:value="12180" calcext:value-type="float">
            <text:p>12,180 <text:s/></text:p>
          </table:table-cell>
          <table:table-cell table:formula="of:=['Table 1'.G14]" office:value-type="float" office:value="41285" calcext:value-type="float">
            <text:p>41,285 <text:s/></text:p>
          </table:table-cell>
          <table:table-cell table:formula="of:=['Table 1'.H14]" office:value-type="float" office:value="31640" calcext:value-type="float">
            <text:p>31,640 <text:s/></text:p>
          </table:table-cell>
        </table:table-row>
        <table:table-row table:style-name="ro1">
          <table:table-cell table:style-name="ce453" office:value-type="string" calcext:value-type="string">
            <text:p>2014-15</text:p>
          </table:table-cell>
          <table:table-cell table:formula="of:=['Table 1'.F15]" office:value-type="float" office:value="154420" calcext:value-type="float">
            <text:p>154,420 <text:s/></text:p>
          </table:table-cell>
          <table:table-cell table:formula="of:=['Table 1'.E15]" office:value-type="float" office:value="43675" calcext:value-type="float">
            <text:p>43,675 <text:s/></text:p>
          </table:table-cell>
          <table:table-cell table:formula="of:=['Table 1'.D15]" office:value-type="float" office:value="12525" calcext:value-type="float">
            <text:p>12,525 <text:s/></text:p>
          </table:table-cell>
          <table:table-cell table:formula="of:=['Table 1'.G15]" office:value-type="float" office:value="40765" calcext:value-type="float">
            <text:p>40,765 <text:s/></text:p>
          </table:table-cell>
          <table:table-cell table:formula="of:=['Table 1'.H15]" office:value-type="float" office:value="29905" calcext:value-type="float">
            <text:p>29,905 <text:s/></text:p>
          </table:table-cell>
        </table:table-row>
        <table:table-row table:style-name="ro1">
          <table:table-cell table:style-name="ce453" office:value-type="string" calcext:value-type="string">
            <text:p>2015-16</text:p>
          </table:table-cell>
          <table:table-cell table:formula="of:=['Table 1'.F16]" office:value-type="float" office:value="158495" calcext:value-type="float">
            <text:p>158,495 <text:s/></text:p>
          </table:table-cell>
          <table:table-cell table:formula="of:=['Table 1'.E16]" office:value-type="float" office:value="43800" calcext:value-type="float">
            <text:p>43,800 <text:s/></text:p>
          </table:table-cell>
          <table:table-cell table:formula="of:=['Table 1'.D16]" office:value-type="float" office:value="12910" calcext:value-type="float">
            <text:p>12,910 <text:s/></text:p>
          </table:table-cell>
          <table:table-cell table:formula="of:=['Table 1'.G16]" office:value-type="float" office:value="41060" calcext:value-type="float">
            <text:p>41,060 <text:s/></text:p>
          </table:table-cell>
          <table:table-cell table:formula="of:=['Table 1'.H16]" office:value-type="float" office:value="29185" calcext:value-type="float">
            <text:p>29,185 <text:s/></text:p>
          </table:table-cell>
        </table:table-row>
        <table:table-row table:style-name="ro1">
          <table:table-cell office:value-type="string" calcext:value-type="string">
            <text:p>-META-</text:p>
          </table:table-cell>
          <table:table-cell table:number-columns-repeated="5"/>
        </table:table-row>
        <table:table-row table:style-name="ro1">
          <table:table-cell office:value-type="string" calcext:value-type="string">
            <text:p>YAXISTITLE</text:p>
          </table:table-cell>
          <table:table-cell table:style-name="Default" office:value-type="string" calcext:value-type="string">
            <text:p>Number of students at HEIs</text:p>
          </table:table-cell>
          <table:table-cell table:style-name="Default" table:number-columns-repeated="4"/>
        </table:table-row>
        <table:table-row table:style-name="ro1">
          <table:table-cell office:value-type="string" calcext:value-type="string">
            <text:p>BARS</text:p>
          </table:table-cell>
          <table:table-cell table:style-name="ce442" office:value-type="boolean" office:boolean-value="true" calcext:value-type="boolean">
            <text:p>TRUE</text:p>
          </table:table-cell>
          <table:table-cell table:style-name="Default" table:number-columns-repeated="4"/>
        </table:table-row>
        <table:table-row table:style-name="ro1">
          <table:table-cell office:value-type="string" calcext:value-type="string">
            <text:p>STACKED</text:p>
          </table:table-cell>
          <table:table-cell table:style-name="ce442" office:value-type="boolean" office:boolean-value="true" calcext:value-type="boolean">
            <text:p>TRUE</text:p>
          </table:table-cell>
          <table:table-cell table:style-name="Default" table:number-columns-repeated="4"/>
        </table:table-row>
        <table:table-row table:style-name="ro1">
          <table:table-cell office:value-type="string" calcext:value-type="string">
            <text:p>LEFTPADDING</text:p>
          </table:table-cell>
          <table:table-cell table:style-name="Default" office:value-type="float" office:value="60" calcext:value-type="float">
            <text:p>60</text:p>
          </table:table-cell>
          <table:table-cell table:style-name="Default" table:number-columns-repeated="4"/>
        </table:table-row>
        <table:table-row table:style-name="ro1">
          <table:table-cell office:value-type="string" calcext:value-type="string">
            <text:p>RIGHTPADDING</text:p>
          </table:table-cell>
          <table:table-cell table:style-name="Default" office:value-type="float" office:value="100" calcext:value-type="float">
            <text:p>100</text:p>
          </table:table-cell>
          <table:table-cell table:style-name="Default" table:number-columns-repeated="4"/>
        </table:table-row>
        <table:table-row table:style-name="ro1">
          <table:table-cell office:value-type="string" calcext:value-type="string">
            <text:p>STACKEDLEGENDRIGHT</text:p>
          </table:table-cell>
          <table:table-cell table:style-name="ce442" office:value-type="boolean" office:boolean-value="true" calcext:value-type="boolean">
            <text:p>TRUE</text:p>
          </table:table-cell>
          <table:table-cell table:style-name="Default" table:number-columns-repeated="4"/>
        </table:table-row>
      </table:table>
      <table:table table:name="Table 25b" table:style-name="ta1">
        <table:table-column table:style-name="co8" table:default-cell-style-name="ce138"/>
        <table:table-column table:style-name="co14" table:default-cell-style-name="ce138"/>
        <table:table-column table:style-name="co15" table:number-columns-repeated="10" table:default-cell-style-name="ce138"/>
        <table:table-column table:style-name="co6" table:number-columns-repeated="1012" table:default-cell-style-name="ce138"/>
        <table:table-row table:style-name="ro7">
          <table:table-cell table:style-name="ce65"/>
          <table:table-cell table:style-name="ce68" office:value-type="string" calcext:value-type="string">
            <text:p>Table 25b: Scottish domiciled entrants from 20% most deprived areas to higher education in the UK by institution type, 2006-07 to 2015-16</text:p>
          </table:table-cell>
          <table:table-cell table:style-name="ce65" table:number-columns-repeated="9"/>
          <table:table-cell table:style-name="ce175" table:number-columns-repeated="2"/>
          <table:table-cell table:style-name="ce186" table:number-columns-repeated="1011"/>
        </table:table-row>
        <table:table-row table:style-name="ro8">
          <table:table-cell table:style-name="ce65"/>
          <table:table-cell table:style-name="ce66"/>
          <table:table-cell table:style-name="ce65" table:number-columns-repeated="9"/>
          <table:table-cell table:style-name="ce175" table:number-columns-repeated="2"/>
          <table:table-cell table:style-name="ce186" table:number-columns-repeated="1011"/>
        </table:table-row>
        <table:table-row table:style-name="ro9">
          <table:table-cell table:style-name="ce65"/>
          <table:table-cell table:style-name="ce139" office:value-type="string" calcext:value-type="string">
            <text:p>Type of Institution (15)</text:p>
          </table:table-cell>
          <table:table-cell table:style-name="ce155" table:number-columns-spanned="10" table:number-rows-spanned="1"/>
          <table:covered-table-cell table:number-columns-repeated="8" table:style-name="ce167"/>
          <table:covered-table-cell table:style-name="ce176"/>
          <table:table-cell table:style-name="ce175"/>
          <table:table-cell table:style-name="ce186" table:number-columns-repeated="1011"/>
        </table:table-row>
        <table:table-row table:style-name="ro9">
          <table:table-cell table:style-name="ce65"/>
          <table:table-cell table:style-name="ce140"/>
          <table:table-cell table:style-name="ce156" office:value-type="string" calcext:value-type="string">
            <text:p>2006-07</text:p>
          </table:table-cell>
          <table:table-cell table:style-name="ce156" office:value-type="string" calcext:value-type="string">
            <text:p>2007-08</text:p>
          </table:table-cell>
          <table:table-cell table:style-name="ce156" office:value-type="string" calcext:value-type="string">
            <text:p>2008-09</text:p>
          </table:table-cell>
          <table:table-cell table:style-name="ce156" office:value-type="string" calcext:value-type="string">
            <text:p>2009-10</text:p>
          </table:table-cell>
          <table:table-cell table:style-name="ce156" office:value-type="string" calcext:value-type="string">
            <text:p>2010-11</text:p>
          </table:table-cell>
          <table:table-cell table:style-name="ce156" office:value-type="string" calcext:value-type="string">
            <text:p>2011-12</text:p>
          </table:table-cell>
          <table:table-cell table:style-name="ce168" office:value-type="string" calcext:value-type="string">
            <text:p>2012-13</text:p>
          </table:table-cell>
          <table:table-cell table:style-name="ce156" office:value-type="string" calcext:value-type="string">
            <text:p>2013-14</text:p>
          </table:table-cell>
          <table:table-cell table:style-name="ce156" office:value-type="string" calcext:value-type="string">
            <text:p>2014-15</text:p>
          </table:table-cell>
          <table:table-cell table:style-name="ce177" office:value-type="string" calcext:value-type="string">
            <text:p>2015-16</text:p>
          </table:table-cell>
          <table:table-cell table:style-name="ce175"/>
          <table:table-cell table:style-name="ce186" table:number-columns-repeated="1011"/>
        </table:table-row>
        <table:table-row table:style-name="ro7">
          <table:table-cell table:style-name="ce65"/>
          <table:table-cell table:style-name="ce141" office:value-type="string" calcext:value-type="string">
            <text:p>Colleges</text:p>
          </table:table-cell>
          <table:table-cell table:style-name="ce157" office:value-type="percentage" office:value="0.218407796758651" calcext:value-type="percentage">
            <text:p>21.8% <text:s/></text:p>
          </table:table-cell>
          <table:table-cell table:style-name="ce157" office:value-type="percentage" office:value="0.217635225115462" calcext:value-type="percentage">
            <text:p>21.8% <text:s/></text:p>
          </table:table-cell>
          <table:table-cell table:style-name="ce157" office:value-type="percentage" office:value="0.217470504161646" calcext:value-type="percentage">
            <text:p>21.7% <text:s/></text:p>
          </table:table-cell>
          <table:table-cell table:style-name="ce157" office:value-type="percentage" office:value="0.226498768135779" calcext:value-type="percentage">
            <text:p>22.6% <text:s/></text:p>
          </table:table-cell>
          <table:table-cell table:style-name="ce157" office:value-type="percentage" office:value="0.223" calcext:value-type="percentage">
            <text:p>22.3% <text:s/></text:p>
          </table:table-cell>
          <table:table-cell table:style-name="ce157" office:value-type="percentage" office:value="0.224" calcext:value-type="percentage">
            <text:p>22.4% <text:s/></text:p>
          </table:table-cell>
          <table:table-cell table:style-name="ce169" office:value-type="percentage" office:value="0.22827756048095" calcext:value-type="percentage">
            <text:p>22.8% <text:s/></text:p>
          </table:table-cell>
          <table:table-cell table:style-name="ce157" office:value-type="percentage" office:value="0.225038423920637" calcext:value-type="percentage">
            <text:p>22.5% <text:s/></text:p>
          </table:table-cell>
          <table:table-cell table:style-name="ce158" office:value-type="percentage" office:value="0.229515108924807" calcext:value-type="percentage">
            <text:p>23.0% <text:s/></text:p>
          </table:table-cell>
          <table:table-cell table:style-name="ce178" office:value-type="percentage" office:value="0.228918292183877" calcext:value-type="percentage">
            <text:p>22.9% <text:s/></text:p>
          </table:table-cell>
          <table:table-cell table:style-name="ce175"/>
          <table:table-cell table:style-name="ce187" table:number-columns-repeated="7"/>
          <table:table-cell table:style-name="ce191"/>
          <table:table-cell table:style-name="ce186" table:number-columns-repeated="1003"/>
        </table:table-row>
        <table:table-row table:style-name="ro7">
          <table:table-cell table:style-name="ce65"/>
          <table:table-cell table:style-name="ce142" office:value-type="string" calcext:value-type="string">
            <text:p>Ancient Universities (3)</text:p>
          </table:table-cell>
          <table:table-cell table:style-name="ce158" office:value-type="percentage" office:value="0.0774347902199918" calcext:value-type="percentage">
            <text:p>7.7% <text:s/></text:p>
          </table:table-cell>
          <table:table-cell table:style-name="ce158" office:value-type="percentage" office:value="0.0726971347383377" calcext:value-type="percentage">
            <text:p>7.3% <text:s/></text:p>
          </table:table-cell>
          <table:table-cell table:style-name="ce158" office:value-type="percentage" office:value="0.0775489008135711" calcext:value-type="percentage">
            <text:p>7.8% <text:s/></text:p>
          </table:table-cell>
          <table:table-cell table:style-name="ce158" office:value-type="percentage" office:value="0.0761847301448003" calcext:value-type="percentage">
            <text:p>7.6% <text:s/></text:p>
          </table:table-cell>
          <table:table-cell table:style-name="ce158" office:value-type="percentage" office:value="0.0786469849997012" calcext:value-type="percentage">
            <text:p>7.9% <text:s/></text:p>
          </table:table-cell>
          <table:table-cell table:style-name="ce158" office:value-type="percentage" office:value="0.074" calcext:value-type="percentage">
            <text:p>7.4% <text:s/></text:p>
          </table:table-cell>
          <table:table-cell table:style-name="ce169" office:value-type="percentage" office:value="0.0818152967311965" calcext:value-type="percentage">
            <text:p>8.2% <text:s/></text:p>
          </table:table-cell>
          <table:table-cell table:style-name="ce158" office:value-type="percentage" office:value="0.0881485453814184" calcext:value-type="percentage">
            <text:p>8.8% <text:s/></text:p>
          </table:table-cell>
          <table:table-cell table:style-name="ce158" office:value-type="percentage" office:value="0.0843563541595227" calcext:value-type="percentage">
            <text:p>8.4% <text:s/></text:p>
          </table:table-cell>
          <table:table-cell table:style-name="ce178" office:value-type="percentage" office:value="0.0802093648323667" calcext:value-type="percentage">
            <text:p>8.0% <text:s/></text:p>
          </table:table-cell>
          <table:table-cell table:style-name="ce175"/>
          <table:table-cell table:style-name="ce188" table:number-columns-repeated="7"/>
          <table:table-cell table:style-name="ce191"/>
          <table:table-cell table:style-name="ce186" table:number-columns-repeated="1003"/>
        </table:table-row>
        <table:table-row table:style-name="ro7">
          <table:table-cell table:style-name="ce65"/>
          <table:table-cell table:style-name="ce142" office:value-type="string" calcext:value-type="string">
            <text:p>Newer Universities</text:p>
          </table:table-cell>
          <table:table-cell table:style-name="ce158" office:value-type="percentage" office:value="0.117417568587969" calcext:value-type="percentage">
            <text:p>11.7% <text:s/></text:p>
          </table:table-cell>
          <table:table-cell table:style-name="ce158" office:value-type="percentage" office:value="0.111431444854174" calcext:value-type="percentage">
            <text:p>11.1% <text:s/></text:p>
          </table:table-cell>
          <table:table-cell table:style-name="ce158" office:value-type="percentage" office:value="0.110419177715281" calcext:value-type="percentage">
            <text:p>11.0% <text:s/></text:p>
          </table:table-cell>
          <table:table-cell table:style-name="ce158" office:value-type="percentage" office:value="0.11077999481731" calcext:value-type="percentage">
            <text:p>11.1% <text:s/></text:p>
          </table:table-cell>
          <table:table-cell table:style-name="ce158" office:value-type="percentage" office:value="0.112314915131817" calcext:value-type="percentage">
            <text:p>11.2% <text:s/></text:p>
          </table:table-cell>
          <table:table-cell table:style-name="ce158" office:value-type="percentage" office:value="0.107" calcext:value-type="percentage">
            <text:p>10.7% <text:s/></text:p>
          </table:table-cell>
          <table:table-cell table:style-name="ce169" office:value-type="percentage" office:value="0.111119942770845" calcext:value-type="percentage">
            <text:p>11.1% <text:s/></text:p>
          </table:table-cell>
          <table:table-cell table:style-name="ce158" office:value-type="percentage" office:value="0.118935617496314" calcext:value-type="percentage">
            <text:p>11.9% <text:s/></text:p>
          </table:table-cell>
          <table:table-cell table:style-name="ce158" office:value-type="percentage" office:value="0.120749479528105" calcext:value-type="percentage">
            <text:p>12.1% <text:s/></text:p>
          </table:table-cell>
          <table:table-cell table:style-name="ce178" office:value-type="percentage" office:value="0.120725112346713" calcext:value-type="percentage">
            <text:p>12.1% <text:s/></text:p>
          </table:table-cell>
          <table:table-cell table:style-name="ce175"/>
          <table:table-cell table:style-name="ce187" table:number-columns-repeated="7"/>
          <table:table-cell table:style-name="ce191"/>
          <table:table-cell table:style-name="ce186" table:number-columns-repeated="1003"/>
        </table:table-row>
        <table:table-row table:style-name="ro7">
          <table:table-cell table:style-name="ce65"/>
          <table:table-cell table:style-name="ce142" office:value-type="string" calcext:value-type="string">
            <text:p>Post-92 HEIs</text:p>
          </table:table-cell>
          <table:table-cell table:style-name="ce158" office:value-type="percentage" office:value="0.145962264150943" calcext:value-type="percentage">
            <text:p>14.6% <text:s/></text:p>
          </table:table-cell>
          <table:table-cell table:style-name="ce158" office:value-type="percentage" office:value="0.147579202861523" calcext:value-type="percentage">
            <text:p>14.8% <text:s/></text:p>
          </table:table-cell>
          <table:table-cell table:style-name="ce158" office:value-type="percentage" office:value="0.146655676649266" calcext:value-type="percentage">
            <text:p>14.7% <text:s/></text:p>
          </table:table-cell>
          <table:table-cell table:style-name="ce158" office:value-type="percentage" office:value="0.146281179875768" calcext:value-type="percentage">
            <text:p>14.6% <text:s/></text:p>
          </table:table-cell>
          <table:table-cell table:style-name="ce158" office:value-type="percentage" office:value="0.147932248130224" calcext:value-type="percentage">
            <text:p>14.8% <text:s/></text:p>
          </table:table-cell>
          <table:table-cell table:style-name="ce158" office:value-type="percentage" office:value="0.139" calcext:value-type="percentage">
            <text:p>13.9% <text:s/></text:p>
          </table:table-cell>
          <table:table-cell table:style-name="ce169" office:value-type="percentage" office:value="0.152505091649695" calcext:value-type="percentage">
            <text:p>15.3% <text:s/></text:p>
          </table:table-cell>
          <table:table-cell table:style-name="ce158" office:value-type="percentage" office:value="0.150002003767082" calcext:value-type="percentage">
            <text:p>15.0% <text:s/></text:p>
          </table:table-cell>
          <table:table-cell table:style-name="ce158" office:value-type="percentage" office:value="0.147427600711859" calcext:value-type="percentage">
            <text:p>14.7% <text:s/></text:p>
          </table:table-cell>
          <table:table-cell table:style-name="ce178" office:value-type="percentage" office:value="0.152806030872323" calcext:value-type="percentage">
            <text:p>15.3% <text:s/></text:p>
          </table:table-cell>
          <table:table-cell table:style-name="ce175"/>
          <table:table-cell table:style-name="ce187" table:number-columns-repeated="7"/>
          <table:table-cell table:style-name="ce191"/>
          <table:table-cell table:style-name="ce186" table:number-columns-repeated="1003"/>
        </table:table-row>
        <table:table-row table:style-name="ro7">
          <table:table-cell table:style-name="ce65"/>
          <table:table-cell table:style-name="ce142" office:value-type="string" calcext:value-type="string">
            <text:p>Specialised HEIs (2,3)</text:p>
          </table:table-cell>
          <table:table-cell table:style-name="ce158" office:value-type="percentage" office:value="0.0652542372881356" calcext:value-type="percentage">
            <text:p>6.5% <text:s/></text:p>
          </table:table-cell>
          <table:table-cell table:style-name="ce158" office:value-type="percentage" office:value="0.0748422001803427" calcext:value-type="percentage">
            <text:p>7.5% <text:s/></text:p>
          </table:table-cell>
          <table:table-cell table:style-name="ce158" office:value-type="percentage" office:value="0.066047471620227" calcext:value-type="percentage">
            <text:p>6.6% <text:s/></text:p>
          </table:table-cell>
          <table:table-cell table:style-name="ce158" office:value-type="percentage" office:value="0.0788104089219331" calcext:value-type="percentage">
            <text:p>7.9% <text:s/></text:p>
          </table:table-cell>
          <table:table-cell table:style-name="ce158" office:value-type="percentage" office:value="0.0718667835232252" calcext:value-type="percentage">
            <text:p>7.2% <text:s/></text:p>
          </table:table-cell>
          <table:table-cell table:style-name="ce158" office:value-type="percentage" office:value="0.086" calcext:value-type="percentage">
            <text:p>8.6% <text:s/></text:p>
          </table:table-cell>
          <table:table-cell table:style-name="ce169" office:value-type="percentage" office:value="0.0738916256157636" calcext:value-type="percentage">
            <text:p>7.4% <text:s/></text:p>
          </table:table-cell>
          <table:table-cell table:style-name="ce158" office:value-type="percentage" office:value="0.107680722891566" calcext:value-type="percentage">
            <text:p>10.8% <text:s/></text:p>
          </table:table-cell>
          <table:table-cell table:style-name="ce158" office:value-type="percentage" office:value="0.117154811715481" calcext:value-type="percentage">
            <text:p>11.7% <text:s/></text:p>
          </table:table-cell>
          <table:table-cell table:style-name="ce178" office:value-type="percentage" office:value="0.11448275862069" calcext:value-type="percentage">
            <text:p>11.4% <text:s/></text:p>
          </table:table-cell>
          <table:table-cell table:style-name="ce175"/>
          <table:table-cell table:style-name="ce188" table:number-columns-repeated="7"/>
          <table:table-cell table:style-name="ce191"/>
          <table:table-cell table:style-name="ce186" table:number-columns-repeated="1003"/>
        </table:table-row>
        <table:table-row table:style-name="ro7">
          <table:table-cell table:style-name="ce65"/>
          <table:table-cell table:style-name="ce142" office:value-type="string" calcext:value-type="string">
            <text:p>Open University</text:p>
          </table:table-cell>
          <table:table-cell table:style-name="ce158" office:value-type="percentage" office:value="0.136712150747238" calcext:value-type="percentage">
            <text:p>13.7% <text:s/></text:p>
          </table:table-cell>
          <table:table-cell table:style-name="ce158" office:value-type="percentage" office:value="0.13236914600551" calcext:value-type="percentage">
            <text:p>13.2% <text:s/></text:p>
          </table:table-cell>
          <table:table-cell table:style-name="ce158" office:value-type="percentage" office:value="0.140103143418468" calcext:value-type="percentage">
            <text:p>14.0% <text:s/></text:p>
          </table:table-cell>
          <table:table-cell table:style-name="ce158" office:value-type="percentage" office:value="0.139852907377614" calcext:value-type="percentage">
            <text:p>14.0% <text:s/></text:p>
          </table:table-cell>
          <table:table-cell table:style-name="ce158" office:value-type="percentage" office:value="0.147270615563298" calcext:value-type="percentage">
            <text:p>14.7% <text:s/></text:p>
          </table:table-cell>
          <table:table-cell table:style-name="ce158" office:value-type="percentage" office:value="0.147" calcext:value-type="percentage">
            <text:p>14.7% <text:s/></text:p>
          </table:table-cell>
          <table:table-cell table:style-name="ce169" office:value-type="percentage" office:value="0.153721495543466" calcext:value-type="percentage">
            <text:p>15.4% <text:s/></text:p>
          </table:table-cell>
          <table:table-cell table:style-name="ce158" office:value-type="percentage" office:value="0.147335863911149" calcext:value-type="percentage">
            <text:p>14.7% <text:s/></text:p>
          </table:table-cell>
          <table:table-cell table:style-name="ce158" office:value-type="percentage" office:value="0.139148661722025" calcext:value-type="percentage">
            <text:p>13.9% <text:s/></text:p>
          </table:table-cell>
          <table:table-cell table:style-name="ce178" office:value-type="percentage" office:value="0.138022457891454" calcext:value-type="percentage">
            <text:p>13.8% <text:s/></text:p>
          </table:table-cell>
          <table:table-cell table:style-name="ce175"/>
          <table:table-cell table:style-name="ce187" table:number-columns-repeated="7"/>
          <table:table-cell table:style-name="ce191"/>
          <table:table-cell table:style-name="ce186" table:number-columns-repeated="1003"/>
        </table:table-row>
        <table:table-row table:style-name="ro9">
          <table:table-cell table:style-name="ce65"/>
          <table:table-cell table:style-name="ce143" office:value-type="string" calcext:value-type="string">
            <text:p>Universities outside Scotland</text:p>
          </table:table-cell>
          <table:table-cell table:style-name="ce159" office:value-type="percentage" office:value="0.0632608261823987" calcext:value-type="percentage">
            <text:p>6.3% <text:s/></text:p>
          </table:table-cell>
          <table:table-cell table:style-name="ce159" office:value-type="percentage" office:value="0.0687960687960688" calcext:value-type="percentage">
            <text:p>6.9% <text:s/></text:p>
          </table:table-cell>
          <table:table-cell table:style-name="ce159" office:value-type="percentage" office:value="0.0735768903993203" calcext:value-type="percentage">
            <text:p>7.4% <text:s/></text:p>
          </table:table-cell>
          <table:table-cell table:style-name="ce159" office:value-type="percentage" office:value="0.0701182924738557" calcext:value-type="percentage">
            <text:p>7.0% <text:s/></text:p>
          </table:table-cell>
          <table:table-cell table:style-name="ce159" office:value-type="percentage" office:value="0.0897602073882048" calcext:value-type="percentage">
            <text:p>9.0% <text:s/></text:p>
          </table:table-cell>
          <table:table-cell table:style-name="ce159" office:value-type="percentage" office:value="0.075" calcext:value-type="percentage">
            <text:p>7.5% <text:s/></text:p>
          </table:table-cell>
          <table:table-cell table:style-name="ce170" office:value-type="percentage" office:value="0.058" calcext:value-type="percentage">
            <text:p>5.8% <text:s/></text:p>
          </table:table-cell>
          <table:table-cell table:style-name="ce159" office:value-type="percentage" office:value="0.0712563034422276" calcext:value-type="percentage">
            <text:p>7.1% <text:s/></text:p>
          </table:table-cell>
          <table:table-cell table:style-name="ce159" office:value-type="percentage" office:value="0.0702629193109701" calcext:value-type="percentage">
            <text:p>7.0% <text:s/></text:p>
          </table:table-cell>
          <table:table-cell table:style-name="ce179" office:value-type="percentage" office:value="0.0742584975102836" calcext:value-type="percentage">
            <text:p>7.4% <text:s/></text:p>
          </table:table-cell>
          <table:table-cell table:style-name="ce175"/>
          <table:table-cell table:style-name="ce188" table:number-columns-repeated="7"/>
          <table:table-cell table:style-name="ce191"/>
          <table:table-cell table:style-name="ce186" table:number-columns-repeated="1003"/>
        </table:table-row>
        <table:table-row table:style-name="ro9">
          <table:table-cell table:style-name="ce65"/>
          <table:table-cell table:style-name="ce144" office:value-type="string" calcext:value-type="string">
            <text:p>All entrants from 20% most deprived areas (16,22)</text:p>
          </table:table-cell>
          <table:table-cell table:style-name="ce160" office:value-type="percentage" office:value="0.149715187701599" calcext:value-type="percentage">
            <text:p>15.0% <text:s/></text:p>
          </table:table-cell>
          <table:table-cell table:style-name="ce160" office:value-type="percentage" office:value="0.148119066314512" calcext:value-type="percentage">
            <text:p>14.8% <text:s/></text:p>
          </table:table-cell>
          <table:table-cell table:style-name="ce160" office:value-type="percentage" office:value="0.148613259811759" calcext:value-type="percentage">
            <text:p>14.9% <text:s/></text:p>
          </table:table-cell>
          <table:table-cell table:style-name="ce160" office:value-type="percentage" office:value="0.150675785563269" calcext:value-type="percentage">
            <text:p>15.1% <text:s/></text:p>
          </table:table-cell>
          <table:table-cell table:style-name="ce160" office:value-type="percentage" office:value="0.154406016659029" calcext:value-type="percentage">
            <text:p>15.4% <text:s/></text:p>
          </table:table-cell>
          <table:table-cell table:style-name="ce160" office:value-type="percentage" office:value="0.151" calcext:value-type="percentage">
            <text:p>15.1% <text:s/></text:p>
          </table:table-cell>
          <table:table-cell table:style-name="ce171" office:value-type="percentage" office:value="0.157714104859209" calcext:value-type="percentage">
            <text:p>15.8% <text:s/></text:p>
          </table:table-cell>
          <table:table-cell table:style-name="ce160" office:value-type="percentage" office:value="0.158608759875997" calcext:value-type="percentage">
            <text:p>15.9% <text:s/></text:p>
          </table:table-cell>
          <table:table-cell table:style-name="ce160" office:value-type="percentage" office:value="0.15963442345616" calcext:value-type="percentage">
            <text:p>16.0% <text:s/></text:p>
          </table:table-cell>
          <table:table-cell table:style-name="ce180" office:value-type="percentage" office:value="0.160977196129058" calcext:value-type="percentage">
            <text:p>16.1% <text:s/></text:p>
          </table:table-cell>
          <table:table-cell table:style-name="ce175"/>
          <table:table-cell table:style-name="ce187" table:number-columns-repeated="7"/>
          <table:table-cell table:style-name="ce191"/>
          <table:table-cell table:style-name="ce186" table:number-columns-repeated="1003"/>
        </table:table-row>
        <table:table-row table:style-name="ro13">
          <table:table-cell table:style-name="ce65"/>
          <table:table-cell table:style-name="ce142" office:value-type="string" calcext:value-type="string">
            <text:p>% of Scottish population living in 20% most deprived areas (16)</text:p>
          </table:table-cell>
          <table:table-cell table:style-name="ce161" office:value-type="percentage" office:value="0.196" calcext:value-type="percentage">
            <text:p>19.6% <text:s/></text:p>
          </table:table-cell>
          <table:table-cell table:style-name="ce161" office:value-type="percentage" office:value="0.1928" calcext:value-type="percentage">
            <text:p>19.3% <text:s/></text:p>
          </table:table-cell>
          <table:table-cell table:style-name="ce161" office:value-type="percentage" office:value="0.1919" calcext:value-type="percentage">
            <text:p>19.2% <text:s/></text:p>
          </table:table-cell>
          <table:table-cell table:style-name="ce161" office:value-type="percentage" office:value="0.191310743165191" calcext:value-type="percentage">
            <text:p>19.1% <text:s/></text:p>
          </table:table-cell>
          <table:table-cell table:number-columns-repeated="2" table:style-name="ce161" office:value-type="percentage" office:value="0.19" calcext:value-type="percentage">
            <text:p>19.0% <text:s/></text:p>
          </table:table-cell>
          <table:table-cell table:style-name="ce172" office:value-type="percentage" office:value="0.193" calcext:value-type="percentage">
            <text:p>19.3% <text:s/></text:p>
          </table:table-cell>
          <table:table-cell table:style-name="ce158" office:value-type="percentage" office:value="0.19236086866753" calcext:value-type="percentage">
            <text:p>19.2% <text:s/></text:p>
          </table:table-cell>
          <table:table-cell table:style-name="ce158" office:value-type="percentage" office:value="0.192046712543945" calcext:value-type="percentage">
            <text:p>19.2% <text:s/></text:p>
          </table:table-cell>
          <table:table-cell table:style-name="ce181" office:value-type="percentage" office:value="0.192046712543945" calcext:value-type="percentage">
            <text:p>19.2% <text:s/></text:p>
          </table:table-cell>
          <table:table-cell table:style-name="ce175"/>
          <table:table-cell table:style-name="ce187" table:number-columns-repeated="8"/>
          <table:table-cell table:style-name="ce186" table:number-columns-repeated="1003"/>
        </table:table-row>
        <table:table-row table:style-name="ro13">
          <table:table-cell table:style-name="ce65"/>
          <table:table-cell table:style-name="ce142" office:value-type="string" calcext:value-type="string">
            <text:p>% of Scottish working age population living in 20% most deprived areas (17)</text:p>
          </table:table-cell>
          <table:table-cell table:style-name="ce161" office:value-type="percentage" office:value="0.194" calcext:value-type="percentage">
            <text:p>19.4% <text:s/></text:p>
          </table:table-cell>
          <table:table-cell table:number-columns-repeated="2" table:style-name="ce161" office:value-type="percentage" office:value="0.19" calcext:value-type="percentage">
            <text:p>19.0% <text:s/></text:p>
          </table:table-cell>
          <table:table-cell table:style-name="ce161" office:value-type="percentage" office:value="0.188635828273488" calcext:value-type="percentage">
            <text:p>18.9% <text:s/></text:p>
          </table:table-cell>
          <table:table-cell table:number-columns-repeated="2" table:style-name="ce161" office:value-type="percentage" office:value="0.188" calcext:value-type="percentage">
            <text:p>18.8% <text:s/></text:p>
          </table:table-cell>
          <table:table-cell table:style-name="ce172" office:value-type="percentage" office:value="0.193" calcext:value-type="percentage">
            <text:p>19.3% <text:s/></text:p>
          </table:table-cell>
          <table:table-cell table:style-name="ce158" office:value-type="percentage" office:value="0.192893436132504" calcext:value-type="percentage">
            <text:p>19.3% <text:s/></text:p>
          </table:table-cell>
          <table:table-cell table:style-name="ce158" office:value-type="percentage" office:value="0.193108624772883" calcext:value-type="percentage">
            <text:p>19.3% <text:s/></text:p>
          </table:table-cell>
          <table:table-cell table:style-name="ce182" office:value-type="percentage" office:value="0.193108624772883" calcext:value-type="percentage">
            <text:p>19.3% <text:s/></text:p>
          </table:table-cell>
          <table:table-cell table:style-name="ce175"/>
          <table:table-cell table:style-name="ce187" table:number-columns-repeated="8"/>
          <table:table-cell table:style-name="ce186" table:number-columns-repeated="1003"/>
        </table:table-row>
        <table:table-row table:style-name="ro13">
          <table:table-cell table:style-name="ce65"/>
          <table:table-cell table:style-name="ce145" office:value-type="string" calcext:value-type="string">
            <text:p>Under-representation of total population from 20% most deprived areas</text:p>
          </table:table-cell>
          <table:table-cell table:style-name="ce162" office:value-type="percentage" office:value="-0.046284812298401" calcext:value-type="percentage">
            <text:p>-4.6% <text:s/></text:p>
          </table:table-cell>
          <table:table-cell table:style-name="ce162" office:value-type="percentage" office:value="-0.0446809336854879" calcext:value-type="percentage">
            <text:p>-4.5% <text:s/></text:p>
          </table:table-cell>
          <table:table-cell table:style-name="ce162" office:value-type="percentage" office:value="-0.0432867401882406" calcext:value-type="percentage">
            <text:p>-4.3% <text:s/></text:p>
          </table:table-cell>
          <table:table-cell table:style-name="ce162" office:value-type="percentage" office:value="-0.0406349576019218" calcext:value-type="percentage">
            <text:p>-4.1% <text:s/></text:p>
          </table:table-cell>
          <table:table-cell table:style-name="ce162" office:value-type="percentage" office:value="-0.035593983340971" calcext:value-type="percentage">
            <text:p>-3.6% <text:s/></text:p>
          </table:table-cell>
          <table:table-cell table:style-name="ce162" office:value-type="percentage" office:value="-0.039" calcext:value-type="percentage">
            <text:p>-3.9% <text:s/></text:p>
          </table:table-cell>
          <table:table-cell table:style-name="ce173" office:value-type="percentage" office:value="-0.0352858951407914" calcext:value-type="percentage">
            <text:p>-3.5% <text:s/></text:p>
          </table:table-cell>
          <table:table-cell table:style-name="ce162" office:value-type="percentage" office:value="-0.0337521087915328" calcext:value-type="percentage">
            <text:p>-3.4% <text:s/></text:p>
          </table:table-cell>
          <table:table-cell table:style-name="ce162" office:value-type="percentage" office:value="-0.0324122890877851" calcext:value-type="percentage">
            <text:p>-3.2% <text:s/></text:p>
          </table:table-cell>
          <table:table-cell table:style-name="ce183" office:value-type="percentage" office:value="-0.0310228038709423" calcext:value-type="percentage">
            <text:p>-3.1% <text:s/></text:p>
          </table:table-cell>
          <table:table-cell table:style-name="ce175"/>
          <table:table-cell table:style-name="ce186" table:number-columns-repeated="1011"/>
        </table:table-row>
        <table:table-row table:style-name="ro9">
          <table:table-cell table:style-name="ce65"/>
          <table:table-cell table:style-name="ce146" office:value-type="string" calcext:value-type="string">
            <text:p>Under-representation of working age population from 20% most deprived areas</text:p>
          </table:table-cell>
          <table:table-cell table:style-name="ce163" office:value-type="percentage" office:value="-0.044284812298401" calcext:value-type="percentage">
            <text:p>-4.4% <text:s/></text:p>
          </table:table-cell>
          <table:table-cell table:style-name="ce163" office:value-type="percentage" office:value="-0.0418809336854879" calcext:value-type="percentage">
            <text:p>-4.2% <text:s/></text:p>
          </table:table-cell>
          <table:table-cell table:style-name="ce163" office:value-type="percentage" office:value="-0.0413867401882406" calcext:value-type="percentage">
            <text:p>-4.1% <text:s/></text:p>
          </table:table-cell>
          <table:table-cell table:style-name="ce163" office:value-type="percentage" office:value="-0.0379600427102195" calcext:value-type="percentage">
            <text:p>-3.8% <text:s/></text:p>
          </table:table-cell>
          <table:table-cell table:style-name="ce163" office:value-type="percentage" office:value="-0.033593983340971" calcext:value-type="percentage">
            <text:p>-3.4% <text:s/></text:p>
          </table:table-cell>
          <table:table-cell table:style-name="ce163" office:value-type="percentage" office:value="-0.037" calcext:value-type="percentage">
            <text:p>-3.7% <text:s/></text:p>
          </table:table-cell>
          <table:table-cell table:style-name="ce174" office:value-type="percentage" office:value="-0.0352858951407914" calcext:value-type="percentage">
            <text:p>-3.5% <text:s/></text:p>
          </table:table-cell>
          <table:table-cell table:style-name="ce163" office:value-type="percentage" office:value="-0.0342846762565063" calcext:value-type="percentage">
            <text:p>-3.4% <text:s/></text:p>
          </table:table-cell>
          <table:table-cell table:style-name="ce163" office:value-type="percentage" office:value="-0.0334742013167233" calcext:value-type="percentage">
            <text:p>-3.3% <text:s/></text:p>
          </table:table-cell>
          <table:table-cell table:style-name="ce184" office:value-type="percentage" office:value="-0.0320228038709423" calcext:value-type="percentage">
            <text:p>-3.2% <text:s/></text:p>
          </table:table-cell>
          <table:table-cell table:style-name="ce175"/>
          <table:table-cell table:style-name="ce189" table:number-columns-repeated="8"/>
          <table:table-cell table:style-name="ce186" table:number-columns-repeated="1003"/>
        </table:table-row>
        <table:table-row table:style-name="ro7">
          <table:table-cell table:style-name="ce65"/>
          <table:table-cell table:style-name="ce147" office:value-type="string" calcext:value-type="string">
            <text:p>Sources: Higher Education Statistics Agency (HESA) and Scottish Funding Council (SFC).</text:p>
          </table:table-cell>
          <table:table-cell table:style-name="ce65" table:number-columns-repeated="9"/>
          <table:table-cell table:style-name="ce175"/>
          <table:table-cell table:style-name="ce185"/>
          <table:table-cell table:style-name="ce190" table:number-columns-repeated="8"/>
          <table:table-cell table:style-name="ce186" table:number-columns-repeated="1003"/>
        </table:table-row>
        <table:table-row table:style-name="ro16">
          <table:table-cell table:style-name="ce137"/>
          <table:table-cell table:style-name="ce200" office:value-type="string" calcext:value-type="string" table:number-columns-spanned="6" table:number-rows-spanned="3">
            <text:p>2. Students at the former land-based colleges of Barony, Elmwood and Oatridge, which merged with SAC to form SRUC in October 2012, were still recorded through the college reporting system in 2012-13 and are included in the figures for colleges not for HEIs for that academic year. From 2013-14, they are included in HEI figures. </text:p>
          </table:table-cell>
          <table:covered-table-cell table:number-columns-repeated="5" table:style-name="ce200"/>
          <table:table-cell table:style-name="ce137" table:number-columns-repeated="6"/>
          <table:table-cell table:number-columns-repeated="1011"/>
        </table:table-row>
        <table:table-row table:style-name="ro15">
          <table:table-cell table:style-name="ce137"/>
          <table:covered-table-cell table:number-columns-repeated="6" table:style-name="ce200"/>
          <table:table-cell table:style-name="ce137" table:number-columns-repeated="6"/>
          <table:table-cell table:number-columns-repeated="1011"/>
        </table:table-row>
        <table:table-row table:style-name="ro15">
          <table:table-cell table:style-name="ce137"/>
          <table:covered-table-cell table:number-columns-repeated="6" table:style-name="ce200"/>
          <table:table-cell table:style-name="ce137" table:number-columns-repeated="6"/>
          <table:table-cell table:number-columns-repeated="1011"/>
        </table:table-row>
        <table:table-row table:style-name="ro15">
          <table:table-cell table:style-name="ce137"/>
          <table:table-cell table:style-name="ce148" office:value-type="string" calcext:value-type="string">
            <text:p>3. The Edinburgh College of Art (a former Specialised HEI) merged with the University of Edinburgh (Ancient University) at the start of academic session 2011-12.</text:p>
          </table:table-cell>
          <table:table-cell table:style-name="ce137" table:number-columns-repeated="11"/>
          <table:table-cell table:number-columns-repeated="1011"/>
        </table:table-row>
        <table:table-row table:style-name="ro15">
          <table:table-cell table:style-name="ce137" table:number-columns-repeated="13"/>
          <table:table-cell table:number-columns-repeated="1011"/>
        </table:table-row>
        <table:table-row table:style-name="ro15">
          <table:table-cell table:style-name="ce137"/>
          <table:table-cell table:style-name="ce149" office:value-type="string" calcext:value-type="string">
            <text:p>15. Where universities are categorised as Ancient, Small Specialist Institutions, Post-92s or Newer Universities, these categories are comprised of the following HEIs:</text:p>
          </table:table-cell>
          <table:table-cell table:style-name="ce164" table:number-columns-repeated="5"/>
          <table:table-cell table:style-name="ce137" table:number-columns-repeated="6"/>
          <table:table-cell table:number-columns-repeated="1011"/>
        </table:table-row>
        <table:table-row table:style-name="ro15">
          <table:table-cell table:style-name="ce137"/>
          <table:table-cell table:style-name="ce150" office:value-type="string" calcext:value-type="string">
            <text:p>Ancient Universities: University of Aberdeen, University of Edinburgh, University of Glasgow, University of St. Andrews;</text:p>
          </table:table-cell>
          <table:table-cell table:style-name="ce165" table:number-columns-repeated="5"/>
          <table:table-cell table:style-name="ce137" table:number-columns-repeated="6"/>
          <table:table-cell table:number-columns-repeated="1011"/>
        </table:table-row>
        <table:table-row table:style-name="ro15">
          <table:table-cell table:style-name="ce137"/>
          <table:table-cell table:style-name="ce150" office:value-type="string" calcext:value-type="string">
            <text:p>Newer Universities: University of Dundee, Heriot-Watt University, University of Stirling, University of Strathclyde;</text:p>
          </table:table-cell>
          <table:table-cell table:style-name="ce165" table:number-columns-repeated="5"/>
          <table:table-cell table:style-name="ce137" table:number-columns-repeated="6"/>
          <table:table-cell table:number-columns-repeated="1011"/>
        </table:table-row>
        <table:table-row table:style-name="ro16">
          <table:table-cell table:style-name="ce137"/>
          <table:table-cell table:style-name="ce271" office:value-type="string" calcext:value-type="string" table:number-columns-spanned="6" table:number-rows-spanned="1">
            <text:p>Post-92 Universities: University of Abertay Dundee, Edinburgh Napier University, Glasgow Caledonian University, the University of the Highlands and</text:p>
            <text:p>Islands, Queen Margaret University, Edinburgh, Robert Gordon University and the University of the West of Scotland;</text:p>
          </table:table-cell>
          <table:covered-table-cell table:number-columns-repeated="5" table:style-name="ce271"/>
          <table:table-cell table:style-name="ce137" table:number-columns-repeated="6"/>
          <table:table-cell table:number-columns-repeated="1011"/>
        </table:table-row>
        <table:table-row table:style-name="ro15">
          <table:table-cell table:style-name="ce137"/>
          <table:table-cell table:style-name="ce150" office:value-type="string" calcext:value-type="string">
            <text:p>Small Specialist Institutions: <text:s/>Glasgow School of Art, Royal Conservatoire of Scotland, SRUC</text:p>
          </table:table-cell>
          <table:table-cell table:style-name="ce165" table:number-columns-repeated="5"/>
          <table:table-cell table:style-name="ce137" table:number-columns-repeated="6"/>
          <table:table-cell table:number-columns-repeated="1011"/>
        </table:table-row>
        <table:table-row table:style-name="ro17">
          <table:table-cell table:style-name="ce137"/>
          <table:table-cell table:style-name="ce272" office:value-type="string" calcext:value-type="string" table:number-columns-spanned="6" table:number-rows-spanned="1">
            <text:p>16. Deprived areas are defined as the 20 per cent lowest ranked areas in the Scottish Index of Multiple Deprivation (SIMD) for the relevant year. In this table, academic years 2001-02 to 2004-05 relate to SIMD 2004, 2005-06 and 2006-07 relate to SIMD 2006, academic years 2007-08 to 2010-11 relate to SIMD 2009 and academic year 2011-12, 2012-13, 2013-14, 2014-15 and 2015-16 relates to SIMD 2012.</text:p>
          </table:table-cell>
          <table:covered-table-cell table:number-columns-repeated="5" table:style-name="ce272"/>
          <table:table-cell table:style-name="ce137" table:number-columns-repeated="6"/>
          <table:table-cell table:number-columns-repeated="1011"/>
        </table:table-row>
        <table:table-row table:style-name="ro15">
          <table:table-cell table:style-name="ce137"/>
          <table:table-cell table:style-name="ce153" office:value-type="string" calcext:value-type="string">
            <text:p>17. The working population is defined as number of persons aged 16-64.</text:p>
          </table:table-cell>
          <table:table-cell table:style-name="ce165" table:number-columns-repeated="5"/>
          <table:table-cell table:style-name="ce137" table:number-columns-repeated="6"/>
          <table:table-cell table:number-columns-repeated="1011"/>
        </table:table-row>
        <table:table-row table:style-name="ro18">
          <table:table-cell table:style-name="ce137"/>
          <table:table-cell table:style-name="ce154" office:value-type="string" calcext:value-type="string" table:number-columns-spanned="6" table:number-rows-spanned="1">
            <text:p>22 The entrant figures shown in the table will not match Scottish domiciled entrant figures in other tables as not all postcodes from student records can be matched, e.g. if they are either incomplete or missing, to postcodes in SIMD. <text:s/>In 2015-16 98.3 per cent of entrant postcodes were successfully matched.</text:p>
          </table:table-cell>
          <table:covered-table-cell table:number-columns-repeated="5" table:style-name="ce166"/>
          <table:table-cell table:style-name="ce137" table:number-columns-repeated="6"/>
          <table:table-cell table:number-columns-repeated="1011"/>
        </table:table-row>
        <table:table-row table:style-name="ro15" table:number-rows-repeated="11">
          <table:table-cell table:style-name="ce137" table:number-columns-repeated="13"/>
          <table:table-cell table:number-columns-repeated="1011"/>
        </table:table-row>
        <table:table-row table:style-name="ro19">
          <table:table-cell table:style-name="ce137" table:number-columns-repeated="13"/>
          <table:table-cell table:number-columns-repeated="1011"/>
        </table:table-row>
        <table:table-row table:style-name="ro19" table:number-rows-repeated="34">
          <table:table-cell table:number-columns-repeated="1024"/>
        </table:table-row>
        <table:table-row table:style-name="ro15" table:number-rows-repeated="1048499">
          <table:table-cell table:number-columns-repeated="1024"/>
        </table:table-row>
        <table:table-row table:style-name="ro15">
          <table:table-cell table:number-columns-repeated="1024"/>
        </table:table-row>
        <table:named-expressions>
          <table:named-range table:name="_xlnm.Print_Area" table:base-cell-address="$'Table 25b'.$A$1" table:cell-range-address="$'Table 25b'.$B$1:.$K$17" table:range-usable-as="print-range"/>
        </table:named-expressions>
      </table:table>
      <table:table table:name="he_entrants_uni_deprived" table:style-name="ta1">
        <table:table-column table:style-name="co1" table:default-cell-style-name="Default"/>
        <table:table-column table:style-name="co1" table:number-columns-repeated="4" table:default-cell-style-name="ce429"/>
        <table:table-row table:style-name="ro1">
          <table:table-cell/>
          <table:table-cell table:style-name="Default" office:value-type="string" calcext:value-type="string">
            <text:p>Colleges</text:p>
          </table:table-cell>
          <table:table-cell table:style-name="Default" office:value-type="string" calcext:value-type="string">
            <text:p>Ancient uni</text:p>
          </table:table-cell>
          <table:table-cell table:style-name="Default" office:value-type="string" calcext:value-type="string">
            <text:p>Newer uni</text:p>
          </table:table-cell>
          <table:table-cell table:style-name="Default" office:value-type="string" calcext:value-type="string">
            <text:p>Post-92 uni</text:p>
          </table:table-cell>
        </table:table-row>
        <table:table-row table:style-name="ro1">
          <table:table-cell office:value-type="string" calcext:value-type="string">
            <text:p>2006-07</text:p>
          </table:table-cell>
          <table:table-cell office:value-type="percentage" office:value="0.218407796758651" calcext:value-type="percentage">
            <text:p>21.8%</text:p>
          </table:table-cell>
          <table:table-cell office:value-type="percentage" office:value="0.0774347902199918" calcext:value-type="percentage">
            <text:p>7.7%</text:p>
          </table:table-cell>
          <table:table-cell office:value-type="percentage" office:value="0.117417568587969" calcext:value-type="percentage">
            <text:p>11.7%</text:p>
          </table:table-cell>
          <table:table-cell office:value-type="percentage" office:value="0.145962264150943" calcext:value-type="percentage">
            <text:p>14.6%</text:p>
          </table:table-cell>
        </table:table-row>
        <table:table-row table:style-name="ro1">
          <table:table-cell office:value-type="string" calcext:value-type="string">
            <text:p>2007-08</text:p>
          </table:table-cell>
          <table:table-cell office:value-type="percentage" office:value="0.217635225115462" calcext:value-type="percentage">
            <text:p>21.8%</text:p>
          </table:table-cell>
          <table:table-cell office:value-type="percentage" office:value="0.0726971347383377" calcext:value-type="percentage">
            <text:p>7.3%</text:p>
          </table:table-cell>
          <table:table-cell office:value-type="percentage" office:value="0.111431444854174" calcext:value-type="percentage">
            <text:p>11.1%</text:p>
          </table:table-cell>
          <table:table-cell office:value-type="percentage" office:value="0.147579202861523" calcext:value-type="percentage">
            <text:p>14.8%</text:p>
          </table:table-cell>
        </table:table-row>
        <table:table-row table:style-name="ro1">
          <table:table-cell office:value-type="string" calcext:value-type="string">
            <text:p>2008-09</text:p>
          </table:table-cell>
          <table:table-cell office:value-type="percentage" office:value="0.217470504161646" calcext:value-type="percentage">
            <text:p>21.7%</text:p>
          </table:table-cell>
          <table:table-cell office:value-type="percentage" office:value="0.0775489008135711" calcext:value-type="percentage">
            <text:p>7.8%</text:p>
          </table:table-cell>
          <table:table-cell office:value-type="percentage" office:value="0.110419177715281" calcext:value-type="percentage">
            <text:p>11.0%</text:p>
          </table:table-cell>
          <table:table-cell office:value-type="percentage" office:value="0.146655676649266" calcext:value-type="percentage">
            <text:p>14.7%</text:p>
          </table:table-cell>
        </table:table-row>
        <table:table-row table:style-name="ro1">
          <table:table-cell office:value-type="string" calcext:value-type="string">
            <text:p>2009-10</text:p>
          </table:table-cell>
          <table:table-cell office:value-type="percentage" office:value="0.226498768135779" calcext:value-type="percentage">
            <text:p>22.6%</text:p>
          </table:table-cell>
          <table:table-cell office:value-type="percentage" office:value="0.0761847301448003" calcext:value-type="percentage">
            <text:p>7.6%</text:p>
          </table:table-cell>
          <table:table-cell office:value-type="percentage" office:value="0.11077999481731" calcext:value-type="percentage">
            <text:p>11.1%</text:p>
          </table:table-cell>
          <table:table-cell office:value-type="percentage" office:value="0.146281179875768" calcext:value-type="percentage">
            <text:p>14.6%</text:p>
          </table:table-cell>
        </table:table-row>
        <table:table-row table:style-name="ro1">
          <table:table-cell office:value-type="string" calcext:value-type="string">
            <text:p>2010-11</text:p>
          </table:table-cell>
          <table:table-cell office:value-type="percentage" office:value="0.223" calcext:value-type="percentage">
            <text:p>22.3%</text:p>
          </table:table-cell>
          <table:table-cell office:value-type="percentage" office:value="0.0786469849997012" calcext:value-type="percentage">
            <text:p>7.9%</text:p>
          </table:table-cell>
          <table:table-cell office:value-type="percentage" office:value="0.112314915131817" calcext:value-type="percentage">
            <text:p>11.2%</text:p>
          </table:table-cell>
          <table:table-cell office:value-type="percentage" office:value="0.147932248130224" calcext:value-type="percentage">
            <text:p>14.8%</text:p>
          </table:table-cell>
        </table:table-row>
        <table:table-row table:style-name="ro1">
          <table:table-cell office:value-type="string" calcext:value-type="string">
            <text:p>2011-12</text:p>
          </table:table-cell>
          <table:table-cell office:value-type="percentage" office:value="0.224" calcext:value-type="percentage">
            <text:p>22.4%</text:p>
          </table:table-cell>
          <table:table-cell office:value-type="percentage" office:value="0.074" calcext:value-type="percentage">
            <text:p>7.4%</text:p>
          </table:table-cell>
          <table:table-cell office:value-type="percentage" office:value="0.107" calcext:value-type="percentage">
            <text:p>10.7%</text:p>
          </table:table-cell>
          <table:table-cell office:value-type="percentage" office:value="0.139" calcext:value-type="percentage">
            <text:p>13.9%</text:p>
          </table:table-cell>
        </table:table-row>
        <table:table-row table:style-name="ro1">
          <table:table-cell office:value-type="string" calcext:value-type="string">
            <text:p>2012-13</text:p>
          </table:table-cell>
          <table:table-cell office:value-type="percentage" office:value="0.22827756048095" calcext:value-type="percentage">
            <text:p>22.8%</text:p>
          </table:table-cell>
          <table:table-cell office:value-type="percentage" office:value="0.0818152967311965" calcext:value-type="percentage">
            <text:p>8.2%</text:p>
          </table:table-cell>
          <table:table-cell office:value-type="percentage" office:value="0.111119942770845" calcext:value-type="percentage">
            <text:p>11.1%</text:p>
          </table:table-cell>
          <table:table-cell office:value-type="percentage" office:value="0.152505091649695" calcext:value-type="percentage">
            <text:p>15.3%</text:p>
          </table:table-cell>
        </table:table-row>
        <table:table-row table:style-name="ro1">
          <table:table-cell office:value-type="string" calcext:value-type="string">
            <text:p>2013-14</text:p>
          </table:table-cell>
          <table:table-cell office:value-type="percentage" office:value="0.225038423920637" calcext:value-type="percentage">
            <text:p>22.5%</text:p>
          </table:table-cell>
          <table:table-cell office:value-type="percentage" office:value="0.0881485453814184" calcext:value-type="percentage">
            <text:p>8.8%</text:p>
          </table:table-cell>
          <table:table-cell office:value-type="percentage" office:value="0.118935617496314" calcext:value-type="percentage">
            <text:p>11.9%</text:p>
          </table:table-cell>
          <table:table-cell office:value-type="percentage" office:value="0.150002003767082" calcext:value-type="percentage">
            <text:p>15.0%</text:p>
          </table:table-cell>
        </table:table-row>
        <table:table-row table:style-name="ro1">
          <table:table-cell office:value-type="string" calcext:value-type="string">
            <text:p>2014-15</text:p>
          </table:table-cell>
          <table:table-cell office:value-type="percentage" office:value="0.229515108924807" calcext:value-type="percentage">
            <text:p>23.0%</text:p>
          </table:table-cell>
          <table:table-cell office:value-type="percentage" office:value="0.0843563541595227" calcext:value-type="percentage">
            <text:p>8.4%</text:p>
          </table:table-cell>
          <table:table-cell office:value-type="percentage" office:value="0.120749479528105" calcext:value-type="percentage">
            <text:p>12.1%</text:p>
          </table:table-cell>
          <table:table-cell office:value-type="percentage" office:value="0.147427600711859" calcext:value-type="percentage">
            <text:p>14.7%</text:p>
          </table:table-cell>
        </table:table-row>
        <table:table-row table:style-name="ro1">
          <table:table-cell office:value-type="string" calcext:value-type="string">
            <text:p>2015-16</text:p>
          </table:table-cell>
          <table:table-cell office:value-type="percentage" office:value="0.228918292183877" calcext:value-type="percentage">
            <text:p>22.9%</text:p>
          </table:table-cell>
          <table:table-cell office:value-type="percentage" office:value="0.0802093648323667" calcext:value-type="percentage">
            <text:p>8.0%</text:p>
          </table:table-cell>
          <table:table-cell office:value-type="percentage" office:value="0.120725112346713" calcext:value-type="percentage">
            <text:p>12.1%</text:p>
          </table:table-cell>
          <table:table-cell office:value-type="percentage" office:value="0.152806030872323" calcext:value-type="percentage">
            <text:p>15.3%</text:p>
          </table:table-cell>
        </table:table-row>
        <table:table-row table:style-name="ro1">
          <table:table-cell office:value-type="string" calcext:value-type="string">
            <text:p>-META-</text:p>
          </table:table-cell>
          <table:table-cell table:style-name="Default" table:number-columns-repeated="4"/>
        </table:table-row>
        <table:table-row table:style-name="ro1">
          <table:table-cell office:value-type="string" calcext:value-type="string">
            <text:p>YAXISTITLE</text:p>
          </table:table-cell>
          <table:table-cell table:style-name="Default" office:value-type="string" calcext:value-type="string">
            <text:p>Percentage of entrants</text:p>
          </table:table-cell>
          <table:table-cell table:style-name="Default" table:number-columns-repeated="3"/>
        </table:table-row>
        <table:table-row table:style-name="ro1">
          <table:table-cell office:value-type="string" calcext:value-type="string">
            <text:p>BARS</text:p>
          </table:table-cell>
          <table:table-cell table:style-name="ce451" office:value-type="boolean" office:boolean-value="true" calcext:value-type="boolean">
            <text:p>TRUE</text:p>
          </table:table-cell>
          <table:table-cell table:style-name="Default" table:number-columns-repeated="3"/>
        </table:table-row>
        <table:table-row table:style-name="ro1">
          <table:table-cell office:value-type="string" calcext:value-type="string">
            <text:p>YMAX</text:p>
          </table:table-cell>
          <table:table-cell table:style-name="Default" office:value-type="float" office:value="25" calcext:value-type="float">
            <text:p>25</text:p>
          </table:table-cell>
          <table:table-cell table:style-name="Default" table:number-columns-repeated="3"/>
        </table:table-row>
      </table:table>
      <table:table table:name="he_entrants_other_deprived" table:style-name="ta1">
        <table:table-column table:style-name="co1" table:default-cell-style-name="Default"/>
        <table:table-column table:style-name="co1" table:default-cell-style-name="ce429"/>
        <table:table-column table:style-name="co17" table:default-cell-style-name="ce429"/>
        <table:table-column table:style-name="co18" table:default-cell-style-name="ce429"/>
        <table:table-row table:style-name="ro1">
          <table:table-cell/>
          <table:table-cell table:style-name="Default" office:value-type="string" calcext:value-type="string">
            <text:p>Open Uni</text:p>
          </table:table-cell>
          <table:table-cell table:style-name="Default" office:value-type="string" calcext:value-type="string">
            <text:p>Specialised HEIs</text:p>
          </table:table-cell>
          <table:table-cell table:style-name="Default" office:value-type="string" calcext:value-type="string">
            <text:p>Uni outside Scotland</text:p>
          </table:table-cell>
        </table:table-row>
        <table:table-row table:style-name="ro1">
          <table:table-cell office:value-type="string" calcext:value-type="string">
            <text:p>2006-07</text:p>
          </table:table-cell>
          <table:table-cell office:value-type="percentage" office:value="0.136712150747238" calcext:value-type="percentage">
            <text:p>13.7%</text:p>
          </table:table-cell>
          <table:table-cell office:value-type="percentage" office:value="0.0652542372881356" calcext:value-type="percentage">
            <text:p>6.5%</text:p>
          </table:table-cell>
          <table:table-cell office:value-type="percentage" office:value="0.0632608261823987" calcext:value-type="percentage">
            <text:p>6.3%</text:p>
          </table:table-cell>
        </table:table-row>
        <table:table-row table:style-name="ro1">
          <table:table-cell office:value-type="string" calcext:value-type="string">
            <text:p>2007-08</text:p>
          </table:table-cell>
          <table:table-cell office:value-type="percentage" office:value="0.13236914600551" calcext:value-type="percentage">
            <text:p>13.2%</text:p>
          </table:table-cell>
          <table:table-cell office:value-type="percentage" office:value="0.0748422001803427" calcext:value-type="percentage">
            <text:p>7.5%</text:p>
          </table:table-cell>
          <table:table-cell office:value-type="percentage" office:value="0.0687960687960688" calcext:value-type="percentage">
            <text:p>6.9%</text:p>
          </table:table-cell>
        </table:table-row>
        <table:table-row table:style-name="ro1">
          <table:table-cell office:value-type="string" calcext:value-type="string">
            <text:p>2008-09</text:p>
          </table:table-cell>
          <table:table-cell office:value-type="percentage" office:value="0.140103143418468" calcext:value-type="percentage">
            <text:p>14.0%</text:p>
          </table:table-cell>
          <table:table-cell office:value-type="percentage" office:value="0.066047471620227" calcext:value-type="percentage">
            <text:p>6.6%</text:p>
          </table:table-cell>
          <table:table-cell office:value-type="percentage" office:value="0.0735768903993203" calcext:value-type="percentage">
            <text:p>7.4%</text:p>
          </table:table-cell>
        </table:table-row>
        <table:table-row table:style-name="ro1">
          <table:table-cell office:value-type="string" calcext:value-type="string">
            <text:p>2009-10</text:p>
          </table:table-cell>
          <table:table-cell office:value-type="percentage" office:value="0.139852907377614" calcext:value-type="percentage">
            <text:p>14.0%</text:p>
          </table:table-cell>
          <table:table-cell office:value-type="percentage" office:value="0.0788104089219331" calcext:value-type="percentage">
            <text:p>7.9%</text:p>
          </table:table-cell>
          <table:table-cell office:value-type="percentage" office:value="0.0701182924738557" calcext:value-type="percentage">
            <text:p>7.0%</text:p>
          </table:table-cell>
        </table:table-row>
        <table:table-row table:style-name="ro1">
          <table:table-cell office:value-type="string" calcext:value-type="string">
            <text:p>2010-11</text:p>
          </table:table-cell>
          <table:table-cell office:value-type="percentage" office:value="0.147270615563298" calcext:value-type="percentage">
            <text:p>14.7%</text:p>
          </table:table-cell>
          <table:table-cell office:value-type="percentage" office:value="0.0718667835232252" calcext:value-type="percentage">
            <text:p>7.2%</text:p>
          </table:table-cell>
          <table:table-cell office:value-type="percentage" office:value="0.0897602073882048" calcext:value-type="percentage">
            <text:p>9.0%</text:p>
          </table:table-cell>
        </table:table-row>
        <table:table-row table:style-name="ro1">
          <table:table-cell office:value-type="string" calcext:value-type="string">
            <text:p>2011-12</text:p>
          </table:table-cell>
          <table:table-cell office:value-type="percentage" office:value="0.147" calcext:value-type="percentage">
            <text:p>14.7%</text:p>
          </table:table-cell>
          <table:table-cell office:value-type="percentage" office:value="0.086" calcext:value-type="percentage">
            <text:p>8.6%</text:p>
          </table:table-cell>
          <table:table-cell office:value-type="percentage" office:value="0.075" calcext:value-type="percentage">
            <text:p>7.5%</text:p>
          </table:table-cell>
        </table:table-row>
        <table:table-row table:style-name="ro1">
          <table:table-cell office:value-type="string" calcext:value-type="string">
            <text:p>2012-13</text:p>
          </table:table-cell>
          <table:table-cell office:value-type="percentage" office:value="0.153721495543466" calcext:value-type="percentage">
            <text:p>15.4%</text:p>
          </table:table-cell>
          <table:table-cell office:value-type="percentage" office:value="0.0738916256157636" calcext:value-type="percentage">
            <text:p>7.4%</text:p>
          </table:table-cell>
          <table:table-cell office:value-type="percentage" office:value="0.058" calcext:value-type="percentage">
            <text:p>5.8%</text:p>
          </table:table-cell>
        </table:table-row>
        <table:table-row table:style-name="ro1">
          <table:table-cell office:value-type="string" calcext:value-type="string">
            <text:p>2013-14</text:p>
          </table:table-cell>
          <table:table-cell office:value-type="percentage" office:value="0.147335863911149" calcext:value-type="percentage">
            <text:p>14.7%</text:p>
          </table:table-cell>
          <table:table-cell office:value-type="percentage" office:value="0.107680722891566" calcext:value-type="percentage">
            <text:p>10.8%</text:p>
          </table:table-cell>
          <table:table-cell office:value-type="percentage" office:value="0.0712563034422276" calcext:value-type="percentage">
            <text:p>7.1%</text:p>
          </table:table-cell>
        </table:table-row>
        <table:table-row table:style-name="ro1">
          <table:table-cell office:value-type="string" calcext:value-type="string">
            <text:p>2014-15</text:p>
          </table:table-cell>
          <table:table-cell office:value-type="percentage" office:value="0.139148661722025" calcext:value-type="percentage">
            <text:p>13.9%</text:p>
          </table:table-cell>
          <table:table-cell office:value-type="percentage" office:value="0.117154811715481" calcext:value-type="percentage">
            <text:p>11.7%</text:p>
          </table:table-cell>
          <table:table-cell office:value-type="percentage" office:value="0.0702629193109701" calcext:value-type="percentage">
            <text:p>7.0%</text:p>
          </table:table-cell>
        </table:table-row>
        <table:table-row table:style-name="ro1">
          <table:table-cell office:value-type="string" calcext:value-type="string">
            <text:p>2015-16</text:p>
          </table:table-cell>
          <table:table-cell office:value-type="percentage" office:value="0.138022457891454" calcext:value-type="percentage">
            <text:p>13.8%</text:p>
          </table:table-cell>
          <table:table-cell office:value-type="percentage" office:value="0.11448275862069" calcext:value-type="percentage">
            <text:p>11.4%</text:p>
          </table:table-cell>
          <table:table-cell office:value-type="percentage" office:value="0.0742584975102836" calcext:value-type="percentage">
            <text:p>7.4%</text:p>
          </table:table-cell>
        </table:table-row>
        <table:table-row table:style-name="ro1">
          <table:table-cell office:value-type="string" calcext:value-type="string">
            <text:p>-META-</text:p>
          </table:table-cell>
          <table:table-cell table:style-name="Default" table:number-columns-repeated="3"/>
        </table:table-row>
        <table:table-row table:style-name="ro1">
          <table:table-cell office:value-type="string" calcext:value-type="string">
            <text:p>YAXISTITLE</text:p>
          </table:table-cell>
          <table:table-cell table:style-name="Default" office:value-type="string" calcext:value-type="string">
            <text:p>Percentage of entrants</text:p>
          </table:table-cell>
          <table:table-cell table:style-name="Default" table:number-columns-repeated="2"/>
        </table:table-row>
        <table:table-row table:style-name="ro1">
          <table:table-cell office:value-type="string" calcext:value-type="string">
            <text:p>BARS</text:p>
          </table:table-cell>
          <table:table-cell table:style-name="ce451" office:value-type="boolean" office:boolean-value="true" calcext:value-type="boolean">
            <text:p>TRUE</text:p>
          </table:table-cell>
          <table:table-cell table:style-name="Default" table:number-columns-repeated="2"/>
        </table:table-row>
        <table:table-row table:style-name="ro1">
          <table:table-cell office:value-type="string" calcext:value-type="string">
            <text:p>YMAX</text:p>
          </table:table-cell>
          <table:table-cell table:style-name="Default" office:value-type="float" office:value="25" calcext:value-type="float">
            <text:p>25</text:p>
          </table:table-cell>
          <table:table-cell table:style-name="Default" table:number-columns-repeated="2"/>
        </table:table-row>
      </table:table>
      <table:table table:name="Table 21" table:style-name="ta1">
        <table:table-column table:style-name="co8" table:default-cell-style-name="ce138"/>
        <table:table-column table:style-name="co19" table:default-cell-style-name="ce138"/>
        <table:table-column table:style-name="co10" table:number-columns-repeated="10" table:default-cell-style-name="ce138"/>
        <table:table-column table:style-name="co6" table:number-columns-repeated="1012" table:default-cell-style-name="ce138"/>
        <table:table-row table:style-name="ro7">
          <table:table-cell table:style-name="ce65"/>
          <table:table-cell table:style-name="ce312" office:value-type="string" calcext:value-type="string">
            <text:p>Table 21: Students in higher education at Scottish HEIs and colleges by domicile and level of study, 2006-07 to 2015-16</text:p>
          </table:table-cell>
          <table:table-cell table:style-name="ce92" table:number-columns-repeated="4"/>
          <table:table-cell table:style-name="ce347" table:number-columns-repeated="2"/>
          <table:table-cell table:style-name="ce92" table:number-columns-repeated="4"/>
          <table:table-cell table:style-name="ce175" table:number-columns-repeated="2"/>
          <table:table-cell table:style-name="ce186" table:number-columns-repeated="1010"/>
        </table:table-row>
        <table:table-row table:style-name="ro8">
          <table:table-cell table:style-name="ce65"/>
          <table:table-cell table:style-name="ce92" table:number-columns-repeated="5"/>
          <table:table-cell table:style-name="ce347" table:number-columns-repeated="2"/>
          <table:table-cell table:style-name="ce92" table:number-columns-repeated="4"/>
          <table:table-cell table:style-name="ce175" table:number-columns-repeated="2"/>
          <table:table-cell table:style-name="ce186" table:number-columns-repeated="1010"/>
        </table:table-row>
        <table:table-row table:style-name="ro11">
          <table:table-cell table:style-name="ce65"/>
          <table:table-cell table:style-name="ce313" office:value-type="string" calcext:value-type="string">
            <text:p>Level of Study /</text:p>
            <text:p>Academic Session</text:p>
          </table:table-cell>
          <table:table-cell table:style-name="ce323" office:value-type="string" calcext:value-type="string">
            <text:p>Total all</text:p>
            <text:p>domiciles</text:p>
            <text:p>(13)</text:p>
          </table:table-cell>
          <table:table-cell table:style-name="ce334" office:value-type="string" calcext:value-type="string">
            <text:p>Scotland</text:p>
          </table:table-cell>
          <table:table-cell table:style-name="ce342" office:value-type="string" calcext:value-type="string">
            <text:p>England</text:p>
          </table:table-cell>
          <table:table-cell table:style-name="ce342" office:value-type="string" calcext:value-type="string">
            <text:p>Wales</text:p>
          </table:table-cell>
          <table:table-cell table:style-name="ce348" office:value-type="string" calcext:value-type="string">
            <text:p>Northern</text:p>
            <text:p>Ireland</text:p>
          </table:table-cell>
          <table:table-cell table:style-name="ce342" office:value-type="string" calcext:value-type="string">
            <text:p>Other UK</text:p>
          </table:table-cell>
          <table:table-cell table:style-name="ce342" office:value-type="string" calcext:value-type="string">
            <text:p>Total UK </text:p>
          </table:table-cell>
          <table:table-cell table:style-name="ce334" office:value-type="string" calcext:value-type="string">
            <text:p>EU</text:p>
          </table:table-cell>
          <table:table-cell table:style-name="ce348" office:value-type="string" calcext:value-type="string">
            <text:p>Non-EU</text:p>
            <text:p>Europe</text:p>
          </table:table-cell>
          <table:table-cell table:style-name="ce351" office:value-type="string" calcext:value-type="string">
            <text:p>Non-</text:p>
            <text:p>European</text:p>
          </table:table-cell>
          <table:table-cell table:style-name="ce175" office:value-type="string" calcext:value-type="string">
            <text:p>rUK</text:p>
          </table:table-cell>
          <table:table-cell table:style-name="ce175"/>
          <table:table-cell table:style-name="ce186" table:number-columns-repeated="1010"/>
        </table:table-row>
        <table:table-row table:style-name="ro20">
          <table:table-cell table:style-name="ce65"/>
          <table:table-cell table:style-name="ce314" office:value-type="string" calcext:value-type="string">
            <text:p>All levels</text:p>
          </table:table-cell>
          <table:table-cell table:style-name="ce324"/>
          <table:table-cell table:style-name="ce335"/>
          <table:table-cell table:style-name="ce343" table:number-columns-repeated="4"/>
          <table:table-cell table:style-name="ce324"/>
          <table:table-cell table:style-name="ce335"/>
          <table:table-cell table:style-name="ce343"/>
          <table:table-cell table:style-name="ce352"/>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6-07</text:p>
          </table:table-cell>
          <table:table-cell table:style-name="ce325" office:value-type="float" office:value="279560" calcext:value-type="float">
            <text:p>279,560 <text:s/></text:p>
          </table:table-cell>
          <table:table-cell table:style-name="ce336" office:value-type="float" office:value="217035" calcext:value-type="float">
            <text:p>217,035 <text:s/></text:p>
          </table:table-cell>
          <table:table-cell table:style-name="ce344" office:value-type="float" office:value="21160" calcext:value-type="float">
            <text:p>21,160 <text:s/></text:p>
          </table:table-cell>
          <table:table-cell table:style-name="ce344" office:value-type="float" office:value="655" calcext:value-type="float">
            <text:p>655 <text:s/></text:p>
          </table:table-cell>
          <table:table-cell table:style-name="ce344" office:value-type="float" office:value="5015" calcext:value-type="float">
            <text:p>5,015 <text:s/></text:p>
          </table:table-cell>
          <table:table-cell table:style-name="ce344" office:value-type="float" office:value="200" calcext:value-type="float">
            <text:p>200 <text:s/></text:p>
          </table:table-cell>
          <table:table-cell table:style-name="ce325" office:value-type="float" office:value="244305" calcext:value-type="float">
            <text:p>244,305 <text:s/></text:p>
          </table:table-cell>
          <table:table-cell table:style-name="ce336" office:value-type="float" office:value="12070" calcext:value-type="float">
            <text:p>12,070 <text:s/></text:p>
          </table:table-cell>
          <table:table-cell table:style-name="ce344" office:value-type="float" office:value="1195" calcext:value-type="float">
            <text:p>1,195 <text:s/></text:p>
          </table:table-cell>
          <table:table-cell table:style-name="ce353" office:value-type="float" office:value="21890" calcext:value-type="float">
            <text:p>21,890 <text:s/></text:p>
          </table:table-cell>
          <table:table-cell table:style-name="ce175" table:formula="of:=SUM([.E5:.H5])" office:value-type="float" office:value="27030" calcext:value-type="float">
            <text:p>27030</text:p>
          </table:table-cell>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7-08</text:p>
          </table:table-cell>
          <table:table-cell table:style-name="ce325" office:value-type="float" office:value="272625" calcext:value-type="float">
            <text:p>272,625 <text:s/></text:p>
          </table:table-cell>
          <table:table-cell table:style-name="ce336" office:value-type="float" office:value="209170" calcext:value-type="float">
            <text:p>209,170 <text:s/></text:p>
          </table:table-cell>
          <table:table-cell table:style-name="ce344" office:value-type="float" office:value="21940" calcext:value-type="float">
            <text:p>21,940 <text:s/></text:p>
          </table:table-cell>
          <table:table-cell table:style-name="ce344" office:value-type="float" office:value="685" calcext:value-type="float">
            <text:p>685 <text:s/></text:p>
          </table:table-cell>
          <table:table-cell table:style-name="ce344" office:value-type="float" office:value="4865" calcext:value-type="float">
            <text:p>4,865 <text:s/></text:p>
          </table:table-cell>
          <table:table-cell table:style-name="ce344" office:value-type="float" office:value="200" calcext:value-type="float">
            <text:p>200 <text:s/></text:p>
          </table:table-cell>
          <table:table-cell table:style-name="ce325" office:value-type="float" office:value="237460" calcext:value-type="float">
            <text:p>237,460 <text:s/></text:p>
          </table:table-cell>
          <table:table-cell table:style-name="ce336" office:value-type="float" office:value="12670" calcext:value-type="float">
            <text:p>12,670 <text:s/></text:p>
          </table:table-cell>
          <table:table-cell table:style-name="ce344" office:value-type="float" office:value="1195" calcext:value-type="float">
            <text:p>1,195 <text:s/></text:p>
          </table:table-cell>
          <table:table-cell table:style-name="ce353" office:value-type="float" office:value="21250" calcext:value-type="float">
            <text:p>21,250 <text:s/></text:p>
          </table:table-cell>
          <table:table-cell table:style-name="ce175" table:formula="of:=SUM([.E6:.H6])" office:value-type="float" office:value="27690" calcext:value-type="float">
            <text:p>27690</text:p>
          </table:table-cell>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8-09</text:p>
          </table:table-cell>
          <table:table-cell table:style-name="ce325" office:value-type="float" office:value="279615" calcext:value-type="float">
            <text:p>279,615 <text:s/></text:p>
          </table:table-cell>
          <table:table-cell table:style-name="ce336" office:value-type="float" office:value="212010" calcext:value-type="float">
            <text:p>212,010 <text:s/></text:p>
          </table:table-cell>
          <table:table-cell table:style-name="ce344" office:value-type="float" office:value="22510" calcext:value-type="float">
            <text:p>22,510 <text:s/></text:p>
          </table:table-cell>
          <table:table-cell table:style-name="ce344" office:value-type="float" office:value="680" calcext:value-type="float">
            <text:p>680 <text:s/></text:p>
          </table:table-cell>
          <table:table-cell table:style-name="ce344" office:value-type="float" office:value="4725" calcext:value-type="float">
            <text:p>4,725 <text:s/></text:p>
          </table:table-cell>
          <table:table-cell table:style-name="ce344" office:value-type="float" office:value="245" calcext:value-type="float">
            <text:p>245 <text:s/></text:p>
          </table:table-cell>
          <table:table-cell table:style-name="ce325" office:value-type="float" office:value="240530" calcext:value-type="float">
            <text:p>240,530 <text:s/></text:p>
          </table:table-cell>
          <table:table-cell table:style-name="ce336" office:value-type="float" office:value="13850" calcext:value-type="float">
            <text:p>13,850 <text:s/></text:p>
          </table:table-cell>
          <table:table-cell table:style-name="ce344" office:value-type="float" office:value="1335" calcext:value-type="float">
            <text:p>1,335 <text:s/></text:p>
          </table:table-cell>
          <table:table-cell table:style-name="ce353" office:value-type="float" office:value="23820" calcext:value-type="float">
            <text:p>23,820 <text:s/></text:p>
          </table:table-cell>
          <table:table-cell table:style-name="ce175" table:formula="of:=SUM([.E7:.H7])" office:value-type="float" office:value="28160" calcext:value-type="float">
            <text:p>28160</text:p>
          </table:table-cell>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9-10</text:p>
          </table:table-cell>
          <table:table-cell table:style-name="ce325" office:value-type="float" office:value="287565" calcext:value-type="float">
            <text:p>287,565 <text:s/></text:p>
          </table:table-cell>
          <table:table-cell table:style-name="ce336" office:value-type="float" office:value="215595" calcext:value-type="float">
            <text:p>215,595 <text:s/></text:p>
          </table:table-cell>
          <table:table-cell table:style-name="ce344" office:value-type="float" office:value="23620" calcext:value-type="float">
            <text:p>23,620 <text:s/></text:p>
          </table:table-cell>
          <table:table-cell table:style-name="ce344" office:value-type="float" office:value="725" calcext:value-type="float">
            <text:p>725 <text:s/></text:p>
          </table:table-cell>
          <table:table-cell table:style-name="ce344" office:value-type="float" office:value="4615" calcext:value-type="float">
            <text:p>4,615 <text:s/></text:p>
          </table:table-cell>
          <table:table-cell table:style-name="ce344" office:value-type="float" office:value="565" calcext:value-type="float">
            <text:p>565 <text:s/></text:p>
          </table:table-cell>
          <table:table-cell table:style-name="ce325" office:value-type="float" office:value="245425" calcext:value-type="float">
            <text:p>245,425 <text:s/></text:p>
          </table:table-cell>
          <table:table-cell table:style-name="ce336" office:value-type="float" office:value="16075" calcext:value-type="float">
            <text:p>16,075 <text:s/></text:p>
          </table:table-cell>
          <table:table-cell table:style-name="ce344" office:value-type="float" office:value="1550" calcext:value-type="float">
            <text:p>1,550 <text:s/></text:p>
          </table:table-cell>
          <table:table-cell table:style-name="ce353" office:value-type="float" office:value="24445" calcext:value-type="float">
            <text:p>24,445 <text:s/></text:p>
          </table:table-cell>
          <table:table-cell table:style-name="ce175" table:formula="of:=SUM([.E8:.H8])" office:value-type="float" office:value="29525" calcext:value-type="float">
            <text:p>29525</text:p>
          </table:table-cell>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0-11</text:p>
          </table:table-cell>
          <table:table-cell table:style-name="ce325" office:value-type="float" office:value="290000" calcext:value-type="float">
            <text:p>290,000 <text:s/></text:p>
          </table:table-cell>
          <table:table-cell table:style-name="ce336" office:value-type="float" office:value="214315" calcext:value-type="float">
            <text:p>214,315 <text:s/></text:p>
          </table:table-cell>
          <table:table-cell table:style-name="ce344" office:value-type="float" office:value="24295" calcext:value-type="float">
            <text:p>24,295 <text:s/></text:p>
          </table:table-cell>
          <table:table-cell table:style-name="ce344" office:value-type="float" office:value="720" calcext:value-type="float">
            <text:p>720 <text:s/></text:p>
          </table:table-cell>
          <table:table-cell table:style-name="ce344" office:value-type="float" office:value="4555" calcext:value-type="float">
            <text:p>4,555 <text:s/></text:p>
          </table:table-cell>
          <table:table-cell table:style-name="ce344" office:value-type="float" office:value="235" calcext:value-type="float">
            <text:p>235 <text:s/></text:p>
          </table:table-cell>
          <table:table-cell table:style-name="ce325" office:value-type="float" office:value="244335" calcext:value-type="float">
            <text:p>244,335 <text:s/></text:p>
          </table:table-cell>
          <table:table-cell table:style-name="ce336" office:value-type="float" office:value="16380" calcext:value-type="float">
            <text:p>16,380 <text:s/></text:p>
          </table:table-cell>
          <table:table-cell table:style-name="ce344" office:value-type="float" office:value="1805" calcext:value-type="float">
            <text:p>1,805 <text:s/></text:p>
          </table:table-cell>
          <table:table-cell table:style-name="ce353" office:value-type="float" office:value="27435" calcext:value-type="float">
            <text:p>27,435 <text:s/></text:p>
          </table:table-cell>
          <table:table-cell table:style-name="ce175" table:formula="of:=SUM([.E9:.H9])" office:value-type="float" office:value="29805" calcext:value-type="float">
            <text:p>29805</text:p>
          </table:table-cell>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1-12</text:p>
          </table:table-cell>
          <table:table-cell table:style-name="ce325" office:value-type="float" office:value="281630" calcext:value-type="float">
            <text:p>281,630 <text:s/></text:p>
          </table:table-cell>
          <table:table-cell table:style-name="ce336" office:value-type="float" office:value="205130" calcext:value-type="float">
            <text:p>205,130 <text:s/></text:p>
          </table:table-cell>
          <table:table-cell table:style-name="ce336" office:value-type="float" office:value="23985" calcext:value-type="float">
            <text:p>23,985 <text:s/></text:p>
          </table:table-cell>
          <table:table-cell table:style-name="ce336" office:value-type="float" office:value="730" calcext:value-type="float">
            <text:p>730 <text:s/></text:p>
          </table:table-cell>
          <table:table-cell table:style-name="ce336" office:value-type="float" office:value="4455" calcext:value-type="float">
            <text:p>4,455 <text:s/></text:p>
          </table:table-cell>
          <table:table-cell table:style-name="ce344" office:value-type="float" office:value="240" calcext:value-type="float">
            <text:p>240 <text:s/></text:p>
          </table:table-cell>
          <table:table-cell table:style-name="ce325" office:value-type="float" office:value="234655" calcext:value-type="float">
            <text:p>234,655 <text:s/></text:p>
          </table:table-cell>
          <table:table-cell table:style-name="ce336" office:value-type="float" office:value="17545" calcext:value-type="float">
            <text:p>17,545 <text:s/></text:p>
          </table:table-cell>
          <table:table-cell table:style-name="ce336" office:value-type="float" office:value="1855" calcext:value-type="float">
            <text:p>1,855 <text:s/></text:p>
          </table:table-cell>
          <table:table-cell table:style-name="ce354" office:value-type="float" office:value="27540" calcext:value-type="float">
            <text:p>27,540 <text:s/></text:p>
          </table:table-cell>
          <table:table-cell table:style-name="ce175" table:formula="of:=SUM([.E10:.H10])" office:value-type="float" office:value="29410" calcext:value-type="float">
            <text:p>29410</text:p>
          </table:table-cell>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2-13</text:p>
          </table:table-cell>
          <table:table-cell table:style-name="ce325" office:value-type="float" office:value="278745" calcext:value-type="float">
            <text:p>278,745 <text:s/></text:p>
          </table:table-cell>
          <table:table-cell table:style-name="ce336" office:value-type="float" office:value="201580" calcext:value-type="float">
            <text:p>201,580 <text:s/></text:p>
          </table:table-cell>
          <table:table-cell table:style-name="ce344" office:value-type="float" office:value="23690" calcext:value-type="float">
            <text:p>23,690 <text:s/></text:p>
          </table:table-cell>
          <table:table-cell table:style-name="ce344" office:value-type="float" office:value="745" calcext:value-type="float">
            <text:p>745 <text:s/></text:p>
          </table:table-cell>
          <table:table-cell table:style-name="ce344" office:value-type="float" office:value="4225" calcext:value-type="float">
            <text:p>4,225 <text:s/></text:p>
          </table:table-cell>
          <table:table-cell table:style-name="ce344" office:value-type="float" office:value="385" calcext:value-type="float">
            <text:p>385 <text:s/></text:p>
          </table:table-cell>
          <table:table-cell table:style-name="ce325" office:value-type="float" office:value="230625" calcext:value-type="float">
            <text:p>230,625 <text:s/></text:p>
          </table:table-cell>
          <table:table-cell table:style-name="ce336" office:value-type="float" office:value="18730" calcext:value-type="float">
            <text:p>18,730 <text:s/></text:p>
          </table:table-cell>
          <table:table-cell table:style-name="ce344" office:value-type="float" office:value="2015" calcext:value-type="float">
            <text:p>2,015 <text:s/></text:p>
          </table:table-cell>
          <table:table-cell table:style-name="ce353" office:value-type="float" office:value="27340" calcext:value-type="float">
            <text:p>27,340 <text:s/></text:p>
          </table:table-cell>
          <table:table-cell table:style-name="ce175" table:formula="of:=SUM([.E11:.H11])" office:value-type="float" office:value="29045" calcext:value-type="float">
            <text:p>29045</text:p>
          </table:table-cell>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3-14</text:p>
          </table:table-cell>
          <table:table-cell table:style-name="ce326" office:value-type="float" office:value="279495" calcext:value-type="float">
            <text:p>279,495 <text:s/></text:p>
          </table:table-cell>
          <table:table-cell table:style-name="ce337" office:value-type="float" office:value="202190" calcext:value-type="float">
            <text:p>202,190 <text:s/></text:p>
          </table:table-cell>
          <table:table-cell table:style-name="ce337" office:value-type="float" office:value="22680" calcext:value-type="float">
            <text:p>22,680 <text:s/></text:p>
          </table:table-cell>
          <table:table-cell table:style-name="ce337" office:value-type="float" office:value="785" calcext:value-type="float">
            <text:p>785 <text:s/></text:p>
          </table:table-cell>
          <table:table-cell table:style-name="ce337" office:value-type="float" office:value="4220" calcext:value-type="float">
            <text:p>4,220 <text:s/></text:p>
          </table:table-cell>
          <table:table-cell table:style-name="ce337" office:value-type="float" office:value="290" calcext:value-type="float">
            <text:p>290 <text:s/></text:p>
          </table:table-cell>
          <table:table-cell table:style-name="ce326" office:value-type="float" office:value="230170" calcext:value-type="float">
            <text:p>230,170 <text:s/></text:p>
          </table:table-cell>
          <table:table-cell table:style-name="ce337" office:value-type="float" office:value="19870" calcext:value-type="float">
            <text:p>19,870 <text:s/></text:p>
          </table:table-cell>
          <table:table-cell table:style-name="ce337" office:value-type="float" office:value="2070" calcext:value-type="float">
            <text:p>2,070 <text:s/></text:p>
          </table:table-cell>
          <table:table-cell table:style-name="ce355" office:value-type="float" office:value="27375" calcext:value-type="float">
            <text:p>27,375 <text:s/></text:p>
          </table:table-cell>
          <table:table-cell table:style-name="ce175" table:formula="of:=SUM([.E12:.H12])" office:value-type="float" office:value="27975" calcext:value-type="float">
            <text:p>27975</text:p>
          </table:table-cell>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4-15</text:p>
          </table:table-cell>
          <table:table-cell table:style-name="ce326" office:value-type="float" office:value="281285" calcext:value-type="float">
            <text:p>281,285 <text:s/></text:p>
          </table:table-cell>
          <table:table-cell table:style-name="ce337" office:value-type="float" office:value="201595" calcext:value-type="float">
            <text:p>201,595 <text:s/></text:p>
          </table:table-cell>
          <table:table-cell table:style-name="ce337" office:value-type="float" office:value="23625" calcext:value-type="float">
            <text:p>23,625 <text:s/></text:p>
          </table:table-cell>
          <table:table-cell table:style-name="ce337" office:value-type="float" office:value="750" calcext:value-type="float">
            <text:p>750 <text:s/></text:p>
          </table:table-cell>
          <table:table-cell table:style-name="ce337" office:value-type="float" office:value="4180" calcext:value-type="float">
            <text:p>4,180 <text:s/></text:p>
          </table:table-cell>
          <table:table-cell table:style-name="ce337" office:value-type="float" office:value="215" calcext:value-type="float">
            <text:p>215 <text:s/></text:p>
          </table:table-cell>
          <table:table-cell table:style-name="ce326" office:value-type="float" office:value="230370" calcext:value-type="float">
            <text:p>230,370 <text:s/></text:p>
          </table:table-cell>
          <table:table-cell table:style-name="ce337" office:value-type="float" office:value="20890" calcext:value-type="float">
            <text:p>20,890 <text:s/></text:p>
          </table:table-cell>
          <table:table-cell table:style-name="ce337" office:value-type="float" office:value="2190" calcext:value-type="float">
            <text:p>2,190 <text:s/></text:p>
          </table:table-cell>
          <table:table-cell table:style-name="ce355" office:value-type="float" office:value="27835" calcext:value-type="float">
            <text:p>27,835 <text:s/></text:p>
          </table:table-cell>
          <table:table-cell table:style-name="ce175" table:formula="of:=SUM([.E13:.H13])" office:value-type="float" office:value="28770" calcext:value-type="float">
            <text:p>28770</text:p>
          </table:table-cell>
          <table:table-cell table:style-name="ce360"/>
          <table:table-cell table:style-name="ce186" table:number-columns-repeated="15"/>
          <table:table-cell table:style-name="ce361" table:number-columns-repeated="25"/>
          <table:table-cell table:style-name="ce186" table:number-columns-repeated="970"/>
        </table:table-row>
        <table:table-row table:style-name="ro7">
          <table:table-cell table:style-name="ce65"/>
          <table:table-cell table:style-name="ce316" office:value-type="string" calcext:value-type="string">
            <text:p>2015-16</text:p>
          </table:table-cell>
          <table:table-cell table:style-name="ce327" office:value-type="float" office:value="285450" calcext:value-type="float">
            <text:p>285,450 <text:s/></text:p>
          </table:table-cell>
          <table:table-cell table:style-name="ce338" office:value-type="float" office:value="203730" calcext:value-type="float">
            <text:p>203,730 <text:s/></text:p>
          </table:table-cell>
          <table:table-cell table:style-name="ce345" office:value-type="float" office:value="24660" calcext:value-type="float">
            <text:p>24,660 <text:s/></text:p>
          </table:table-cell>
          <table:table-cell table:style-name="ce345" office:value-type="float" office:value="765" calcext:value-type="float">
            <text:p>765 <text:s/></text:p>
          </table:table-cell>
          <table:table-cell table:style-name="ce345" office:value-type="float" office:value="4180" calcext:value-type="float">
            <text:p>4,180 <text:s/></text:p>
          </table:table-cell>
          <table:table-cell table:style-name="ce345" office:value-type="float" office:value="210" calcext:value-type="float">
            <text:p>210 <text:s/></text:p>
          </table:table-cell>
          <table:table-cell table:style-name="ce349" office:value-type="float" office:value="233545" calcext:value-type="float">
            <text:p>233,545 <text:s/></text:p>
          </table:table-cell>
          <table:table-cell table:style-name="ce345" office:value-type="float" office:value="21045" calcext:value-type="float">
            <text:p>21,045 <text:s/></text:p>
          </table:table-cell>
          <table:table-cell table:style-name="ce345" office:value-type="float" office:value="2195" calcext:value-type="float">
            <text:p>2,195 <text:s/></text:p>
          </table:table-cell>
          <table:table-cell table:style-name="ce356" office:value-type="float" office:value="28670" calcext:value-type="float">
            <text:p>28,670 <text:s/></text:p>
          </table:table-cell>
          <table:table-cell table:style-name="ce175" table:formula="of:=SUM([.E14:.H14])" office:value-type="float" office:value="29815" calcext:value-type="float">
            <text:p>29815</text:p>
          </table:table-cell>
          <table:table-cell table:style-name="ce360"/>
          <table:table-cell table:style-name="ce186" table:number-columns-repeated="15"/>
          <table:table-cell table:style-name="ce361" table:number-columns-repeated="25"/>
          <table:table-cell table:style-name="ce186" table:number-columns-repeated="970"/>
        </table:table-row>
        <table:table-row table:style-name="ro7">
          <table:table-cell table:style-name="ce65"/>
          <table:table-cell table:style-name="ce316" office:value-type="string" calcext:value-type="string">
            <text:p>Change</text:p>
          </table:table-cell>
          <table:table-cell table:style-name="ce328" table:formula="of:=([.C14]-[.C5])/[.C5]" office:value-type="percentage" office:value="0.0210688224352554" calcext:value-type="percentage">
            <text:p>2.1%</text:p>
          </table:table-cell>
          <table:table-cell table:style-name="ce328" table:formula="of:=([.D14]-[.D5])/[.D5]" office:value-type="percentage" office:value="-0.061303476397816" calcext:value-type="percentage">
            <text:p>-6.1%</text:p>
          </table:table-cell>
          <table:table-cell table:style-name="ce328" table:formula="of:=([.E14]-[.E5])/[.E5]" office:value-type="percentage" office:value="0.165406427221172" calcext:value-type="percentage">
            <text:p>16.5%</text:p>
          </table:table-cell>
          <table:table-cell table:style-name="ce328" table:formula="of:=([.F14]-[.F5])/[.F5]" office:value-type="percentage" office:value="0.16793893129771" calcext:value-type="percentage">
            <text:p>16.8%</text:p>
          </table:table-cell>
          <table:table-cell table:style-name="ce328" table:formula="of:=([.G14]-[.G5])/[.G5]" office:value-type="percentage" office:value="-0.166500498504487" calcext:value-type="percentage">
            <text:p>-16.7%</text:p>
          </table:table-cell>
          <table:table-cell table:style-name="ce328" table:formula="of:=([.H14]-[.H5])/[.H5]" office:value-type="percentage" office:value="0.05" calcext:value-type="percentage">
            <text:p>5.0%</text:p>
          </table:table-cell>
          <table:table-cell table:style-name="ce328" table:formula="of:=([.I14]-[.I5])/[.I5]" office:value-type="percentage" office:value="-0.0440433065225845" calcext:value-type="percentage">
            <text:p>-4.4%</text:p>
          </table:table-cell>
          <table:table-cell table:style-name="ce328" table:formula="of:=([.J14]-[.J5])/[.J5]" office:value-type="percentage" office:value="0.743579121789561" calcext:value-type="percentage">
            <text:p>74.4%</text:p>
          </table:table-cell>
          <table:table-cell table:style-name="ce328" table:formula="of:=([.K14]-[.K5])/[.K5]" office:value-type="percentage" office:value="0.836820083682008" calcext:value-type="percentage">
            <text:p>83.7%</text:p>
          </table:table-cell>
          <table:table-cell table:style-name="ce328" table:formula="of:=([.L14]-[.L5])/[.L5]" office:value-type="percentage" office:value="0.309730470534491" calcext:value-type="percentage">
            <text:p>31.0%</text:p>
          </table:table-cell>
          <table:table-cell table:style-name="ce328" table:formula="of:=([.M14]-[.M5])/[.M5]" office:value-type="percentage" office:value="0.103033666296707" calcext:value-type="percentage">
            <text:p>10.3%</text:p>
          </table:table-cell>
          <table:table-cell table:style-name="ce360"/>
          <table:table-cell table:style-name="ce186" table:number-columns-repeated="15"/>
          <table:table-cell table:style-name="ce361" table:number-columns-repeated="25"/>
          <table:table-cell table:style-name="ce186" table:number-columns-repeated="970"/>
        </table:table-row>
        <table:table-row table:style-name="ro7">
          <table:table-cell table:style-name="ce65"/>
          <table:table-cell table:style-name="ce316" office:value-type="string" calcext:value-type="string">
            <text:p>% 2015-16</text:p>
          </table:table-cell>
          <table:table-cell table:style-name="ce328" table:formula="of:=[.C14]/[.$C14]" office:value-type="percentage" office:value="1" calcext:value-type="percentage">
            <text:p>100.0%</text:p>
          </table:table-cell>
          <table:table-cell table:style-name="ce328" table:formula="of:=[.D14]/[.$C14]" office:value-type="percentage" office:value="0.713715186547556" calcext:value-type="percentage">
            <text:p>71.4%</text:p>
          </table:table-cell>
          <table:table-cell table:style-name="ce328" table:formula="of:=[.E14]/[.$C14]" office:value-type="percentage" office:value="0.0863899106673673" calcext:value-type="percentage">
            <text:p>8.6%</text:p>
          </table:table-cell>
          <table:table-cell table:style-name="ce328" table:formula="of:=[.F14]/[.$C14]" office:value-type="percentage" office:value="0.00267997898055702" calcext:value-type="percentage">
            <text:p>0.3%</text:p>
          </table:table-cell>
          <table:table-cell table:style-name="ce328" table:formula="of:=[.G14]/[.$C14]" office:value-type="percentage" office:value="0.0146435452793834" calcext:value-type="percentage">
            <text:p>1.5%</text:p>
          </table:table-cell>
          <table:table-cell table:style-name="ce328" table:formula="of:=[.H14]/[.$C14]" office:value-type="percentage" office:value="0.000735680504466632" calcext:value-type="percentage">
            <text:p>0.1%</text:p>
          </table:table-cell>
          <table:table-cell table:style-name="ce328" table:formula="of:=[.I14]/[.$C14]" office:value-type="percentage" office:value="0.818164301979331" calcext:value-type="percentage">
            <text:p>81.8%</text:p>
          </table:table-cell>
          <table:table-cell table:style-name="ce328" table:formula="of:=[.J14]/[.$C14]" office:value-type="percentage" office:value="0.0737256962690489" calcext:value-type="percentage">
            <text:p>7.4%</text:p>
          </table:table-cell>
          <table:table-cell table:style-name="ce328" table:formula="of:=[.K14]/[.$C14]" office:value-type="percentage" office:value="0.00768961289192503" calcext:value-type="percentage">
            <text:p>0.8%</text:p>
          </table:table-cell>
          <table:table-cell table:style-name="ce328" table:formula="of:=[.L14]/[.$C14]" office:value-type="percentage" office:value="0.100437905062183" calcext:value-type="percentage">
            <text:p>10.0%</text:p>
          </table:table-cell>
          <table:table-cell table:style-name="ce328" table:formula="of:=[.M14]/[.$C14]" office:value-type="percentage" office:value="0.104449115431774" calcext:value-type="percentage">
            <text:p>10.4%</text:p>
          </table:table-cell>
          <table:table-cell table:style-name="ce360"/>
          <table:table-cell table:style-name="ce186" table:number-columns-repeated="15"/>
          <table:table-cell table:style-name="ce361" table:number-columns-repeated="25"/>
          <table:table-cell table:style-name="ce186" table:number-columns-repeated="970"/>
        </table:table-row>
        <table:table-row table:style-name="ro20">
          <table:table-cell table:style-name="ce65"/>
          <table:table-cell table:style-name="ce317" office:value-type="string" calcext:value-type="string">
            <text:p>Postgraduate</text:p>
          </table:table-cell>
          <table:table-cell table:style-name="ce329"/>
          <table:table-cell table:style-name="ce339"/>
          <table:table-cell table:style-name="ce346" table:number-columns-repeated="4"/>
          <table:table-cell table:style-name="ce329"/>
          <table:table-cell table:style-name="ce339"/>
          <table:table-cell table:style-name="ce346"/>
          <table:table-cell table:style-name="ce357"/>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6-07</text:p>
          </table:table-cell>
          <table:table-cell table:style-name="ce325" office:value-type="float" office:value="52395" calcext:value-type="float">
            <text:p>52,395 <text:s/></text:p>
          </table:table-cell>
          <table:table-cell table:style-name="ce336" office:value-type="float" office:value="28750" calcext:value-type="float">
            <text:p>28,750 <text:s/></text:p>
          </table:table-cell>
          <table:table-cell table:style-name="ce344" office:value-type="float" office:value="5790" calcext:value-type="float">
            <text:p>5,790 <text:s/></text:p>
          </table:table-cell>
          <table:table-cell table:style-name="ce344" office:value-type="float" office:value="195" calcext:value-type="float">
            <text:p>195 <text:s/></text:p>
          </table:table-cell>
          <table:table-cell table:style-name="ce344" office:value-type="float" office:value="440" calcext:value-type="float">
            <text:p>440 <text:s/></text:p>
          </table:table-cell>
          <table:table-cell table:style-name="ce344" office:value-type="float" office:value="50" calcext:value-type="float">
            <text:p>50 <text:s/></text:p>
          </table:table-cell>
          <table:table-cell table:style-name="ce325" office:value-type="float" office:value="35340" calcext:value-type="float">
            <text:p>35,340 <text:s/></text:p>
          </table:table-cell>
          <table:table-cell table:style-name="ce336" office:value-type="float" office:value="3895" calcext:value-type="float">
            <text:p>3,895 <text:s/></text:p>
          </table:table-cell>
          <table:table-cell table:style-name="ce344" office:value-type="float" office:value="485" calcext:value-type="float">
            <text:p>485 <text:s/></text:p>
          </table:table-cell>
          <table:table-cell table:style-name="ce353" office:value-type="float" office:value="12615" calcext:value-type="float">
            <text:p>12,61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7-08</text:p>
          </table:table-cell>
          <table:table-cell table:style-name="ce325" office:value-type="float" office:value="51880" calcext:value-type="float">
            <text:p>51,880 <text:s/></text:p>
          </table:table-cell>
          <table:table-cell table:style-name="ce336" office:value-type="float" office:value="27015" calcext:value-type="float">
            <text:p>27,015 <text:s/></text:p>
          </table:table-cell>
          <table:table-cell table:style-name="ce344" office:value-type="float" office:value="6545" calcext:value-type="float">
            <text:p>6,545 <text:s/></text:p>
          </table:table-cell>
          <table:table-cell table:style-name="ce344" office:value-type="float" office:value="230" calcext:value-type="float">
            <text:p>230 <text:s/></text:p>
          </table:table-cell>
          <table:table-cell table:style-name="ce344" office:value-type="float" office:value="465" calcext:value-type="float">
            <text:p>465 <text:s/></text:p>
          </table:table-cell>
          <table:table-cell table:style-name="ce344" office:value-type="float" office:value="50" calcext:value-type="float">
            <text:p>50 <text:s/></text:p>
          </table:table-cell>
          <table:table-cell table:style-name="ce325" office:value-type="float" office:value="34400" calcext:value-type="float">
            <text:p>34,400 <text:s/></text:p>
          </table:table-cell>
          <table:table-cell table:style-name="ce336" office:value-type="float" office:value="3890" calcext:value-type="float">
            <text:p>3,890 <text:s/></text:p>
          </table:table-cell>
          <table:table-cell table:style-name="ce344" office:value-type="float" office:value="505" calcext:value-type="float">
            <text:p>505 <text:s/></text:p>
          </table:table-cell>
          <table:table-cell table:style-name="ce353" office:value-type="float" office:value="13040" calcext:value-type="float">
            <text:p>13,040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8-09</text:p>
          </table:table-cell>
          <table:table-cell table:style-name="ce325" office:value-type="float" office:value="52695" calcext:value-type="float">
            <text:p>52,695 <text:s/></text:p>
          </table:table-cell>
          <table:table-cell table:style-name="ce336" office:value-type="float" office:value="26465" calcext:value-type="float">
            <text:p>26,465 <text:s/></text:p>
          </table:table-cell>
          <table:table-cell table:style-name="ce344" office:value-type="float" office:value="6595" calcext:value-type="float">
            <text:p>6,595 <text:s/></text:p>
          </table:table-cell>
          <table:table-cell table:style-name="ce344" office:value-type="float" office:value="235" calcext:value-type="float">
            <text:p>235 <text:s/></text:p>
          </table:table-cell>
          <table:table-cell table:style-name="ce344" office:value-type="float" office:value="435" calcext:value-type="float">
            <text:p>435 <text:s/></text:p>
          </table:table-cell>
          <table:table-cell table:style-name="ce344" office:value-type="float" office:value="45" calcext:value-type="float">
            <text:p>45 <text:s/></text:p>
          </table:table-cell>
          <table:table-cell table:style-name="ce325" office:value-type="float" office:value="33885" calcext:value-type="float">
            <text:p>33,885 <text:s/></text:p>
          </table:table-cell>
          <table:table-cell table:style-name="ce336" office:value-type="float" office:value="4125" calcext:value-type="float">
            <text:p>4,125 <text:s/></text:p>
          </table:table-cell>
          <table:table-cell table:style-name="ce344" office:value-type="float" office:value="540" calcext:value-type="float">
            <text:p>540 <text:s/></text:p>
          </table:table-cell>
          <table:table-cell table:style-name="ce353" office:value-type="float" office:value="14075" calcext:value-type="float">
            <text:p>14,07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9-10</text:p>
          </table:table-cell>
          <table:table-cell table:style-name="ce325" office:value-type="float" office:value="54950" calcext:value-type="float">
            <text:p>54,950 <text:s/></text:p>
          </table:table-cell>
          <table:table-cell table:style-name="ce336" office:value-type="float" office:value="26720" calcext:value-type="float">
            <text:p>26,720 <text:s/></text:p>
          </table:table-cell>
          <table:table-cell table:style-name="ce344" office:value-type="float" office:value="7440" calcext:value-type="float">
            <text:p>7,440 <text:s/></text:p>
          </table:table-cell>
          <table:table-cell table:style-name="ce344" office:value-type="float" office:value="280" calcext:value-type="float">
            <text:p>280 <text:s/></text:p>
          </table:table-cell>
          <table:table-cell table:style-name="ce344" office:value-type="float" office:value="505" calcext:value-type="float">
            <text:p>505 <text:s/></text:p>
          </table:table-cell>
          <table:table-cell table:style-name="ce344" office:value-type="float" office:value="45" calcext:value-type="float">
            <text:p>45 <text:s/></text:p>
          </table:table-cell>
          <table:table-cell table:style-name="ce325" office:value-type="float" office:value="35140" calcext:value-type="float">
            <text:p>35,140 <text:s/></text:p>
          </table:table-cell>
          <table:table-cell table:style-name="ce336" office:value-type="float" office:value="4795" calcext:value-type="float">
            <text:p>4,795 <text:s/></text:p>
          </table:table-cell>
          <table:table-cell table:style-name="ce344" office:value-type="float" office:value="575" calcext:value-type="float">
            <text:p>575 <text:s/></text:p>
          </table:table-cell>
          <table:table-cell table:style-name="ce353" office:value-type="float" office:value="14385" calcext:value-type="float">
            <text:p>14,38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0-11</text:p>
          </table:table-cell>
          <table:table-cell table:style-name="ce325" office:value-type="float" office:value="56580" calcext:value-type="float">
            <text:p>56,580 <text:s/></text:p>
          </table:table-cell>
          <table:table-cell table:style-name="ce336" office:value-type="float" office:value="26060" calcext:value-type="float">
            <text:p>26,060 <text:s/></text:p>
          </table:table-cell>
          <table:table-cell table:style-name="ce344" office:value-type="float" office:value="7750" calcext:value-type="float">
            <text:p>7,750 <text:s/></text:p>
          </table:table-cell>
          <table:table-cell table:style-name="ce344" office:value-type="float" office:value="255" calcext:value-type="float">
            <text:p>255 <text:s/></text:p>
          </table:table-cell>
          <table:table-cell table:style-name="ce344" office:value-type="float" office:value="530" calcext:value-type="float">
            <text:p>530 <text:s/></text:p>
          </table:table-cell>
          <table:table-cell table:style-name="ce344" office:value-type="float" office:value="40" calcext:value-type="float">
            <text:p>40 <text:s/></text:p>
          </table:table-cell>
          <table:table-cell table:style-name="ce325" office:value-type="float" office:value="34790" calcext:value-type="float">
            <text:p>34,790 <text:s/></text:p>
          </table:table-cell>
          <table:table-cell table:style-name="ce336" office:value-type="float" office:value="5035" calcext:value-type="float">
            <text:p>5,035 <text:s/></text:p>
          </table:table-cell>
          <table:table-cell table:style-name="ce344" office:value-type="float" office:value="640" calcext:value-type="float">
            <text:p>640 <text:s/></text:p>
          </table:table-cell>
          <table:table-cell table:style-name="ce353" office:value-type="float" office:value="16085" calcext:value-type="float">
            <text:p>16,08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1-12</text:p>
          </table:table-cell>
          <table:table-cell table:style-name="ce325" office:value-type="float" office:value="54940" calcext:value-type="float">
            <text:p>54,940 <text:s/></text:p>
          </table:table-cell>
          <table:table-cell table:style-name="ce336" office:value-type="float" office:value="24085" calcext:value-type="float">
            <text:p>24,085 <text:s/></text:p>
          </table:table-cell>
          <table:table-cell table:style-name="ce336" office:value-type="float" office:value="8090" calcext:value-type="float">
            <text:p>8,090 <text:s/></text:p>
          </table:table-cell>
          <table:table-cell table:style-name="ce336" office:value-type="float" office:value="275" calcext:value-type="float">
            <text:p>275 <text:s/></text:p>
          </table:table-cell>
          <table:table-cell table:style-name="ce336" office:value-type="float" office:value="490" calcext:value-type="float">
            <text:p>490 <text:s/></text:p>
          </table:table-cell>
          <table:table-cell table:style-name="ce344" office:value-type="float" office:value="40" calcext:value-type="float">
            <text:p>40 <text:s/></text:p>
          </table:table-cell>
          <table:table-cell table:style-name="ce325" office:value-type="float" office:value="33070" calcext:value-type="float">
            <text:p>33,070 <text:s/></text:p>
          </table:table-cell>
          <table:table-cell table:style-name="ce336" office:value-type="float" office:value="5395" calcext:value-type="float">
            <text:p>5,395 <text:s/></text:p>
          </table:table-cell>
          <table:table-cell table:style-name="ce336" office:value-type="float" office:value="640" calcext:value-type="float">
            <text:p>640 <text:s/></text:p>
          </table:table-cell>
          <table:table-cell table:style-name="ce354" office:value-type="float" office:value="15815" calcext:value-type="float">
            <text:p>15,81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2-13</text:p>
          </table:table-cell>
          <table:table-cell table:style-name="ce325" office:value-type="float" office:value="53495" calcext:value-type="float">
            <text:p>53,495 <text:s/></text:p>
          </table:table-cell>
          <table:table-cell table:style-name="ce336" office:value-type="float" office:value="23225" calcext:value-type="float">
            <text:p>23,225 <text:s/></text:p>
          </table:table-cell>
          <table:table-cell table:style-name="ce344" office:value-type="float" office:value="8010" calcext:value-type="float">
            <text:p>8,010 <text:s/></text:p>
          </table:table-cell>
          <table:table-cell table:style-name="ce344" office:value-type="float" office:value="280" calcext:value-type="float">
            <text:p>280 <text:s/></text:p>
          </table:table-cell>
          <table:table-cell table:style-name="ce344" office:value-type="float" office:value="420" calcext:value-type="float">
            <text:p>420 <text:s/></text:p>
          </table:table-cell>
          <table:table-cell table:style-name="ce344" office:value-type="float" office:value="140" calcext:value-type="float">
            <text:p>140 <text:s/></text:p>
          </table:table-cell>
          <table:table-cell table:style-name="ce325" office:value-type="float" office:value="32075" calcext:value-type="float">
            <text:p>32,075 <text:s/></text:p>
          </table:table-cell>
          <table:table-cell table:style-name="ce336" office:value-type="float" office:value="5570" calcext:value-type="float">
            <text:p>5,570 <text:s/></text:p>
          </table:table-cell>
          <table:table-cell table:style-name="ce344" office:value-type="float" office:value="695" calcext:value-type="float">
            <text:p>695 <text:s/></text:p>
          </table:table-cell>
          <table:table-cell table:style-name="ce353" office:value-type="float" office:value="15130" calcext:value-type="float">
            <text:p>15,130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3-14</text:p>
          </table:table-cell>
          <table:table-cell table:style-name="ce326" office:value-type="float" office:value="54105" calcext:value-type="float">
            <text:p>54,105 <text:s/></text:p>
          </table:table-cell>
          <table:table-cell table:style-name="ce337" office:value-type="float" office:value="24400" calcext:value-type="float">
            <text:p>24,400 <text:s/></text:p>
          </table:table-cell>
          <table:table-cell table:style-name="ce337" office:value-type="float" office:value="7265" calcext:value-type="float">
            <text:p>7,265 <text:s/></text:p>
          </table:table-cell>
          <table:table-cell table:style-name="ce337" office:value-type="float" office:value="335" calcext:value-type="float">
            <text:p>335 <text:s/></text:p>
          </table:table-cell>
          <table:table-cell table:style-name="ce337" office:value-type="float" office:value="425" calcext:value-type="float">
            <text:p>425 <text:s/></text:p>
          </table:table-cell>
          <table:table-cell table:style-name="ce337" office:value-type="float" office:value="105" calcext:value-type="float">
            <text:p>105 <text:s/></text:p>
          </table:table-cell>
          <table:table-cell table:style-name="ce326" office:value-type="float" office:value="32535" calcext:value-type="float">
            <text:p>32,535 <text:s/></text:p>
          </table:table-cell>
          <table:table-cell table:style-name="ce337" office:value-type="float" office:value="5905" calcext:value-type="float">
            <text:p>5,905 <text:s/></text:p>
          </table:table-cell>
          <table:table-cell table:style-name="ce337" office:value-type="float" office:value="705" calcext:value-type="float">
            <text:p>705 <text:s/></text:p>
          </table:table-cell>
          <table:table-cell table:style-name="ce355" office:value-type="float" office:value="14960" calcext:value-type="float">
            <text:p>14,960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4-15</text:p>
          </table:table-cell>
          <table:table-cell table:style-name="ce326" office:value-type="float" office:value="56200" calcext:value-type="float">
            <text:p>56,200 <text:s/></text:p>
          </table:table-cell>
          <table:table-cell table:style-name="ce337" office:value-type="float" office:value="25105" calcext:value-type="float">
            <text:p>25,105 <text:s/></text:p>
          </table:table-cell>
          <table:table-cell table:style-name="ce337" office:value-type="float" office:value="7405" calcext:value-type="float">
            <text:p>7,405 <text:s/></text:p>
          </table:table-cell>
          <table:table-cell table:style-name="ce337" office:value-type="float" office:value="295" calcext:value-type="float">
            <text:p>295 <text:s/></text:p>
          </table:table-cell>
          <table:table-cell table:style-name="ce337" office:value-type="float" office:value="455" calcext:value-type="float">
            <text:p>455 <text:s/></text:p>
          </table:table-cell>
          <table:table-cell table:style-name="ce337" office:value-type="float" office:value="65" calcext:value-type="float">
            <text:p>65 <text:s/></text:p>
          </table:table-cell>
          <table:table-cell table:style-name="ce326" office:value-type="float" office:value="33330" calcext:value-type="float">
            <text:p>33,330 <text:s/></text:p>
          </table:table-cell>
          <table:table-cell table:style-name="ce337" office:value-type="float" office:value="6505" calcext:value-type="float">
            <text:p>6,505 <text:s/></text:p>
          </table:table-cell>
          <table:table-cell table:style-name="ce337" office:value-type="float" office:value="795" calcext:value-type="float">
            <text:p>795 <text:s/></text:p>
          </table:table-cell>
          <table:table-cell table:style-name="ce355" office:value-type="float" office:value="15565" calcext:value-type="float">
            <text:p>15,56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7">
          <table:table-cell table:style-name="ce65"/>
          <table:table-cell table:style-name="ce316" office:value-type="string" calcext:value-type="string">
            <text:p>2015-16</text:p>
          </table:table-cell>
          <table:table-cell table:style-name="ce327" office:value-type="float" office:value="56710" calcext:value-type="float">
            <text:p>56,710 <text:s/></text:p>
          </table:table-cell>
          <table:table-cell table:style-name="ce338" office:value-type="float" office:value="25285" calcext:value-type="float">
            <text:p>25,285 <text:s/></text:p>
          </table:table-cell>
          <table:table-cell table:style-name="ce345" office:value-type="float" office:value="7370" calcext:value-type="float">
            <text:p>7,370 <text:s/></text:p>
          </table:table-cell>
          <table:table-cell table:style-name="ce345" office:value-type="float" office:value="280" calcext:value-type="float">
            <text:p>280 <text:s/></text:p>
          </table:table-cell>
          <table:table-cell table:style-name="ce345" office:value-type="float" office:value="480" calcext:value-type="float">
            <text:p>480 <text:s/></text:p>
          </table:table-cell>
          <table:table-cell table:style-name="ce345" office:value-type="float" office:value="65" calcext:value-type="float">
            <text:p>65 <text:s/></text:p>
          </table:table-cell>
          <table:table-cell table:style-name="ce349" office:value-type="float" office:value="33475" calcext:value-type="float">
            <text:p>33,475 <text:s/></text:p>
          </table:table-cell>
          <table:table-cell table:style-name="ce345" office:value-type="float" office:value="6495" calcext:value-type="float">
            <text:p>6,495 <text:s/></text:p>
          </table:table-cell>
          <table:table-cell table:style-name="ce345" office:value-type="float" office:value="865" calcext:value-type="float">
            <text:p>865 <text:s/></text:p>
          </table:table-cell>
          <table:table-cell table:style-name="ce356" office:value-type="float" office:value="15870" calcext:value-type="float">
            <text:p>15,870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20">
          <table:table-cell table:style-name="ce65"/>
          <table:table-cell table:style-name="ce314" office:value-type="string" calcext:value-type="string">
            <text:p>First Degree</text:p>
          </table:table-cell>
          <table:table-cell table:style-name="ce329"/>
          <table:table-cell table:style-name="ce339"/>
          <table:table-cell table:style-name="ce346" table:number-columns-repeated="4"/>
          <table:table-cell table:style-name="ce329"/>
          <table:table-cell table:style-name="ce339"/>
          <table:table-cell table:style-name="ce346"/>
          <table:table-cell table:style-name="ce357"/>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6-07</text:p>
          </table:table-cell>
          <table:table-cell table:style-name="ce325" office:value-type="float" office:value="133740" calcext:value-type="float">
            <text:p>133,740 <text:s/></text:p>
          </table:table-cell>
          <table:table-cell table:style-name="ce336" office:value-type="float" office:value="100290" calcext:value-type="float">
            <text:p>100,290 <text:s/></text:p>
          </table:table-cell>
          <table:table-cell table:style-name="ce344" office:value-type="float" office:value="14315" calcext:value-type="float">
            <text:p>14,315 <text:s/></text:p>
          </table:table-cell>
          <table:table-cell table:style-name="ce344" office:value-type="float" office:value="420" calcext:value-type="float">
            <text:p>420 <text:s/></text:p>
          </table:table-cell>
          <table:table-cell table:style-name="ce344" office:value-type="float" office:value="4385" calcext:value-type="float">
            <text:p>4,385 <text:s/></text:p>
          </table:table-cell>
          <table:table-cell table:style-name="ce344" office:value-type="float" office:value="130" calcext:value-type="float">
            <text:p>130 <text:s/></text:p>
          </table:table-cell>
          <table:table-cell table:style-name="ce325" office:value-type="float" office:value="119595" calcext:value-type="float">
            <text:p>119,595 <text:s/></text:p>
          </table:table-cell>
          <table:table-cell table:style-name="ce336" office:value-type="float" office:value="6920" calcext:value-type="float">
            <text:p>6,920 <text:s/></text:p>
          </table:table-cell>
          <table:table-cell table:style-name="ce344" office:value-type="float" office:value="625" calcext:value-type="float">
            <text:p>625 <text:s/></text:p>
          </table:table-cell>
          <table:table-cell table:style-name="ce353" office:value-type="float" office:value="6565" calcext:value-type="float">
            <text:p>6,565 <text:s/></text:p>
          </table:table-cell>
          <table:table-cell table:style-name="ce175"/>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7-08</text:p>
          </table:table-cell>
          <table:table-cell table:style-name="ce325" office:value-type="float" office:value="132260" calcext:value-type="float">
            <text:p>132,260 <text:s/></text:p>
          </table:table-cell>
          <table:table-cell table:style-name="ce336" office:value-type="float" office:value="98665" calcext:value-type="float">
            <text:p>98,665 <text:s/></text:p>
          </table:table-cell>
          <table:table-cell table:style-name="ce344" office:value-type="float" office:value="14335" calcext:value-type="float">
            <text:p>14,335 <text:s/></text:p>
          </table:table-cell>
          <table:table-cell table:style-name="ce344" office:value-type="float" office:value="420" calcext:value-type="float">
            <text:p>420 <text:s/></text:p>
          </table:table-cell>
          <table:table-cell table:style-name="ce344" office:value-type="float" office:value="4175" calcext:value-type="float">
            <text:p>4,175 <text:s/></text:p>
          </table:table-cell>
          <table:table-cell table:style-name="ce344" office:value-type="float" office:value="130" calcext:value-type="float">
            <text:p>130 <text:s/></text:p>
          </table:table-cell>
          <table:table-cell table:style-name="ce325" office:value-type="float" office:value="117795" calcext:value-type="float">
            <text:p>117,795 <text:s/></text:p>
          </table:table-cell>
          <table:table-cell table:style-name="ce336" office:value-type="float" office:value="7735" calcext:value-type="float">
            <text:p>7,735 <text:s/></text:p>
          </table:table-cell>
          <table:table-cell table:style-name="ce344" office:value-type="float" office:value="620" calcext:value-type="float">
            <text:p>620 <text:s/></text:p>
          </table:table-cell>
          <table:table-cell table:style-name="ce353" office:value-type="float" office:value="6100" calcext:value-type="float">
            <text:p>6,100 <text:s/></text:p>
          </table:table-cell>
          <table:table-cell table:style-name="ce175"/>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8-09</text:p>
          </table:table-cell>
          <table:table-cell table:style-name="ce325" office:value-type="float" office:value="137720" calcext:value-type="float">
            <text:p>137,720 <text:s/></text:p>
          </table:table-cell>
          <table:table-cell table:style-name="ce336" office:value-type="float" office:value="101905" calcext:value-type="float">
            <text:p>101,905 <text:s/></text:p>
          </table:table-cell>
          <table:table-cell table:style-name="ce344" office:value-type="float" office:value="14805" calcext:value-type="float">
            <text:p>14,805 <text:s/></text:p>
          </table:table-cell>
          <table:table-cell table:style-name="ce344" office:value-type="float" office:value="410" calcext:value-type="float">
            <text:p>410 <text:s/></text:p>
          </table:table-cell>
          <table:table-cell table:style-name="ce344" office:value-type="float" office:value="4140" calcext:value-type="float">
            <text:p>4,140 <text:s/></text:p>
          </table:table-cell>
          <table:table-cell table:style-name="ce344" office:value-type="float" office:value="175" calcext:value-type="float">
            <text:p>175 <text:s/></text:p>
          </table:table-cell>
          <table:table-cell table:style-name="ce325" office:value-type="float" office:value="121500" calcext:value-type="float">
            <text:p>121,500 <text:s/></text:p>
          </table:table-cell>
          <table:table-cell table:style-name="ce336" office:value-type="float" office:value="8820" calcext:value-type="float">
            <text:p>8,820 <text:s/></text:p>
          </table:table-cell>
          <table:table-cell table:style-name="ce344" office:value-type="float" office:value="715" calcext:value-type="float">
            <text:p>715 <text:s/></text:p>
          </table:table-cell>
          <table:table-cell table:style-name="ce353" office:value-type="float" office:value="6680" calcext:value-type="float">
            <text:p>6,680 <text:s/></text:p>
          </table:table-cell>
          <table:table-cell table:style-name="ce175"/>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9-10</text:p>
          </table:table-cell>
          <table:table-cell table:style-name="ce325" office:value-type="float" office:value="146175" calcext:value-type="float">
            <text:p>146,175 <text:s/></text:p>
          </table:table-cell>
          <table:table-cell table:style-name="ce336" office:value-type="float" office:value="107045" calcext:value-type="float">
            <text:p>107,045 <text:s/></text:p>
          </table:table-cell>
          <table:table-cell table:style-name="ce344" office:value-type="float" office:value="15310" calcext:value-type="float">
            <text:p>15,310 <text:s/></text:p>
          </table:table-cell>
          <table:table-cell table:style-name="ce344" office:value-type="float" office:value="415" calcext:value-type="float">
            <text:p>415 <text:s/></text:p>
          </table:table-cell>
          <table:table-cell table:style-name="ce344" office:value-type="float" office:value="4025" calcext:value-type="float">
            <text:p>4,025 <text:s/></text:p>
          </table:table-cell>
          <table:table-cell table:style-name="ce344" office:value-type="float" office:value="190" calcext:value-type="float">
            <text:p>190 <text:s/></text:p>
          </table:table-cell>
          <table:table-cell table:style-name="ce325" office:value-type="float" office:value="127020" calcext:value-type="float">
            <text:p>127,020 <text:s/></text:p>
          </table:table-cell>
          <table:table-cell table:style-name="ce336" office:value-type="float" office:value="10400" calcext:value-type="float">
            <text:p>10,400 <text:s/></text:p>
          </table:table-cell>
          <table:table-cell table:style-name="ce344" office:value-type="float" office:value="890" calcext:value-type="float">
            <text:p>890 <text:s/></text:p>
          </table:table-cell>
          <table:table-cell table:style-name="ce353" office:value-type="float" office:value="7855" calcext:value-type="float">
            <text:p>7,855 <text:s/></text:p>
          </table:table-cell>
          <table:table-cell table:style-name="ce175"/>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0-11</text:p>
          </table:table-cell>
          <table:table-cell table:style-name="ce325" office:value-type="float" office:value="149715" calcext:value-type="float">
            <text:p>149,715 <text:s/></text:p>
          </table:table-cell>
          <table:table-cell table:style-name="ce336" office:value-type="float" office:value="109390" calcext:value-type="float">
            <text:p>109,390 <text:s/></text:p>
          </table:table-cell>
          <table:table-cell table:style-name="ce344" office:value-type="float" office:value="15345" calcext:value-type="float">
            <text:p>15,345 <text:s/></text:p>
          </table:table-cell>
          <table:table-cell table:style-name="ce344" office:value-type="float" office:value="425" calcext:value-type="float">
            <text:p>425 <text:s/></text:p>
          </table:table-cell>
          <table:table-cell table:style-name="ce344" office:value-type="float" office:value="3925" calcext:value-type="float">
            <text:p>3,925 <text:s/></text:p>
          </table:table-cell>
          <table:table-cell table:style-name="ce344" office:value-type="float" office:value="180" calcext:value-type="float">
            <text:p>180 <text:s/></text:p>
          </table:table-cell>
          <table:table-cell table:style-name="ce325" office:value-type="float" office:value="129295" calcext:value-type="float">
            <text:p>129,295 <text:s/></text:p>
          </table:table-cell>
          <table:table-cell table:style-name="ce336" office:value-type="float" office:value="10700" calcext:value-type="float">
            <text:p>10,700 <text:s/></text:p>
          </table:table-cell>
          <table:table-cell table:style-name="ce344" office:value-type="float" office:value="1005" calcext:value-type="float">
            <text:p>1,005 <text:s/></text:p>
          </table:table-cell>
          <table:table-cell table:style-name="ce353" office:value-type="float" office:value="8710" calcext:value-type="float">
            <text:p>8,710 <text:s/></text:p>
          </table:table-cell>
          <table:table-cell table:style-name="ce175"/>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1-12</text:p>
          </table:table-cell>
          <table:table-cell table:style-name="ce325" office:value-type="float" office:value="149350" calcext:value-type="float">
            <text:p>149,350 <text:s/></text:p>
          </table:table-cell>
          <table:table-cell table:style-name="ce336" office:value-type="float" office:value="108100" calcext:value-type="float">
            <text:p>108,100 <text:s/></text:p>
          </table:table-cell>
          <table:table-cell table:style-name="ce336" office:value-type="float" office:value="14940" calcext:value-type="float">
            <text:p>14,940 <text:s/></text:p>
          </table:table-cell>
          <table:table-cell table:style-name="ce336" office:value-type="float" office:value="390" calcext:value-type="float">
            <text:p>390 <text:s/></text:p>
          </table:table-cell>
          <table:table-cell table:style-name="ce336" office:value-type="float" office:value="3880" calcext:value-type="float">
            <text:p>3,880 <text:s/></text:p>
          </table:table-cell>
          <table:table-cell table:style-name="ce344" office:value-type="float" office:value="185" calcext:value-type="float">
            <text:p>185 <text:s/></text:p>
          </table:table-cell>
          <table:table-cell table:style-name="ce325" office:value-type="float" office:value="127525" calcext:value-type="float">
            <text:p>127,525 <text:s/></text:p>
          </table:table-cell>
          <table:table-cell table:style-name="ce336" office:value-type="float" office:value="11335" calcext:value-type="float">
            <text:p>11,335 <text:s/></text:p>
          </table:table-cell>
          <table:table-cell table:style-name="ce336" office:value-type="float" office:value="1145" calcext:value-type="float">
            <text:p>1,145 <text:s/></text:p>
          </table:table-cell>
          <table:table-cell table:style-name="ce354" office:value-type="float" office:value="9340" calcext:value-type="float">
            <text:p>9,340 <text:s/></text:p>
          </table:table-cell>
          <table:table-cell table:style-name="ce175"/>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2-13</text:p>
          </table:table-cell>
          <table:table-cell table:style-name="ce325" office:value-type="float" office:value="150935" calcext:value-type="float">
            <text:p>150,935 <text:s/></text:p>
          </table:table-cell>
          <table:table-cell table:style-name="ce336" office:value-type="float" office:value="108645" calcext:value-type="float">
            <text:p>108,645 <text:s/></text:p>
          </table:table-cell>
          <table:table-cell table:style-name="ce344" office:value-type="float" office:value="14760" calcext:value-type="float">
            <text:p>14,760 <text:s/></text:p>
          </table:table-cell>
          <table:table-cell table:style-name="ce344" office:value-type="float" office:value="420" calcext:value-type="float">
            <text:p>420 <text:s/></text:p>
          </table:table-cell>
          <table:table-cell table:style-name="ce344" office:value-type="float" office:value="3730" calcext:value-type="float">
            <text:p>3,730 <text:s/></text:p>
          </table:table-cell>
          <table:table-cell table:style-name="ce344" office:value-type="float" office:value="190" calcext:value-type="float">
            <text:p>190 <text:s/></text:p>
          </table:table-cell>
          <table:table-cell table:style-name="ce325" office:value-type="float" office:value="127750" calcext:value-type="float">
            <text:p>127,750 <text:s/></text:p>
          </table:table-cell>
          <table:table-cell table:style-name="ce336" office:value-type="float" office:value="12440" calcext:value-type="float">
            <text:p>12,440 <text:s/></text:p>
          </table:table-cell>
          <table:table-cell table:style-name="ce344" office:value-type="float" office:value="1205" calcext:value-type="float">
            <text:p>1,205 <text:s/></text:p>
          </table:table-cell>
          <table:table-cell table:style-name="ce353" office:value-type="float" office:value="9540" calcext:value-type="float">
            <text:p>9,540 <text:s/></text:p>
          </table:table-cell>
          <table:table-cell table:style-name="ce175"/>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3-14</text:p>
          </table:table-cell>
          <table:table-cell table:style-name="ce326" office:value-type="float" office:value="152460" calcext:value-type="float">
            <text:p>152,460 <text:s/></text:p>
          </table:table-cell>
          <table:table-cell table:style-name="ce337" office:value-type="float" office:value="109495" calcext:value-type="float">
            <text:p>109,495 <text:s/></text:p>
          </table:table-cell>
          <table:table-cell table:style-name="ce337" office:value-type="float" office:value="14510" calcext:value-type="float">
            <text:p>14,510 <text:s/></text:p>
          </table:table-cell>
          <table:table-cell table:style-name="ce337" office:value-type="float" office:value="405" calcext:value-type="float">
            <text:p>405 <text:s/></text:p>
          </table:table-cell>
          <table:table-cell table:style-name="ce337" office:value-type="float" office:value="3705" calcext:value-type="float">
            <text:p>3,705 <text:s/></text:p>
          </table:table-cell>
          <table:table-cell table:style-name="ce337" office:value-type="float" office:value="170" calcext:value-type="float">
            <text:p>170 <text:s/></text:p>
          </table:table-cell>
          <table:table-cell table:style-name="ce326" office:value-type="float" office:value="128285" calcext:value-type="float">
            <text:p>128,285 <text:s/></text:p>
          </table:table-cell>
          <table:table-cell table:style-name="ce337" office:value-type="float" office:value="13095" calcext:value-type="float">
            <text:p>13,095 <text:s/></text:p>
          </table:table-cell>
          <table:table-cell table:style-name="ce337" office:value-type="float" office:value="1245" calcext:value-type="float">
            <text:p>1,245 <text:s/></text:p>
          </table:table-cell>
          <table:table-cell table:style-name="ce355" office:value-type="float" office:value="9835" calcext:value-type="float">
            <text:p>9,835 <text:s/></text:p>
          </table:table-cell>
          <table:table-cell table:style-name="ce175"/>
          <table:table-cell table:style-name="ce360"/>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4-15</text:p>
          </table:table-cell>
          <table:table-cell table:style-name="ce326" office:value-type="float" office:value="154420" calcext:value-type="float">
            <text:p>154,420 <text:s/></text:p>
          </table:table-cell>
          <table:table-cell table:style-name="ce337" office:value-type="float" office:value="110285" calcext:value-type="float">
            <text:p>110,285 <text:s/></text:p>
          </table:table-cell>
          <table:table-cell table:style-name="ce337" office:value-type="float" office:value="15310" calcext:value-type="float">
            <text:p>15,310 <text:s/></text:p>
          </table:table-cell>
          <table:table-cell table:style-name="ce337" office:value-type="float" office:value="410" calcext:value-type="float">
            <text:p>410 <text:s/></text:p>
          </table:table-cell>
          <table:table-cell table:style-name="ce337" office:value-type="float" office:value="3650" calcext:value-type="float">
            <text:p>3,650 <text:s/></text:p>
          </table:table-cell>
          <table:table-cell table:style-name="ce337" office:value-type="float" office:value="140" calcext:value-type="float">
            <text:p>140 <text:s/></text:p>
          </table:table-cell>
          <table:table-cell table:style-name="ce326" office:value-type="float" office:value="129795" calcext:value-type="float">
            <text:p>129,795 <text:s/></text:p>
          </table:table-cell>
          <table:table-cell table:style-name="ce337" office:value-type="float" office:value="13450" calcext:value-type="float">
            <text:p>13,450 <text:s/></text:p>
          </table:table-cell>
          <table:table-cell table:style-name="ce337" office:value-type="float" office:value="1270" calcext:value-type="float">
            <text:p>1,270 <text:s/></text:p>
          </table:table-cell>
          <table:table-cell table:style-name="ce355" office:value-type="float" office:value="9905" calcext:value-type="float">
            <text:p>9,905 <text:s/></text:p>
          </table:table-cell>
          <table:table-cell table:style-name="ce175"/>
          <table:table-cell table:style-name="ce360"/>
          <table:table-cell table:style-name="ce186" table:number-columns-repeated="15"/>
          <table:table-cell table:style-name="ce361" table:number-columns-repeated="25"/>
          <table:table-cell table:style-name="ce186" table:number-columns-repeated="970"/>
        </table:table-row>
        <table:table-row table:style-name="ro7">
          <table:table-cell table:style-name="ce65"/>
          <table:table-cell table:style-name="ce316" office:value-type="string" calcext:value-type="string">
            <text:p>2015-16</text:p>
          </table:table-cell>
          <table:table-cell table:style-name="ce327" office:value-type="float" office:value="158495" calcext:value-type="float">
            <text:p>158,495 <text:s/></text:p>
          </table:table-cell>
          <table:table-cell table:style-name="ce338" office:value-type="float" office:value="112745" calcext:value-type="float">
            <text:p>112,745 <text:s/></text:p>
          </table:table-cell>
          <table:table-cell table:style-name="ce345" office:value-type="float" office:value="16355" calcext:value-type="float">
            <text:p>16,355 <text:s/></text:p>
          </table:table-cell>
          <table:table-cell table:style-name="ce345" office:value-type="float" office:value="440" calcext:value-type="float">
            <text:p>440 <text:s/></text:p>
          </table:table-cell>
          <table:table-cell table:style-name="ce345" office:value-type="float" office:value="3625" calcext:value-type="float">
            <text:p>3,625 <text:s/></text:p>
          </table:table-cell>
          <table:table-cell table:style-name="ce345" office:value-type="float" office:value="135" calcext:value-type="float">
            <text:p>135 <text:s/></text:p>
          </table:table-cell>
          <table:table-cell table:style-name="ce349" office:value-type="float" office:value="133295" calcext:value-type="float">
            <text:p>133,295 <text:s/></text:p>
          </table:table-cell>
          <table:table-cell table:style-name="ce345" office:value-type="float" office:value="13555" calcext:value-type="float">
            <text:p>13,555 <text:s/></text:p>
          </table:table-cell>
          <table:table-cell table:style-name="ce345" office:value-type="float" office:value="1235" calcext:value-type="float">
            <text:p>1,235 <text:s/></text:p>
          </table:table-cell>
          <table:table-cell table:style-name="ce356" office:value-type="float" office:value="10405" calcext:value-type="float">
            <text:p>10,405 <text:s/></text:p>
          </table:table-cell>
          <table:table-cell table:style-name="ce359"/>
          <table:table-cell table:style-name="ce360"/>
          <table:table-cell table:style-name="ce186" table:number-columns-repeated="15"/>
          <table:table-cell table:style-name="ce361" table:number-columns-repeated="25"/>
          <table:table-cell table:style-name="ce186" table:number-columns-repeated="970"/>
        </table:table-row>
        <table:table-row table:style-name="ro20">
          <table:table-cell table:style-name="ce65"/>
          <table:table-cell table:style-name="ce314" office:value-type="string" calcext:value-type="string">
            <text:p>Sub-degree</text:p>
          </table:table-cell>
          <table:table-cell table:style-name="ce329"/>
          <table:table-cell table:style-name="ce339"/>
          <table:table-cell table:style-name="ce346" table:number-columns-repeated="4"/>
          <table:table-cell table:style-name="ce329"/>
          <table:table-cell table:style-name="ce339"/>
          <table:table-cell table:style-name="ce346"/>
          <table:table-cell table:style-name="ce357"/>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6-07</text:p>
          </table:table-cell>
          <table:table-cell table:style-name="ce325" office:value-type="float" office:value="93425" calcext:value-type="float">
            <text:p>93,425 <text:s/></text:p>
          </table:table-cell>
          <table:table-cell table:style-name="ce336" office:value-type="float" office:value="87990" calcext:value-type="float">
            <text:p>87,990 <text:s/></text:p>
          </table:table-cell>
          <table:table-cell table:style-name="ce344" office:value-type="float" office:value="1055" calcext:value-type="float">
            <text:p>1,055 <text:s/></text:p>
          </table:table-cell>
          <table:table-cell table:style-name="ce344" office:value-type="float" office:value="40" calcext:value-type="float">
            <text:p>40 <text:s/></text:p>
          </table:table-cell>
          <table:table-cell table:style-name="ce344" office:value-type="float" office:value="190" calcext:value-type="float">
            <text:p>190 <text:s/></text:p>
          </table:table-cell>
          <table:table-cell table:style-name="ce344" office:value-type="float" office:value="20" calcext:value-type="float">
            <text:p>20 <text:s/></text:p>
          </table:table-cell>
          <table:table-cell table:style-name="ce325" office:value-type="float" office:value="89370" calcext:value-type="float">
            <text:p>89,370 <text:s/></text:p>
          </table:table-cell>
          <table:table-cell table:style-name="ce336" office:value-type="float" office:value="1255" calcext:value-type="float">
            <text:p>1,255 <text:s/></text:p>
          </table:table-cell>
          <table:table-cell table:style-name="ce344" office:value-type="float" office:value="85" calcext:value-type="float">
            <text:p>85 <text:s/></text:p>
          </table:table-cell>
          <table:table-cell table:style-name="ce353" office:value-type="float" office:value="2710" calcext:value-type="float">
            <text:p>2,710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7-08</text:p>
          </table:table-cell>
          <table:table-cell table:style-name="ce325" office:value-type="float" office:value="88335" calcext:value-type="float">
            <text:p>88,335 <text:s/></text:p>
          </table:table-cell>
          <table:table-cell table:style-name="ce336" office:value-type="float" office:value="83340" calcext:value-type="float">
            <text:p>83,340 <text:s/></text:p>
          </table:table-cell>
          <table:table-cell table:style-name="ce344" office:value-type="float" office:value="1060" calcext:value-type="float">
            <text:p>1,060 <text:s/></text:p>
          </table:table-cell>
          <table:table-cell table:style-name="ce344" office:value-type="float" office:value="35" calcext:value-type="float">
            <text:p>35 <text:s/></text:p>
          </table:table-cell>
          <table:table-cell table:style-name="ce344" office:value-type="float" office:value="225" calcext:value-type="float">
            <text:p>225 <text:s/></text:p>
          </table:table-cell>
          <table:table-cell table:style-name="ce344" office:value-type="float" office:value="20" calcext:value-type="float">
            <text:p>20 <text:s/></text:p>
          </table:table-cell>
          <table:table-cell table:style-name="ce325" office:value-type="float" office:value="85115" calcext:value-type="float">
            <text:p>85,115 <text:s/></text:p>
          </table:table-cell>
          <table:table-cell table:style-name="ce336" office:value-type="float" office:value="1045" calcext:value-type="float">
            <text:p>1,045 <text:s/></text:p>
          </table:table-cell>
          <table:table-cell table:style-name="ce344" office:value-type="float" office:value="70" calcext:value-type="float">
            <text:p>70 <text:s/></text:p>
          </table:table-cell>
          <table:table-cell table:style-name="ce353" office:value-type="float" office:value="2105" calcext:value-type="float">
            <text:p>2,10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8-09</text:p>
          </table:table-cell>
          <table:table-cell table:style-name="ce325" office:value-type="float" office:value="89155" calcext:value-type="float">
            <text:p>89,155 <text:s/></text:p>
          </table:table-cell>
          <table:table-cell table:style-name="ce336" office:value-type="float" office:value="83600" calcext:value-type="float">
            <text:p>83,600 <text:s/></text:p>
          </table:table-cell>
          <table:table-cell table:style-name="ce344" office:value-type="float" office:value="1110" calcext:value-type="float">
            <text:p>1,110 <text:s/></text:p>
          </table:table-cell>
          <table:table-cell table:style-name="ce344" office:value-type="float" office:value="35" calcext:value-type="float">
            <text:p>35 <text:s/></text:p>
          </table:table-cell>
          <table:table-cell table:style-name="ce344" office:value-type="float" office:value="150" calcext:value-type="float">
            <text:p>150 <text:s/></text:p>
          </table:table-cell>
          <table:table-cell table:style-name="ce344" office:value-type="float" office:value="20" calcext:value-type="float">
            <text:p>20 <text:s/></text:p>
          </table:table-cell>
          <table:table-cell table:style-name="ce325" office:value-type="float" office:value="85105" calcext:value-type="float">
            <text:p>85,105 <text:s/></text:p>
          </table:table-cell>
          <table:table-cell table:style-name="ce336" office:value-type="float" office:value="905" calcext:value-type="float">
            <text:p>905 <text:s/></text:p>
          </table:table-cell>
          <table:table-cell table:style-name="ce344" office:value-type="float" office:value="75" calcext:value-type="float">
            <text:p>75 <text:s/></text:p>
          </table:table-cell>
          <table:table-cell table:style-name="ce353" office:value-type="float" office:value="3065" calcext:value-type="float">
            <text:p>3,06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09-10</text:p>
          </table:table-cell>
          <table:table-cell table:style-name="ce325" office:value-type="float" office:value="86435" calcext:value-type="float">
            <text:p>86,435 <text:s/></text:p>
          </table:table-cell>
          <table:table-cell table:style-name="ce336" office:value-type="float" office:value="81835" calcext:value-type="float">
            <text:p>81,835 <text:s/></text:p>
          </table:table-cell>
          <table:table-cell table:style-name="ce344" office:value-type="float" office:value="870" calcext:value-type="float">
            <text:p>870 <text:s/></text:p>
          </table:table-cell>
          <table:table-cell table:style-name="ce344" office:value-type="float" office:value="35" calcext:value-type="float">
            <text:p>35 <text:s/></text:p>
          </table:table-cell>
          <table:table-cell table:style-name="ce344" office:value-type="float" office:value="85" calcext:value-type="float">
            <text:p>85 <text:s/></text:p>
          </table:table-cell>
          <table:table-cell table:style-name="ce344" office:value-type="float" office:value="325" calcext:value-type="float">
            <text:p>325 <text:s/></text:p>
          </table:table-cell>
          <table:table-cell table:style-name="ce325" office:value-type="float" office:value="83260" calcext:value-type="float">
            <text:p>83,260 <text:s/></text:p>
          </table:table-cell>
          <table:table-cell table:style-name="ce336" office:value-type="float" office:value="880" calcext:value-type="float">
            <text:p>880 <text:s/></text:p>
          </table:table-cell>
          <table:table-cell table:style-name="ce344" office:value-type="float" office:value="85" calcext:value-type="float">
            <text:p>85 <text:s/></text:p>
          </table:table-cell>
          <table:table-cell table:style-name="ce353" office:value-type="float" office:value="2205" calcext:value-type="float">
            <text:p>2,20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0-11</text:p>
          </table:table-cell>
          <table:table-cell table:style-name="ce325" office:value-type="float" office:value="83705" calcext:value-type="float">
            <text:p>83,705 <text:s/></text:p>
          </table:table-cell>
          <table:table-cell table:style-name="ce336" office:value-type="float" office:value="78865" calcext:value-type="float">
            <text:p>78,865 <text:s/></text:p>
          </table:table-cell>
          <table:table-cell table:style-name="ce344" office:value-type="float" office:value="1195" calcext:value-type="float">
            <text:p>1,195 <text:s/></text:p>
          </table:table-cell>
          <table:table-cell table:style-name="ce344" office:value-type="float" office:value="40" calcext:value-type="float">
            <text:p>40 <text:s/></text:p>
          </table:table-cell>
          <table:table-cell table:style-name="ce344" office:value-type="float" office:value="105" calcext:value-type="float">
            <text:p>105 <text:s/></text:p>
          </table:table-cell>
          <table:table-cell table:style-name="ce344" office:value-type="float" office:value="15" calcext:value-type="float">
            <text:p>15 <text:s/></text:p>
          </table:table-cell>
          <table:table-cell table:style-name="ce325" office:value-type="float" office:value="80250" calcext:value-type="float">
            <text:p>80,250 <text:s/></text:p>
          </table:table-cell>
          <table:table-cell table:style-name="ce336" office:value-type="float" office:value="650" calcext:value-type="float">
            <text:p>650 <text:s/></text:p>
          </table:table-cell>
          <table:table-cell table:style-name="ce344" office:value-type="float" office:value="160" calcext:value-type="float">
            <text:p>160 <text:s/></text:p>
          </table:table-cell>
          <table:table-cell table:style-name="ce353" office:value-type="float" office:value="2645" calcext:value-type="float">
            <text:p>2,64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1-12</text:p>
          </table:table-cell>
          <table:table-cell table:style-name="ce325" office:value-type="float" office:value="77330" calcext:value-type="float">
            <text:p>77,330 <text:s/></text:p>
          </table:table-cell>
          <table:table-cell table:style-name="ce336" office:value-type="float" office:value="72935" calcext:value-type="float">
            <text:p>72,935 <text:s/></text:p>
          </table:table-cell>
          <table:table-cell table:style-name="ce336" office:value-type="float" office:value="950" calcext:value-type="float">
            <text:p>950 <text:s/></text:p>
          </table:table-cell>
          <table:table-cell table:style-name="ce336" office:value-type="float" office:value="65" calcext:value-type="float">
            <text:p>65 <text:s/></text:p>
          </table:table-cell>
          <table:table-cell table:style-name="ce336" office:value-type="float" office:value="85" calcext:value-type="float">
            <text:p>85 <text:s/></text:p>
          </table:table-cell>
          <table:table-cell table:style-name="ce344" office:value-type="float" office:value="15" calcext:value-type="float">
            <text:p>15 <text:s/></text:p>
          </table:table-cell>
          <table:table-cell table:style-name="ce325" office:value-type="float" office:value="74060" calcext:value-type="float">
            <text:p>74,060 <text:s/></text:p>
          </table:table-cell>
          <table:table-cell table:style-name="ce336" office:value-type="float" office:value="815" calcext:value-type="float">
            <text:p>815 <text:s/></text:p>
          </table:table-cell>
          <table:table-cell table:style-name="ce336" office:value-type="float" office:value="70" calcext:value-type="float">
            <text:p>70 <text:s/></text:p>
          </table:table-cell>
          <table:table-cell table:style-name="ce354" office:value-type="float" office:value="2385" calcext:value-type="float">
            <text:p>2,38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2-13</text:p>
          </table:table-cell>
          <table:table-cell table:style-name="ce325" office:value-type="float" office:value="74310" calcext:value-type="float">
            <text:p>74,310 <text:s/></text:p>
          </table:table-cell>
          <table:table-cell table:style-name="ce336" office:value-type="float" office:value="69715" calcext:value-type="float">
            <text:p>69,715 <text:s/></text:p>
          </table:table-cell>
          <table:table-cell table:style-name="ce344" office:value-type="float" office:value="915" calcext:value-type="float">
            <text:p>915 <text:s/></text:p>
          </table:table-cell>
          <table:table-cell table:style-name="ce344" office:value-type="float" office:value="45" calcext:value-type="float">
            <text:p>45 <text:s/></text:p>
          </table:table-cell>
          <table:table-cell table:style-name="ce344" office:value-type="float" office:value="75" calcext:value-type="float">
            <text:p>75 <text:s/></text:p>
          </table:table-cell>
          <table:table-cell table:style-name="ce344" office:value-type="float" office:value="50" calcext:value-type="float">
            <text:p>50 <text:s/></text:p>
          </table:table-cell>
          <table:table-cell table:style-name="ce325" office:value-type="float" office:value="70805" calcext:value-type="float">
            <text:p>70,805 <text:s/></text:p>
          </table:table-cell>
          <table:table-cell table:style-name="ce336" office:value-type="float" office:value="715" calcext:value-type="float">
            <text:p>715 <text:s/></text:p>
          </table:table-cell>
          <table:table-cell table:style-name="ce344" office:value-type="float" office:value="120" calcext:value-type="float">
            <text:p>120 <text:s/></text:p>
          </table:table-cell>
          <table:table-cell table:style-name="ce353" office:value-type="float" office:value="2665" calcext:value-type="float">
            <text:p>2,66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3-14</text:p>
          </table:table-cell>
          <table:table-cell table:style-name="ce326" office:value-type="float" office:value="72925" calcext:value-type="float">
            <text:p>72,925 <text:s/></text:p>
          </table:table-cell>
          <table:table-cell table:style-name="ce337" office:value-type="float" office:value="68295" calcext:value-type="float">
            <text:p>68,295 <text:s/></text:p>
          </table:table-cell>
          <table:table-cell table:style-name="ce337" office:value-type="float" office:value="905" calcext:value-type="float">
            <text:p>905 <text:s/></text:p>
          </table:table-cell>
          <table:table-cell table:style-name="ce337" office:value-type="float" office:value="50" calcext:value-type="float">
            <text:p>50 <text:s/></text:p>
          </table:table-cell>
          <table:table-cell table:style-name="ce337" office:value-type="float" office:value="90" calcext:value-type="float">
            <text:p>90 <text:s/></text:p>
          </table:table-cell>
          <table:table-cell table:style-name="ce337" office:value-type="float" office:value="15" calcext:value-type="float">
            <text:p>15 <text:s/></text:p>
          </table:table-cell>
          <table:table-cell table:style-name="ce326" office:value-type="float" office:value="69350" calcext:value-type="float">
            <text:p>69,350 <text:s/></text:p>
          </table:table-cell>
          <table:table-cell table:style-name="ce337" office:value-type="float" office:value="870" calcext:value-type="float">
            <text:p>870 <text:s/></text:p>
          </table:table-cell>
          <table:table-cell table:style-name="ce337" office:value-type="float" office:value="125" calcext:value-type="float">
            <text:p>125 <text:s/></text:p>
          </table:table-cell>
          <table:table-cell table:style-name="ce355" office:value-type="float" office:value="2580" calcext:value-type="float">
            <text:p>2,580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2">
          <table:table-cell table:style-name="ce65"/>
          <table:table-cell table:style-name="ce315" office:value-type="string" calcext:value-type="string">
            <text:p>2014-15</text:p>
          </table:table-cell>
          <table:table-cell table:style-name="ce330" office:value-type="float" office:value="70670" calcext:value-type="float">
            <text:p>70,670 <text:s/></text:p>
          </table:table-cell>
          <table:table-cell table:style-name="ce337" office:value-type="float" office:value="66205" calcext:value-type="float">
            <text:p>66,205 <text:s/></text:p>
          </table:table-cell>
          <table:table-cell table:style-name="ce337" office:value-type="float" office:value="910" calcext:value-type="float">
            <text:p>910 <text:s/></text:p>
          </table:table-cell>
          <table:table-cell table:style-name="ce337" office:value-type="float" office:value="45" calcext:value-type="float">
            <text:p>45 <text:s/></text:p>
          </table:table-cell>
          <table:table-cell table:style-name="ce337" office:value-type="float" office:value="75" calcext:value-type="float">
            <text:p>75 <text:s/></text:p>
          </table:table-cell>
          <table:table-cell table:style-name="ce337" office:value-type="float" office:value="10" calcext:value-type="float">
            <text:p>10 <text:s/></text:p>
          </table:table-cell>
          <table:table-cell table:style-name="ce326" office:value-type="float" office:value="67240" calcext:value-type="float">
            <text:p>67,240 <text:s/></text:p>
          </table:table-cell>
          <table:table-cell table:style-name="ce337" office:value-type="float" office:value="930" calcext:value-type="float">
            <text:p>930 <text:s/></text:p>
          </table:table-cell>
          <table:table-cell table:style-name="ce337" office:value-type="float" office:value="125" calcext:value-type="float">
            <text:p>125 <text:s/></text:p>
          </table:table-cell>
          <table:table-cell table:style-name="ce355" office:value-type="float" office:value="2365" calcext:value-type="float">
            <text:p>2,36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7">
          <table:table-cell table:style-name="ce65"/>
          <table:table-cell table:style-name="ce318" office:value-type="string" calcext:value-type="string">
            <text:p>2015-16</text:p>
          </table:table-cell>
          <table:table-cell table:style-name="ce331" office:value-type="float" office:value="70245" calcext:value-type="float">
            <text:p>70,245 <text:s/></text:p>
          </table:table-cell>
          <table:table-cell table:style-name="ce340" office:value-type="float" office:value="65700" calcext:value-type="float">
            <text:p>65,700 <text:s/></text:p>
          </table:table-cell>
          <table:table-cell table:style-name="ce340" office:value-type="float" office:value="935" calcext:value-type="float">
            <text:p>935 <text:s/></text:p>
          </table:table-cell>
          <table:table-cell table:style-name="ce340" office:value-type="float" office:value="45" calcext:value-type="float">
            <text:p>45 <text:s/></text:p>
          </table:table-cell>
          <table:table-cell table:style-name="ce340" office:value-type="float" office:value="75" calcext:value-type="float">
            <text:p>75 <text:s/></text:p>
          </table:table-cell>
          <table:table-cell table:style-name="ce340" office:value-type="float" office:value="10" calcext:value-type="float">
            <text:p>10 <text:s/></text:p>
          </table:table-cell>
          <table:table-cell table:style-name="ce350" office:value-type="float" office:value="66770" calcext:value-type="float">
            <text:p>66,770 <text:s/></text:p>
          </table:table-cell>
          <table:table-cell table:style-name="ce340" office:value-type="float" office:value="990" calcext:value-type="float">
            <text:p>990 <text:s/></text:p>
          </table:table-cell>
          <table:table-cell table:style-name="ce340" office:value-type="float" office:value="90" calcext:value-type="float">
            <text:p>90 <text:s/></text:p>
          </table:table-cell>
          <table:table-cell table:style-name="ce358" office:value-type="float" office:value="2395" calcext:value-type="float">
            <text:p>2,395 <text:s/></text:p>
          </table:table-cell>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7">
          <table:table-cell table:style-name="ce65"/>
          <table:table-cell table:style-name="ce319" office:value-type="string" calcext:value-type="string">
            <text:p>Sources: Higher Education Statistics Agency (HESA) and Scottish Funding Council (SFC).</text:p>
          </table:table-cell>
          <table:table-cell table:style-name="ce92" table:number-columns-repeated="10"/>
          <table:table-cell table:style-name="ce175" table:number-columns-repeated="2"/>
          <table:table-cell table:style-name="ce186" table:number-columns-repeated="15"/>
          <table:table-cell table:style-name="ce361" table:number-columns-repeated="25"/>
          <table:table-cell table:style-name="ce186" table:number-columns-repeated="970"/>
        </table:table-row>
        <table:table-row table:style-name="ro15">
          <table:table-cell table:style-name="ce137"/>
          <table:table-cell table:style-name="ce320"/>
          <table:table-cell table:style-name="ce137" table:number-columns-repeated="12"/>
          <table:table-cell table:number-columns-repeated="1010"/>
        </table:table-row>
        <table:table-row table:style-name="ro15">
          <table:table-cell table:style-name="ce137"/>
          <table:table-cell table:style-name="ce148" office:value-type="string" calcext:value-type="string">
            <text:p>13. Total includes UK and overseas students whose specific country of domicile was not reported.</text:p>
          </table:table-cell>
          <table:table-cell table:style-name="ce332" table:number-columns-repeated="12"/>
          <table:table-cell table:style-name="ce322" table:number-columns-repeated="2"/>
          <table:table-cell table:number-columns-repeated="1008"/>
        </table:table-row>
        <table:table-row table:style-name="ro15">
          <table:table-cell/>
          <table:table-cell table:style-name="ce321"/>
          <table:table-cell table:style-name="ce322" table:number-columns-repeated="14"/>
          <table:table-cell table:number-columns-repeated="1008"/>
        </table:table-row>
        <table:table-row table:style-name="ro15">
          <table:table-cell/>
          <table:table-cell table:style-name="ce322"/>
          <table:table-cell table:style-name="ce333" table:number-columns-repeated="4"/>
          <table:table-cell table:style-name="ce322" table:number-columns-repeated="10"/>
          <table:table-cell table:number-columns-repeated="1008"/>
        </table:table-row>
        <table:table-row table:style-name="ro15" table:number-rows-repeated="13">
          <table:table-cell/>
          <table:table-cell table:style-name="ce322" table:number-columns-repeated="15"/>
          <table:table-cell table:number-columns-repeated="1008"/>
        </table:table-row>
        <table:table-row table:style-name="ro15">
          <table:table-cell/>
          <table:table-cell table:style-name="ce322"/>
          <table:table-cell table:style-name="ce333" table:number-columns-repeated="4"/>
          <table:table-cell table:style-name="ce322" table:number-columns-repeated="10"/>
          <table:table-cell table:number-columns-repeated="1008"/>
        </table:table-row>
        <table:table-row table:style-name="ro15" table:number-rows-repeated="42">
          <table:table-cell/>
          <table:table-cell table:style-name="ce322" table:number-columns-repeated="15"/>
          <table:table-cell table:number-columns-repeated="1008"/>
        </table:table-row>
        <table:table-row table:style-name="ro15" table:number-rows-repeated="4">
          <table:table-cell/>
          <table:table-cell table:style-name="ce322" table:number-columns-repeated="2"/>
          <table:table-cell table:style-name="ce341" table:number-columns-repeated="10"/>
          <table:table-cell table:style-name="ce322" table:number-columns-repeated="3"/>
          <table:table-cell table:number-columns-repeated="1008"/>
        </table:table-row>
        <table:table-row table:style-name="ro15" table:number-rows-repeated="7">
          <table:table-cell/>
          <table:table-cell table:style-name="ce322" table:number-columns-repeated="15"/>
          <table:table-cell table:number-columns-repeated="1008"/>
        </table:table-row>
        <table:table-row table:style-name="ro15" table:number-rows-repeated="1048454">
          <table:table-cell table:number-columns-repeated="1024"/>
        </table:table-row>
        <table:table-row table:style-name="ro15">
          <table:table-cell table:number-columns-repeated="1024"/>
        </table:table-row>
        <table:named-expressions>
          <table:named-range table:name="_xlnm.Print_Area" table:base-cell-address="$'Table 21'.$A$1" table:cell-range-address="$'Table 21'.$B$1:.$L$50" table:range-usable-as="print-range"/>
        </table:named-expressions>
      </table:table>
      <table:table table:name="students_foreign" table:style-name="ta1">
        <table:table-column table:style-name="co1" table:default-cell-style-name="Default"/>
        <table:table-column table:style-name="co1" table:number-columns-repeated="5" table:default-cell-style-name="ce448"/>
        <table:table-row table:style-name="ro21">
          <table:table-cell/>
          <table:table-cell table:style-name="Default" table:formula="of:=['Table 21'.D3]" office:value-type="string" office:string-value="Scotland" calcext:value-type="string">
            <text:p>Scotland</text:p>
          </table:table-cell>
          <table:table-cell table:style-name="Default" office:value-type="string" calcext:value-type="string">
            <text:p>Rest of UK</text:p>
          </table:table-cell>
          <table:table-cell table:style-name="Default" office:value-type="string" calcext:value-type="string">
            <text:p>Rest of EU</text:p>
          </table:table-cell>
          <table:table-cell table:style-name="Default" office:value-type="string" calcext:value-type="string">
            <text:p>Non-EU Europe</text:p>
          </table:table-cell>
          <table:table-cell table:style-name="Default" office:value-type="string" calcext:value-type="string">
            <text:p>Non-Europe</text:p>
          </table:table-cell>
        </table:table-row>
        <table:table-row table:style-name="ro1">
          <table:table-cell table:formula="of:=['Table 21'.B5]" office:value-type="string" office:string-value="2006-07" calcext:value-type="string">
            <text:p>2006-07</text:p>
          </table:table-cell>
          <table:table-cell table:formula="of:=['Table 21'.D5]" office:value-type="float" office:value="217035" calcext:value-type="float">
            <text:p>217035</text:p>
          </table:table-cell>
          <table:table-cell table:formula="of:=SUM(['Table 21'.E5:.H5])" office:value-type="float" office:value="27030" calcext:value-type="float">
            <text:p>27030</text:p>
          </table:table-cell>
          <table:table-cell table:formula="of:=['Table 21'.J5]" office:value-type="float" office:value="12070" calcext:value-type="float">
            <text:p>12070</text:p>
          </table:table-cell>
          <table:table-cell table:formula="of:=['Table 21'.K5]" office:value-type="float" office:value="1195" calcext:value-type="float">
            <text:p>1195</text:p>
          </table:table-cell>
          <table:table-cell table:formula="of:=['Table 21'.L5]" office:value-type="float" office:value="21890" calcext:value-type="float">
            <text:p>21890</text:p>
          </table:table-cell>
        </table:table-row>
        <table:table-row table:style-name="ro1">
          <table:table-cell table:formula="of:=['Table 21'.B6]" office:value-type="string" office:string-value="2007-08" calcext:value-type="string">
            <text:p>2007-08</text:p>
          </table:table-cell>
          <table:table-cell table:formula="of:=['Table 21'.D6]" office:value-type="float" office:value="209170" calcext:value-type="float">
            <text:p>209170</text:p>
          </table:table-cell>
          <table:table-cell table:formula="of:=SUM(['Table 21'.E6:.H6])" office:value-type="float" office:value="27690" calcext:value-type="float">
            <text:p>27690</text:p>
          </table:table-cell>
          <table:table-cell table:formula="of:=['Table 21'.J6]" office:value-type="float" office:value="12670" calcext:value-type="float">
            <text:p>12670</text:p>
          </table:table-cell>
          <table:table-cell table:formula="of:=['Table 21'.K6]" office:value-type="float" office:value="1195" calcext:value-type="float">
            <text:p>1195</text:p>
          </table:table-cell>
          <table:table-cell table:formula="of:=['Table 21'.L6]" office:value-type="float" office:value="21250" calcext:value-type="float">
            <text:p>21250</text:p>
          </table:table-cell>
        </table:table-row>
        <table:table-row table:style-name="ro1">
          <table:table-cell table:formula="of:=['Table 21'.B7]" office:value-type="string" office:string-value="2008-09" calcext:value-type="string">
            <text:p>2008-09</text:p>
          </table:table-cell>
          <table:table-cell table:formula="of:=['Table 21'.D7]" office:value-type="float" office:value="212010" calcext:value-type="float">
            <text:p>212010</text:p>
          </table:table-cell>
          <table:table-cell table:formula="of:=SUM(['Table 21'.E7:.H7])" office:value-type="float" office:value="28160" calcext:value-type="float">
            <text:p>28160</text:p>
          </table:table-cell>
          <table:table-cell table:formula="of:=['Table 21'.J7]" office:value-type="float" office:value="13850" calcext:value-type="float">
            <text:p>13850</text:p>
          </table:table-cell>
          <table:table-cell table:formula="of:=['Table 21'.K7]" office:value-type="float" office:value="1335" calcext:value-type="float">
            <text:p>1335</text:p>
          </table:table-cell>
          <table:table-cell table:formula="of:=['Table 21'.L7]" office:value-type="float" office:value="23820" calcext:value-type="float">
            <text:p>23820</text:p>
          </table:table-cell>
        </table:table-row>
        <table:table-row table:style-name="ro1">
          <table:table-cell table:formula="of:=['Table 21'.B8]" office:value-type="string" office:string-value="2009-10" calcext:value-type="string">
            <text:p>2009-10</text:p>
          </table:table-cell>
          <table:table-cell table:formula="of:=['Table 21'.D8]" office:value-type="float" office:value="215595" calcext:value-type="float">
            <text:p>215595</text:p>
          </table:table-cell>
          <table:table-cell table:formula="of:=SUM(['Table 21'.E8:.H8])" office:value-type="float" office:value="29525" calcext:value-type="float">
            <text:p>29525</text:p>
          </table:table-cell>
          <table:table-cell table:formula="of:=['Table 21'.J8]" office:value-type="float" office:value="16075" calcext:value-type="float">
            <text:p>16075</text:p>
          </table:table-cell>
          <table:table-cell table:formula="of:=['Table 21'.K8]" office:value-type="float" office:value="1550" calcext:value-type="float">
            <text:p>1550</text:p>
          </table:table-cell>
          <table:table-cell table:formula="of:=['Table 21'.L8]" office:value-type="float" office:value="24445" calcext:value-type="float">
            <text:p>24445</text:p>
          </table:table-cell>
        </table:table-row>
        <table:table-row table:style-name="ro1">
          <table:table-cell table:formula="of:=['Table 21'.B9]" office:value-type="string" office:string-value="2010-11" calcext:value-type="string">
            <text:p>2010-11</text:p>
          </table:table-cell>
          <table:table-cell table:formula="of:=['Table 21'.D9]" office:value-type="float" office:value="214315" calcext:value-type="float">
            <text:p>214315</text:p>
          </table:table-cell>
          <table:table-cell table:formula="of:=SUM(['Table 21'.E9:.H9])" office:value-type="float" office:value="29805" calcext:value-type="float">
            <text:p>29805</text:p>
          </table:table-cell>
          <table:table-cell table:formula="of:=['Table 21'.J9]" office:value-type="float" office:value="16380" calcext:value-type="float">
            <text:p>16380</text:p>
          </table:table-cell>
          <table:table-cell table:formula="of:=['Table 21'.K9]" office:value-type="float" office:value="1805" calcext:value-type="float">
            <text:p>1805</text:p>
          </table:table-cell>
          <table:table-cell table:formula="of:=['Table 21'.L9]" office:value-type="float" office:value="27435" calcext:value-type="float">
            <text:p>27435</text:p>
          </table:table-cell>
        </table:table-row>
        <table:table-row table:style-name="ro1">
          <table:table-cell table:formula="of:=['Table 21'.B10]" office:value-type="string" office:string-value="2011-12" calcext:value-type="string">
            <text:p>2011-12</text:p>
          </table:table-cell>
          <table:table-cell table:formula="of:=['Table 21'.D10]" office:value-type="float" office:value="205130" calcext:value-type="float">
            <text:p>205130</text:p>
          </table:table-cell>
          <table:table-cell table:formula="of:=SUM(['Table 21'.E10:.H10])" office:value-type="float" office:value="29410" calcext:value-type="float">
            <text:p>29410</text:p>
          </table:table-cell>
          <table:table-cell table:formula="of:=['Table 21'.J10]" office:value-type="float" office:value="17545" calcext:value-type="float">
            <text:p>17545</text:p>
          </table:table-cell>
          <table:table-cell table:formula="of:=['Table 21'.K10]" office:value-type="float" office:value="1855" calcext:value-type="float">
            <text:p>1855</text:p>
          </table:table-cell>
          <table:table-cell table:formula="of:=['Table 21'.L10]" office:value-type="float" office:value="27540" calcext:value-type="float">
            <text:p>27540</text:p>
          </table:table-cell>
        </table:table-row>
        <table:table-row table:style-name="ro1">
          <table:table-cell table:formula="of:=['Table 21'.B11]" office:value-type="string" office:string-value="2012-13" calcext:value-type="string">
            <text:p>2012-13</text:p>
          </table:table-cell>
          <table:table-cell table:formula="of:=['Table 21'.D11]" office:value-type="float" office:value="201580" calcext:value-type="float">
            <text:p>201580</text:p>
          </table:table-cell>
          <table:table-cell table:formula="of:=SUM(['Table 21'.E11:.H11])" office:value-type="float" office:value="29045" calcext:value-type="float">
            <text:p>29045</text:p>
          </table:table-cell>
          <table:table-cell table:formula="of:=['Table 21'.J11]" office:value-type="float" office:value="18730" calcext:value-type="float">
            <text:p>18730</text:p>
          </table:table-cell>
          <table:table-cell table:formula="of:=['Table 21'.K11]" office:value-type="float" office:value="2015" calcext:value-type="float">
            <text:p>2015</text:p>
          </table:table-cell>
          <table:table-cell table:formula="of:=['Table 21'.L11]" office:value-type="float" office:value="27340" calcext:value-type="float">
            <text:p>27340</text:p>
          </table:table-cell>
        </table:table-row>
        <table:table-row table:style-name="ro1">
          <table:table-cell table:formula="of:=['Table 21'.B12]" office:value-type="string" office:string-value="2013-14" calcext:value-type="string">
            <text:p>2013-14</text:p>
          </table:table-cell>
          <table:table-cell table:formula="of:=['Table 21'.D12]" office:value-type="float" office:value="202190" calcext:value-type="float">
            <text:p>202190</text:p>
          </table:table-cell>
          <table:table-cell table:formula="of:=SUM(['Table 21'.E12:.H12])" office:value-type="float" office:value="27975" calcext:value-type="float">
            <text:p>27975</text:p>
          </table:table-cell>
          <table:table-cell table:formula="of:=['Table 21'.J12]" office:value-type="float" office:value="19870" calcext:value-type="float">
            <text:p>19870</text:p>
          </table:table-cell>
          <table:table-cell table:formula="of:=['Table 21'.K12]" office:value-type="float" office:value="2070" calcext:value-type="float">
            <text:p>2070</text:p>
          </table:table-cell>
          <table:table-cell table:formula="of:=['Table 21'.L12]" office:value-type="float" office:value="27375" calcext:value-type="float">
            <text:p>27375</text:p>
          </table:table-cell>
        </table:table-row>
        <table:table-row table:style-name="ro1">
          <table:table-cell table:formula="of:=['Table 21'.B13]" office:value-type="string" office:string-value="2014-15" calcext:value-type="string">
            <text:p>2014-15</text:p>
          </table:table-cell>
          <table:table-cell table:formula="of:=['Table 21'.D13]" office:value-type="float" office:value="201595" calcext:value-type="float">
            <text:p>201595</text:p>
          </table:table-cell>
          <table:table-cell table:formula="of:=SUM(['Table 21'.E13:.H13])" office:value-type="float" office:value="28770" calcext:value-type="float">
            <text:p>28770</text:p>
          </table:table-cell>
          <table:table-cell table:formula="of:=['Table 21'.J13]" office:value-type="float" office:value="20890" calcext:value-type="float">
            <text:p>20890</text:p>
          </table:table-cell>
          <table:table-cell table:formula="of:=['Table 21'.K13]" office:value-type="float" office:value="2190" calcext:value-type="float">
            <text:p>2190</text:p>
          </table:table-cell>
          <table:table-cell table:formula="of:=['Table 21'.L13]" office:value-type="float" office:value="27835" calcext:value-type="float">
            <text:p>27835</text:p>
          </table:table-cell>
        </table:table-row>
        <table:table-row table:style-name="ro1">
          <table:table-cell table:formula="of:=['Table 21'.B14]" office:value-type="string" office:string-value="2015-16" calcext:value-type="string">
            <text:p>2015-16</text:p>
          </table:table-cell>
          <table:table-cell table:formula="of:=['Table 21'.D14]" office:value-type="float" office:value="203730" calcext:value-type="float">
            <text:p>203730</text:p>
          </table:table-cell>
          <table:table-cell table:formula="of:=SUM(['Table 21'.E14:.H14])" office:value-type="float" office:value="29815" calcext:value-type="float">
            <text:p>29815</text:p>
          </table:table-cell>
          <table:table-cell table:formula="of:=['Table 21'.J14]" office:value-type="float" office:value="21045" calcext:value-type="float">
            <text:p>21045</text:p>
          </table:table-cell>
          <table:table-cell table:formula="of:=['Table 21'.K14]" office:value-type="float" office:value="2195" calcext:value-type="float">
            <text:p>2195</text:p>
          </table:table-cell>
          <table:table-cell table:formula="of:=['Table 21'.L14]" office:value-type="float" office:value="28670" calcext:value-type="float">
            <text:p>28670</text:p>
          </table:table-cell>
        </table:table-row>
        <table:table-row table:style-name="ro1">
          <table:table-cell office:value-type="string" calcext:value-type="string">
            <text:p>-META-</text:p>
          </table:table-cell>
          <table:table-cell table:style-name="Default" table:number-columns-repeated="5"/>
        </table:table-row>
        <table:table-row table:style-name="ro1">
          <table:table-cell office:value-type="string" calcext:value-type="string">
            <text:p>YAXISTITLE</text:p>
          </table:table-cell>
          <table:table-cell table:style-name="Default" office:value-type="string" calcext:value-type="string">
            <text:p>Number of HE students at HEIs in Scotland</text:p>
          </table:table-cell>
          <table:table-cell table:style-name="Default" table:number-columns-repeated="4"/>
        </table:table-row>
        <table:table-row table:style-name="ro1">
          <table:table-cell office:value-type="string" calcext:value-type="string">
            <text:p>BARS</text:p>
          </table:table-cell>
          <table:table-cell table:style-name="ce447" office:value-type="boolean" office:boolean-value="true" calcext:value-type="boolean">
            <text:p>TRUE</text:p>
          </table:table-cell>
          <table:table-cell table:style-name="Default" table:number-columns-repeated="4"/>
        </table:table-row>
        <table:table-row table:style-name="ro1">
          <table:table-cell office:value-type="string" calcext:value-type="string">
            <text:p>STACKED</text:p>
          </table:table-cell>
          <table:table-cell table:style-name="ce447" office:value-type="boolean" office:boolean-value="true" calcext:value-type="boolean">
            <text:p>TRUE</text:p>
          </table:table-cell>
          <table:table-cell table:style-name="Default" table:number-columns-repeated="4"/>
        </table:table-row>
        <table:table-row table:style-name="ro1">
          <table:table-cell office:value-type="string" calcext:value-type="string">
            <text:p>LEFTPADDING</text:p>
          </table:table-cell>
          <table:table-cell table:style-name="Default" office:value-type="float" office:value="60" calcext:value-type="float">
            <text:p>60</text:p>
          </table:table-cell>
          <table:table-cell table:style-name="Default" table:number-columns-repeated="4"/>
        </table:table-row>
        <table:table-row table:style-name="ro1">
          <table:table-cell office:value-type="string" calcext:value-type="string">
            <text:p>RIGHTPADDING</text:p>
          </table:table-cell>
          <table:table-cell table:style-name="Default" office:value-type="float" office:value="100" calcext:value-type="float">
            <text:p>100</text:p>
          </table:table-cell>
          <table:table-cell table:style-name="Default" table:number-columns-repeated="4"/>
        </table:table-row>
        <table:table-row table:style-name="ro1">
          <table:table-cell office:value-type="string" calcext:value-type="string">
            <text:p>STACKEDLEGENDRIGHT</text:p>
          </table:table-cell>
          <table:table-cell table:style-name="ce447" office:value-type="boolean" office:boolean-value="true" calcext:value-type="boolean">
            <text:p>TRUE</text:p>
          </table:table-cell>
          <table:table-cell table:style-name="Default"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5.43pt"/>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percentage-style style:name="N122">
      <number:number number:decimal-places="1" loext:min-decimal-places="1" number:min-integer-digits="1"/>
      <number:text>%</number:text>
    </number:percentage-style>
    <number:number-style style:name="N124P0" style:volatile="true">
      <number:number number:decimal-places="0" loext:min-decimal-places="0" number:min-integer-digits="1" number:grouping="true"/>
      <number:text> </number:text>
    </number:number-style>
    <number:number-style style:name="N124">
      <number:text>-</number:text>
      <number:number number:decimal-places="0" loext:min-decimal-places="0" number:min-integer-digits="1" number:grouping="true"/>
      <number:text> </number:text>
      <style:map style:condition="value()&gt;=0" style:apply-style-name="N124P0"/>
    </number:number-style>
    <number:number-style style:name="N125">
      <number:number number:decimal-places="4" loext:min-decimal-places="4" number:min-integer-digits="1" number:grouping="true"/>
    </number:number-style>
    <number:number-style style:name="N126">
      <number:number number:decimal-places="1" loext:min-decimal-places="1" number:min-integer-digits="1"/>
    </number:number-style>
    <number:number-style style:name="N127">
      <number:text>£</number:text>
      <number:number number:decimal-places="0" loext:min-decimal-places="0" number:min-integer-digits="1" number:grouping="true"/>
    </number:number-style>
    <number:number-style style:name="N129P0" style:volatile="true">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 </number:text>
      <style:map style:condition="value()&gt;=0" style:apply-style-name="N129P0"/>
    </number:number-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loext:text>
      <loext:fill-character> </loext:fill-character>
      <number:number number:decimal-places="0" loext:min-decimal-places="0" number:min-integer-digits="1" number:grouping="true"/>
      <number:text> </number:text>
    </number:number-style>
    <number:number-style style:name="N131P2" style:volatile="true">
      <loext:text> </loext: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
      <number:number number:decimal-places="1" loext:min-decimal-places="1" number:min-integer-digits="1" number:grouping="true"/>
    </number:number-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
      <number:number number:decimal-places="1" loext:min-decimal-places="1" number:min-integer-digits="1"/>
      <number:text>         </number:text>
    </number:number-style>
    <number:percentage-style style:name="N136">
      <number:number number:decimal-places="1" loext:min-decimal-places="1" number:min-integer-digits="2"/>
      <number:text>%  </number:text>
    </number:percentage-style>
    <number:number-style style:name="N137">
      <number:number number:decimal-places="1" loext:min-decimal-places="1" number:min-integer-digits="1"/>
      <number:text>      </number:text>
    </number:number-style>
    <number:percentage-style style:name="N138">
      <number:number number:decimal-places="1" loext:min-decimal-places="1" number:min-integer-digits="1"/>
      <number:text>%  </number:text>
    </number:percentage-style>
    <number:percentage-style style:name="N139">
      <number:number number:decimal-places="1" loext:min-decimal-places="1" number:min-integer-digits="1"/>
      <number:text>% </number:text>
    </number:percentage-style>
    <number:number-style style:name="N142P0" style:volatile="true">
      <number:number number:decimal-places="0" loext:min-decimal-places="0" number:min-integer-digits="0" number:grouping="true"/>
      <number:text>  </number:text>
    </number:number-style>
    <number:number-style style:name="N142P1" style:volatile="true">
      <number:text>-</number:text>
      <number:number number:decimal-places="0" loext:min-decimal-places="0" number:min-integer-digits="0" number:grouping="true"/>
      <number:text>  </number:text>
    </number:number-style>
    <number:number-style style:name="N142">
      <number:text>-  </number:text>
      <style:map style:condition="value()&gt;0" style:apply-style-name="N142P0"/>
      <style:map style:condition="value()&lt;0" style:apply-style-name="N142P1"/>
    </number:number-style>
    <number:number-style style:name="N143">
      <number:number number:decimal-places="0" loext:min-decimal-places="0" number:min-integer-digits="1" number:grouping="true"/>
      <number:text>  </number:text>
    </number:number-style>
    <number:number-style style:name="N146P0" style:volatile="true">
      <number:number number:decimal-places="1" loext:min-decimal-places="1" number:min-integer-digits="0" number:grouping="true"/>
      <number:text>  </number:text>
    </number:number-style>
    <number:number-style style:name="N146P1" style:volatile="true">
      <number:text>-</number:text>
      <number:number number:decimal-places="1" loext:min-decimal-places="1" number:min-integer-digits="0" number:grouping="true"/>
      <number:text>  </number:text>
    </number:number-style>
    <number:number-style style:name="N146">
      <number:text>-  </number:text>
      <style:map style:condition="value()&gt;0" style:apply-style-name="N146P0"/>
      <style:map style:condition="value()&lt;0" style:apply-style-name="N146P1"/>
    </number:number-style>
    <number:number-style style:name="N147">
      <number:number number:decimal-places="0" loext:min-decimal-places="0" number:min-integer-digits="1" number:grouping="true"/>
      <number:text>   </number:text>
    </number:number-style>
    <number:number-style style:name="N148">
      <number:number number:decimal-places="3" loext:min-decimal-places="3"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style:style style:name="Default" style:family="table-cell">
      <style:text-properties style:font-name-asian="WenQuanYi Zen Hei" style:font-family-asian="'WenQuanYi Zen Hei'" style:font-family-generic-asian="system" style:font-pitch-asian="variable" style:font-name-complex="Lohit Marathi" style:font-family-complex="'Lohit Marath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Normal_20_10" style:display-name="Normal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Comma" style:display-name="Excel Built-in Comma" style:family="table-cell" style:parent-style-name="Default" style:data-style-name="N114"/>
    <style:style style:name="Percent_20_2" style:display-name="Percent 2" style:family="table-cell" style:parent-style-name="Default" style:data-style-name="N10"/>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1">00/00/0000</text:date>, <text:time style:data-style-name="N2" text:time-value="11:54:54.3975063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3:34:51.009309821</meta:creation-date>
    <dc:date>2018-05-21T12:03:58.570328579</dc:date>
    <meta:editing-duration>P1DT19H59M47S</meta:editing-duration>
    <meta:editing-cycles>26</meta:editing-cycles>
    <meta:generator>LibreOffice/5.3.3.2$Linux_X86_64 LibreOffice_project/30m0$Build-2</meta:generator>
    <dc:creator>Andrew Conway</dc:creator>
    <meta:document-statistic meta:table-count="10" meta:cell-count="1297" meta:object-count="0"/>
  </office:meta>
</office:document-meta>
</file>